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style:font-name="Courier New"/>
    </style:style>
    <style:style style:name="P3" style:family="paragraph" style:parent-style-name="Standard">
      <style:paragraph-properties fo:text-align="center" style:justify-single-word="false"/>
      <style:text-properties style:font-name="Courier New"/>
    </style:style>
    <style:style style:name="P4" style:family="paragraph" style:parent-style-name="Standard">
      <style:paragraph-properties fo:text-align="center" style:justify-single-word="false"/>
      <style:text-properties style:font-name="Courier New" fo:language="de" fo:country="DE"/>
    </style:style>
    <style:style style:name="P5" style:family="paragraph" style:parent-style-name="Standard">
      <style:paragraph-properties fo:text-align="start" style:justify-single-word="false"/>
      <style:text-properties style:font-name="Courier New" fo:language="de" fo:country="DE"/>
    </style:style>
    <style:style style:name="P6" style:family="paragraph" style:parent-style-name="Standard">
      <style:text-properties style:font-name="Courier New" fo:language="de" fo:country="DE" fo:font-style="normal" style:font-style-asian="normal" style:font-style-complex="normal"/>
    </style:style>
    <style:style style:name="P7" style:family="paragraph" style:parent-style-name="Standard">
      <style:paragraph-properties fo:text-align="center" style:justify-single-word="false"/>
      <style:text-properties style:font-name="Courier New" fo:language="de" fo:country="DE" fo:font-style="normal" style:font-style-asian="normal" style:font-style-complex="normal"/>
    </style:style>
    <style:style style:name="P8" style:family="paragraph" style:parent-style-name="Standard">
      <style:paragraph-properties fo:text-align="start" style:justify-single-word="false"/>
      <style:text-properties style:font-name="Courier New" fo:language="de" fo:country="DE" fo:font-style="normal" style:font-style-asian="normal" style:font-style-complex="normal"/>
    </style:style>
    <style:style style:name="P9" style:family="paragraph" style:parent-style-name="Standard">
      <style:paragraph-properties fo:text-align="start" style:justify-single-word="false"/>
      <style:text-properties style:font-name="Courier New" fo:language="de" fo:country="DE"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style:font-name="Courier New" fo:language="de" fo:country="DE"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Courier New" fo:language="de" fo:country="DE" fo:font-style="normal" style:font-style-asian="normal" style:font-style-complex="normal"/>
    </style:style>
    <style:style style:name="P14" style:family="paragraph" style:parent-style-name="Standard">
      <style:paragraph-properties fo:text-align="start" style:justify-single-word="false" fo:break-before="page"/>
      <style:text-properties style:font-name="Courier New" fo:language="de" fo:country="DE" fo:font-style="normal" style:font-style-asian="normal" style:font-style-complex="normal"/>
    </style:style>
    <style:style style:name="P15" style:family="paragraph" style:parent-style-name="Standard">
      <style:paragraph-properties fo:text-align="start" style:justify-single-word="false" fo:break-before="page"/>
      <style:text-properties style:font-name="Courier New" fo:language="de" fo:country="DE" fo:font-style="normal" fo:font-weight="bold" style:font-style-asian="normal" style:font-weight-asian="bold" style:font-style-complex="normal" style:font-weight-complex="bold"/>
    </style:style>
    <style:style style:name="P16" style:family="paragraph" style:parent-style-name="Standard">
      <style:paragraph-properties fo:text-align="center" style:justify-single-word="false" fo:break-before="page"/>
      <style:text-properties style:font-name="Courier New" fo:language="de" fo:country="DE"/>
    </style:style>
    <style:style style:name="P17" style:family="paragraph" style:parent-style-name="Standard">
      <style:paragraph-properties fo:text-align="start" style:justify-single-word="false" fo:break-before="page"/>
      <style:text-properties style:font-name="Courier New"/>
    </style:style>
    <style:style style:name="P18" style:family="paragraph" style:parent-style-name="Standard">
      <style:paragraph-properties fo:text-align="center" style:justify-single-word="false" fo:break-before="page"/>
      <style:text-properties style:font-name="Courier New"/>
    </style:style>
    <style:style style:name="P19" style:family="paragraph" style:parent-style-name="Standard">
      <style:paragraph-properties fo:margin-left="1.958cm" fo:margin-right="0cm" fo:text-align="center" style:justify-single-word="false" fo:text-indent="0cm" style:auto-text-indent="false"/>
      <style:text-properties style:font-name="Courier New"/>
    </style:style>
    <style:style style:name="P20" style:family="paragraph" style:parent-style-name="Standard">
      <style:paragraph-properties fo:margin-left="0cm" fo:margin-right="0cm" fo:text-align="center" style:justify-single-word="false" fo:text-indent="0cm" style:auto-text-indent="false"/>
      <style:text-properties style:font-name="Courier New"/>
    </style:style>
    <style:style style:name="P21" style:family="paragraph" style:parent-style-name="Standard">
      <style:paragraph-properties fo:margin-left="0cm" fo:margin-right="0cm" fo:text-align="start" style:justify-single-word="false" fo:text-indent="0cm" style:auto-text-indent="false"/>
      <style:text-properties style:font-name="Courier New"/>
    </style:style>
    <style:style style:name="P22" style:family="paragraph" style:parent-style-name="Standard">
      <style:paragraph-properties fo:margin-left="0cm" fo:margin-right="0cm" fo:text-align="start" style:justify-single-word="false" fo:text-indent="0cm" style:auto-text-indent="false"/>
      <style:text-properties style:font-name="Courier New" fo:language="de" fo:country="DE"/>
    </style:style>
    <style:style style:name="P23" style:family="paragraph" style:parent-style-name="Standard">
      <style:paragraph-properties fo:margin-left="0cm" fo:margin-right="0cm" fo:text-align="start" style:justify-single-word="false" fo:text-indent="0cm" style:auto-text-indent="false"/>
    </style:style>
    <style:style style:name="P24" style:family="paragraph" style:parent-style-name="Standard">
      <style:paragraph-properties fo:text-align="start" style:justify-single-word="false"/>
      <style:text-properties style:font-name="Courier New" fo:language="de" fo:country="DE"/>
    </style:style>
    <style:style style:name="P25" style:family="paragraph" style:parent-style-name="Standard">
      <style:paragraph-properties fo:text-align="center" style:justify-single-word="false"/>
      <style:text-properties style:font-name="Courier New" fo:language="de" fo:country="DE"/>
    </style:style>
    <style:style style:name="P26" style:family="paragraph" style:parent-style-name="Standard">
      <style:paragraph-properties fo:text-align="center" style:justify-single-word="false"/>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
    </style:style>
    <style:style style:name="T7" style:family="text">
      <style:text-properties style:font-name="Courier New" fo:language="de" fo:country="DE"/>
    </style:style>
    <style:style style:name="T8" style:family="text">
      <style:text-properties style:font-name="Courier New" fo:language="de" fo:country="DE" fo:font-style="normal" style:font-style-asian="normal" style:font-style-complex="normal"/>
    </style:style>
    <style:style style:name="T9" style:family="text">
      <style:text-properties style:font-name="Courier New" fo:language="de" fo:country="DE" fo:font-style="italic" style:font-style-asian="italic" style:font-style-complex="italic"/>
    </style:style>
    <style:style style:name="T10" style:family="text">
      <style:text-properties fo:language="en" fo:country="GB"/>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nd of the Ancients - Part 2 </text:p>
      <text:p text:style-name="P1">The Origin of the Species</text:p>
      <text:p text:style-name="P11"/>
      <text:p text:style-name="P11"/>
      <text:p text:style-name="P11"/>
      <text:p text:style-name="P11">An original screenplay by</text:p>
      <text:p text:style-name="P11">Mark Anthony Taylor</text:p>
      <text:p text:style-name="P11"/>
      <text:p text:style-name="P11">www.kingoftherepublic.com</text:p>
      <text:p text:style-name="P11"/>
      <text:p text:style-name="P11">Copyright © 2010. All rights reserved.</text:p>
      <text:p text:style-name="P11"/>
      <text:p text:style-name="P11">Damn this story requires a lot of work – but will I live long enough to finish it?</text:p>
      <text:p text:style-name="P11"/>
      <text:p text:style-name="P11">TODO – fix disjointed stuff just after prologue.</text:p>
      <text:p text:style-name="P17">EXT. SHYREMAN'S FARM – STORMY NIGHT</text:p>
      <text:p text:style-name="P2"/>
      <text:p text:style-name="P2"><text:tab/>The moon is buried in dense clouds rendering the night sky near pitch black. Dimly lit, the farmhouse in our scene provides an eerie reprieve, with a single flickering candle at each window. Not thirty yards away is a stable, the door of which is etched from within by the soft glow of an oil lamp. Harry Shyreman, at this time in his early twenties, leaves the stable in a hurry. A flash of lightning volleys across the the clouds overhead and the wind gathers strength. It begins to gently rain. Shyreman has run across the path to his house and <text:span text:style-name="T1">then</text:span> to the kitchen, where he fills a bucket with water. He is dressed in a bloodied leather apron and his hands are greasy, which he cleans monetarily from the running tap. The wind suddenly picks up, and thunderbolts strike a few hundred yards from his house, in view of his window. A ferocious tempest emerges and drives down rain and hail. Trees are under strain, <text:span text:style-name="T1">their branches flailing in the tumult,</text:span> almost to the point of breaking. <text:span text:style-name="T10">Shyreman rushes back to the stable, bucket in hand, and enters inside drenched and </text:span><text:span text:style-name="T1">drawn </text:span><text:span text:style-name="T10">breathless by the gale.</text:span></text:p>
      <text:p text:style-name="P2"/>
      <text:p text:style-name="P2">INT. SHYREMAN'S STABLE</text:p>
      <text:p text:style-name="P2"><text:tab/>Inside are two pens, one holds a black stallion affright by the weather, the other is unlatched and empty, its former <text:span text:style-name="T1">tenant</text:span>, a mare, now lies weakly on a bed of straw in a large space beside the enclosures. <text:span text:style-name="T1">She</text:span> is giving birth to a foal, the legs of which are just visible from <text:span text:style-name="T1">her</text:span> uterus. The hail becomes deafening, terrifying the stallion the more and Shyreman has to use the weight of his body to close the door. He pegs it shut, but it flies open again, breaking the latch. After wedging the door in place with a pitchfork he returns to the mare and pulls the foal free. Exhausted, he rests upon the <text:span text:style-name="T1">gate to the</text:span> stallion's pen.</text:p>
      <text:p text:style-name="P2"/>
      <text:p text:style-name="P3">SHYREMAN</text:p>
      <text:p text:style-name="P4">(Trying to mollify the agitated stallion)</text:p>
      <text:p text:style-name="P2"><text:tab/><text:tab/>Whoa boy! Easy! Look, you're a father.</text:p>
      <text:p text:style-name="P2"/>
      <text:p text:style-name="P2">A bolt of thunder strikes just outside, the shock blasts the stable door off its hinges. The pitchfork now juts out at a threatening angle, its head broken. The stallion, panics, kicks its pen open, throwing Shyreman <text:span text:style-name="T1">off balance</text:span>. It bolts out and charges into the farmer impaling both on the pitchfork's shaft. The farmer's eyes bulge under the pressure of the <text:span text:style-name="T1">stallion's body</text:span>.</text:p>
      <text:p text:style-name="P2"/>
      <text:p text:style-name="P2">From Shyreman<text:span text:style-name="T1">'s outstretched hands are drawn very feint whisps of smoke. The corpse of the stallion seems to shrivel, as do that of the mare and the foal, which keel over and die. In the fields just beyond the farm, cattle topple and likewise fall dead, vegetation rots in moments and tree branches snap and break off. Shyreman seems to awake to an inhuman half-life, screaming silently, unable to draw breath from his dire position. The roar of the sky is likewise quenched, as if drained of its wrath.</text:span></text:p>
      <text:p text:style-name="P17">EXT BEACH – FREEZING WINTER EVENING</text:p>
      <text:p text:style-name="P2"/>
      <text:p text:style-name="P2"><text:tab/>A <text:span text:style-name="T1">YOUNG MAN</text:span> of about 25 years of age is searching a beach. He is dressed i<text:span text:style-name="T1">n</text:span> loose white robes, not appropriate for the temperature and he is seen to shiver in the cold. He wields a weapon something betwixt a rapier and a long sword, and holds it ready for combat. His hair is long and blonde, but not feminine. His eyes are drawn along the beach following bodies of various animals which are all marked with a single bruise. He follows them to a rocky outcrop surrounded by trees. As he approaches, the figure of an OLD MAN steps out from behind a particularly thick tree and and walks into the centre of the outcrop. The old man is naked, of large build, quite well muscled, but also flabby. His face is almost totally grey, devoid of colour, and his eyes are completely white. <text:span text:style-name="T1">He opens his mouth, somewhat in shock</text:span>, revealing a set of <text:span text:style-name="T1">crooked</text:span> teeth. His voice is emphatic,<text:span text:style-name="T1"> cultured and desperate</text:span>.</text:p>
      <text:p text:style-name="P2"/>
      <text:p text:style-name="P3">OLD MAN</text:p>
      <text:p text:style-name="P5"><text:tab/><text:tab/>I, I...I almost forgot how to speak, can you understand <text:tab/><text:tab/>me?</text:p>
      <text:p text:style-name="P5"/>
      <text:p text:style-name="P4">YOUNG MAN</text:p>
      <text:p text:style-name="P5"><text:tab/><text:tab/>I can.</text:p>
      <text:p text:style-name="P4"/>
      <text:p text:style-name="P4">OLD MAN</text:p>
      <text:p text:style-name="P5"><text:tab/><text:tab/>It is you isn't it?</text:p>
      <text:p text:style-name="P4"/>
      <text:p text:style-name="P4">YOUNG MAN</text:p>
      <text:p text:style-name="P5"><text:tab/><text:tab/>Sorry? Who are you?</text:p>
      <text:p text:style-name="P4"/>
      <text:p text:style-name="P4">OLD MAN</text:p>
      <text:p text:style-name="P5"><text:tab/><text:tab/>Yes, I've found my pain.</text:p>
      <text:p text:style-name="P4"/>
      <text:p text:style-name="P4">YOUNG MAN</text:p>
      <text:p text:style-name="P5"><text:tab/><text:tab/>I do not know you.</text:p>
      <text:p text:style-name="P4"/>
      <text:p text:style-name="P4">OLD MAN</text:p>
      <text:p text:style-name="P5"><text:tab/><text:tab/>We left company a long time ago. It was a different </text:p>
      <text:p text:style-name="P5"><text:tab/><text:tab/>life for you back then. But not for me. </text:p>
      <text:p text:style-name="P4"/>
      <text:p text:style-name="P4">YOUNG MAN.</text:p>
      <text:p text:style-name="P4">(Steps back)</text:p>
      <text:p text:style-name="P4"/>
      <text:p text:style-name="P4">OLD MAN</text:p>
      <text:p text:style-name="P5"><text:tab/><text:tab/>The question is 'what?', not 'who?' All I asked for was a <text:tab/><text:tab/>little understanding, a little mercy, freedom from this</text:p>
      <text:p text:style-name="P5"><text:tab/><text:tab/>endless prison. Look at these poor creatures, that was <text:tab/><text:tab/>your doing, my deathblows upon their bodies, but your <text:tab/><text:tab/><text:tab/>doing - through me. Minute by minute, hour by hour, <text:tab/><text:tab/><text:tab/>endless tracking and chasing. (He holds his head in his <text:tab/><text:tab/>hands as if demented to the point of crying). One false <text:tab/><text:tab/>trail after another! </text:p>
      <text:p text:style-name="P5"><text:soft-page-break/><text:tab/><text:tab/></text:p>
      <text:p text:style-name="P5"/>
      <text:p text:style-name="P5">The young man seeks to escape. In the far distance he sees another version of the old man waving back to him.</text:p>
      <text:p text:style-name="P5"/>
      <text:p text:style-name="P4">OLD MAN. CONT.</text:p>
      <text:p text:style-name="P4">(Enraged, yet with perfect diction)</text:p>
      <text:p text:style-name="P5"><text:tab/><text:tab/>But there's no escape now. I have an avatar for </text:p>
      <text:p text:style-name="P5"><text:tab/><text:tab/>every avenue. Twelve thousand years, my pain, taught</text:p>
      <text:p text:style-name="P5"><text:tab/><text:tab/>me the value of revenge and malice. They've inspired a </text:p>
      <text:p text:style-name="P5"><text:tab/><text:tab/>philosophy - a code of ethics – and for every </text:p>
      <text:p text:style-name="P5"><text:tab/><text:tab/>violation of the code, however slight – the decree is <text:tab/><text:tab/><text:tab/>Death.</text:p>
      <text:p text:style-name="P5"><text:s/></text:p>
      <text:p text:style-name="P4">YOUNG MAN</text:p>
      <text:p text:style-name="P5"><text:tab/><text:tab/>(Nervous, yet determined and stern, he remains silent).</text:p>
      <text:p text:style-name="P5"/>
      <text:p text:style-name="P2">The old man directs the young man's eyes to a secluded corner of the outcropping, which the young man approaches, though gingerly, and keeping his distance from his interlocutor. In the fold of some large rocks is the corpse of a white winged horse, crumpled up and rotting.</text:p>
      <text:p text:style-name="P2"/>
      <text:p text:style-name="P3">OLD MAN</text:p>
      <text:p text:style-name="P2"><text:tab/><text:tab/>I dug her up! <text:span text:style-name="T1">You can't hide bodies from me. I</text:span></text:p>
      <text:p text:style-name="P5"><text:tab/><text:tab/>have a nose for the dead. When I found her I knew</text:p>
      <text:p text:style-name="P2"><text:span text:style-name="T1"><text:tab/><text:tab/>you could not be too far. </text:span>(He takes a long sniff, </text:p>
      <text:p text:style-name="P2"><text:tab/><text:tab/>which seems to give him pleasure and then strokes </text:p>
      <text:p text:style-name="P2"><text:tab/><text:tab/>the mane, picking at the decayed flesh). But why</text:p>
      <text:p text:style-name="P2"><text:tab/><text:tab/>such a burial?</text:p>
      <text:p text:style-name="P2"/>
      <text:p text:style-name="P3">YOUNG MAN</text:p>
      <text:p text:style-name="P3">You have so many nostrils, a pyre would have</text:p>
      <text:p text:style-name="P3">awakened you the sooner. </text:p>
      <text:p text:style-name="P3"/>
      <text:p text:style-name="P3">OLD MAN</text:p>
      <text:p text:style-name="P3">The peat here served to preserve the body. You</text:p>
      <text:p text:style-name="P3">know, I still haven't divined all your designs.</text:p>
      <text:p text:style-name="P3">I'm impressed by your betrayal though. It's good to</text:p>
      <text:p text:style-name="P3">see a man of principle so freely violate them.</text:p>
      <text:p text:style-name="P3"/>
      <text:p text:style-name="P3"/>
      <text:p text:style-name="P3">YOUNG MAN</text:p>
      <text:p text:style-name="P5"><text:tab/><text:tab/>A little guilt is no cause to weep when our</text:p>
      <text:p text:style-name="P2"><text:span text:style-name="T1"><text:tab/><text:tab/>rulers scheme to doom us </text:span>all.</text:p>
      <text:p text:style-name="P3"/>
      <text:p text:style-name="P3">OLD MAN</text:p>
      <text:p text:style-name="P2"><text:span text:style-name="T1"><text:tab/><text:tab/>As</text:span> is my right.</text:p>
      <text:p text:style-name="P2"/>
      <text:p text:style-name="P3">YOUNG MAN</text:p>
      <text:p text:style-name="P2"><text:tab/><text:tab/>It's my right to see to it you lose that right.</text:p>
      <text:p text:style-name="P2"/>
      <text:p text:style-name="P2"/>
      <text:p text:style-name="P2"><text:soft-page-break/></text:p>
      <text:p text:style-name="P3">OLD MAN</text:p>
      <text:p text:style-name="P2"><text:tab/><text:tab/><text:span text:style-name="T1">Ah, the metal, a sword is it now</text:span>. <text:span text:style-name="T1">Now the master </text:span></text:p>
      <text:p text:style-name="P5"><text:tab/><text:tab/>will teach the<text:tab/>slave.</text:p>
      <text:p text:style-name="P3"/>
      <text:p text:style-name="P3">YOUNG MAN</text:p>
      <text:p text:style-name="P2"><text:tab/><text:tab/><text:span text:style-name="T1">You and your lessons are nothing to me old man.</text:span></text:p>
      <text:p text:style-name="P3"/>
      <text:p text:style-name="P3">OLD MAN</text:p>
      <text:p text:style-name="P5"><text:tab/><text:tab/>This creature was your companion once... A fine </text:p>
      <text:p text:style-name="P2"><text:tab/><text:tab/>specimen <text:span text:style-name="T1">butchered by your hand...</text:span>and your good</text:p>
      <text:p text:style-name="P2"><text:tab/><text:tab/>lady too, <text:span text:style-name="T1">though her corpse has proven better</text:span></text:p>
      <text:p text:style-name="P2"><text:span text:style-name="T1"><text:tab/><text:tab/>hidden</text:span>. The Trinity was a travesty. <text:span text:style-name="T1">Liars all.</text:span></text:p>
      <text:p text:style-name="P2"><text:span text:style-name="T1"><text:tab/><text:tab/></text:span>I <text:span text:style-name="T1">c</text:span>ould respect them <text:span text:style-name="T1">a little</text:span>, but not you. Weak</text:p>
      <text:p text:style-name="P2"><text:tab/><text:tab/>and vain. There is no substance to you. <text:span text:style-name="T1">You</text:span></text:p>
      <text:p text:style-name="P5"><text:tab/><text:tab/>exist only to infuriate. </text:p>
      <text:p text:style-name="P3"/>
      <text:p text:style-name="P3">YOUNG MAN</text:p>
      <text:p text:style-name="P2"><text:tab/><text:tab/><text:span text:style-name="T1">(Points his sword threateningly and advances).</text:span></text:p>
      <text:p text:style-name="P5"><text:tab/><text:tab/>If so, then you would not waste time with the</text:p>
      <text:p text:style-name="P5"><text:tab/><text:tab/>belittling. Your insults show some esteem,</text:p>
      <text:p text:style-name="P5"><text:tab/><text:tab/>but enough, you came to murder me.</text:p>
      <text:p text:style-name="P5"/>
      <text:p text:style-name="P4">OLD MAN</text:p>
      <text:p text:style-name="P5"><text:tab/><text:tab/>Murder? Your tragedy is to become part of my epic,</text:p>
      <text:p text:style-name="P5"><text:s text:c="10"/>and then forgotten.</text:p>
      <text:p text:style-name="P3"/>
      <text:p text:style-name="P2">The two begin battle. The young man thrusts and slashes, but the old man laughs and steps aside each time. Eventually the young man tires.</text:p>
      <text:p text:style-name="P3">OLD MAN</text:p>
      <text:p text:style-name="P2"><text:tab/><text:tab/>The chill air slowing you down? Poor thing?</text:p>
      <text:p text:style-name="P2"><text:tab/><text:tab/><text:span text:style-name="T1">T</text:span>he sword is no threat to me... if one <text:tab/>has not</text:p>
      <text:p text:style-name="P2"><text:tab/><text:tab/>the strength or the speed to use <text:span text:style-name="T1">it</text:span>! Come on</text:p>
      <text:p text:style-name="P2"><text:tab/><text:tab/><text:span text:style-name="T1">young </text:span>man! (Laughs). Return the metal to its maker.</text:p>
      <text:p text:style-name="P3"/>
      <text:p text:style-name="P2">The old man catches the young man with a heavy punch to his leg, <text:s/><text:span text:style-name="T1">causing him</text:span> to cry out.</text:p>
      <text:p text:style-name="P3"/>
      <text:p text:style-name="P3">OLD MAN</text:p>
      <text:p text:style-name="P2"><text:tab/><text:tab/>I could have killed you then, but I think I'll</text:p>
      <text:p text:style-name="P2"><text:tab/><text:tab/>break you piece by piece.<text:span text:style-name="T1"> Look around. Torture is <text:tab/><text:tab/><text:tab/>something I have pioneered as a performing art.</text:span></text:p>
      <text:p text:style-name="P5"><text:tab/><text:tab/>(He indicates the dead animals).</text:p>
      <text:p text:style-name="P5"/>
      <text:p text:style-name="P3">YOUNG MAN</text:p>
      <text:p text:style-name="P3">You'd think after twelve thousand years you'd have</text:p>
      <text:p text:style-name="P4">found something better to do with your time.</text:p>
      <text:p text:style-name="P5"/>
      <text:p text:style-name="P5"/>
      <text:p text:style-name="P5"/>
      <text:p text:style-name="P5"/>
      <text:p text:style-name="P5"/>
      <text:p text:style-name="P2"><text:soft-page-break/>The young man lunges madly, but the old man catches him again, and hits his other leg, forcing the young man to the ground.</text:p>
      <text:p text:style-name="P3"/>
      <text:p text:style-name="P3">OLD MAN</text:p>
      <text:p text:style-name="P2"><text:tab/><text:tab/>The nerves are severed in both legs. But you have <text:tab/><text:tab/><text:tab/>strength in you yet, and I may be over confident!</text:p>
      <text:p text:style-name="P2"><text:tab/><text:tab/>Come on, get up, that's the spirit. One good lunge.</text:p>
      <text:p text:style-name="P3"/>
      <text:p text:style-name="P2">He punches again, hitting the young man in the sword arm, s<text:span text:style-name="T1">ending the sword flying to the ground</text:span>. The young man manages to weakly pick it up his other hand.</text:p>
      <text:p text:style-name="P3"/>
      <text:p text:style-name="P3">OLD MAN</text:p>
      <text:p text:style-name="P2"><text:tab/><text:tab/>It does not matter what you do. The only consistent</text:p>
      <text:p text:style-name="P2"><text:tab/><text:tab/>history is the one I choose, and after this battle</text:p>
      <text:p text:style-name="P2"><text:tab/><text:tab/>is done, I'll choose to be the victor.</text:p>
      <text:p text:style-name="P3"/>
      <text:p text:style-name="P3">YOUNG MAN</text:p>
      <text:p text:style-name="P2"><text:span text:style-name="T1"><text:tab/><text:tab/>S</text:span>o long as what you choose is possible.</text:p>
      <text:p text:style-name="P3"/>
      <text:p text:style-name="P3">OLD MAN</text:p>
      <text:p text:style-name="P2"><text:tab/><text:tab/>What nonsense!</text:p>
      <text:p text:style-name="P2"/>
      <text:p text:style-name="P4">YOUNG MAN</text:p>
      <text:p text:style-name="P5"><text:tab/><text:tab/>I've delved further than you think.</text:p>
      <text:p text:style-name="P4"/>
      <text:p text:style-name="P2">The old man strikes again, hitting the young man's remaining arm. He <text:span text:style-name="T1">grabs </text:span>the young man <text:span text:style-name="T1">by the throat, with his one hand and with the other drives a stick into the young man's kidney.</text:span></text:p>
      <text:p text:style-name="P5"/>
      <text:p text:style-name="P4">OLD MAN</text:p>
      <text:p text:style-name="P5"><text:tab/><text:tab/>Delve no deeper.</text:p>
      <text:p text:style-name="P5"/>
      <text:p text:style-name="P5">He thrusts the stick it into the young man's upper chest and twists it. </text:p>
      <text:p text:style-name="P5"/>
      <text:p text:style-name="P4">OLD MAN</text:p>
      <text:p text:style-name="P5"><text:tab/><text:tab/>For this is the end. Free! Look into my face, you</text:p>
      <text:p text:style-name="P5"><text:tab/><text:tab/>will see it from the other side in a moment.</text:p>
      <text:p text:style-name="P5"/>
      <text:p text:style-name="P5">Suddenly the ghostly figure of a woman manifests itself just beyond the outcropping. The old man turns to her fearful face.</text:p>
      <text:p text:style-name="P3"/>
      <text:p text:style-name="P3">OLD MAN</text:p>
      <text:p text:style-name="P2"><text:tab/><text:tab/>We have an observer. <text:span text:style-name="T1">(Turns back back to the young</text:span></text:p>
      <text:p text:style-name="P2"><text:span text:style-name="T1"><text:tab/><text:tab/>man and grins).</text:span> You shall not die alone.</text:p>
      <text:p text:style-name="P3"/>
      <text:p text:style-name="P4">YOUNG MAN</text:p>
      <text:p text:style-name="P5"><text:tab/><text:tab/>Not of this hour. Beyond your reach, not mine.</text:p>
      <text:p text:style-name="P3"/>
      <text:p text:style-name="P2">The old man <text:span text:style-name="T1">grabs</text:span> the sword and <text:span text:style-name="T1">breaks it over his knee</text:span>. He rises to walk <text:span text:style-name="T1">to the ghost</text:span>, but a <text:span text:style-name="T1">shadowy</text:span> arc <text:span text:style-name="T1">crosses</text:span> from the broken pieces <text:span text:style-name="T1">of the sword</text:span> and <text:span text:style-name="T1">engulfs </text:span>him. <text:span text:style-name="T1">His flesh is seen to wither </text:span><text:soft-page-break/><text:span text:style-name="T1">and rot.</text:span></text:p>
      <text:p text:style-name="P4">YOUNG MAN</text:p>
      <text:p text:style-name="P5"><text:tab/><text:tab/>The weapon that grants dominion to the master, so</text:p>
      <text:p text:style-name="P5"><text:tab/><text:tab/>gives liberty to the slave. Time and circumstance,</text:p>
      <text:p text:style-name="P5"><text:tab/><text:tab/>at last, yield to me.</text:p>
      <text:p text:style-name="P4">(Coughs and chokes on his own blood).</text:p>
      <text:p text:style-name="P5"/>
      <text:p text:style-name="P4">OLD MAN</text:p>
      <text:p text:style-name="P5"><text:tab/><text:tab/>Revenge! (Screams in pain and collapses). Tedium,</text:p>
      <text:p text:style-name="P5"><text:tab/><text:tab/>immortal tedium...</text:p>
      <text:p text:style-name="P2"/>
      <text:p text:style-name="P2"><text:span text:style-name="T1">The old man</text:span> crumples down in agony and <text:span text:style-name="T1">his rotten flesh suddenly </text:span><text:span text:style-name="T1">ignites into</text:span> an inferno <text:span text:style-name="T1">of</text:span> blue flames. The flames quickly dull leaving nothing of the old man but glowing cinders.</text:p>
      <text:p text:style-name="P2"/>
      <text:p text:style-name="P4">GHOSTLY MANIFESTATION OF MARIANNE</text:p>
      <text:p text:style-name="P5"><text:tab/><text:tab/>I Dream. Shyreman is that you? Harry?</text:p>
      <text:p text:style-name="P4"/>
      <text:p text:style-name="P3"><text:span text:style-name="T1">YOUNG </text:span>MAN (dying and coughing)</text:p>
      <text:p text:style-name="P4">(Sees a vision of the dead Harry Shryreman in his stables in the previous scene). </text:p>
      <text:p text:style-name="P5"><text:tab/><text:tab/>That he? Mind gone... body not die. Perfect vessel.</text:p>
      <text:p text:style-name="P5"><text:tab/><text:tab/>How I see these? Never in my power. Was never in</text:p>
      <text:p text:style-name="P5"><text:tab/><text:tab/>my...</text:p>
      <text:p text:style-name="P5"><text:tab/><text:tab/>(He suffers a fatal choking fit and dies).</text:p>
      <text:p text:style-name="P5"/>
      <text:p text:style-name="P18">EXT. METAL BOAT FROM LYONESSE – DAYTIME ON THE OCEAN</text:p>
      <text:p text:style-name="P3"/>
      <text:p text:style-name="P5">HARRY SHRYMAN, former King of Lyonesse, is standing with MARIANNE looking out across the sea. All are well dressed, though not extravagantly. HARRY is still crippled from his injuries in the previous adventures. He keeps one arm under his coat. His breathing is laboured. He is in his late thirties or early forties.</text:p>
      <text:p text:style-name="P3"/>
      <text:p text:style-name="P3">MARIANNE</text:p>
      <text:p text:style-name="P2"><text:tab/><text:tab/>What are you thinking of?</text:p>
      <text:p text:style-name="P3"/>
      <text:p text:style-name="P3">SHYREMAN</text:p>
      <text:p text:style-name="P2"><text:tab/><text:tab/>(Stressed and depressed) There are some things</text:p>
      <text:p text:style-name="P2"><text:tab/><text:tab/>the devil alone can teach. And there are other</text:p>
      <text:p text:style-name="P2"><text:tab/><text:tab/>things only I can learn.</text:p>
      <text:p text:style-name="P3"/>
      <text:p text:style-name="P3">MARIANNE</text:p>
      <text:p text:style-name="P2"><text:tab/><text:tab/>Then teach me. I<text:span text:style-name="T1">'ve come</text:span> <text:span text:style-name="T1">t</text:span>o question my atheism.</text:p>
      <text:p text:style-name="P3"/>
      <text:p text:style-name="P3">SHYREMAN</text:p>
      <text:p text:style-name="P5"><text:tab/><text:tab/>Treat the fundamentals with scorn. You know when</text:p>
      <text:p text:style-name="P5"><text:tab/><text:tab/>two people agree to differ, it usually means they</text:p>
      <text:p text:style-name="P5"><text:tab/><text:tab/>are both wrong.</text:p>
      <text:p text:style-name="P5"/>
      <text:p text:style-name="P4">MARIANNE</text:p>
      <text:p text:style-name="P5"><text:tab/><text:tab/>That's glib.</text:p>
      <text:p text:style-name="P5"/>
      <text:p text:style-name="P4">SHYREMAN</text:p>
      <text:p text:style-name="P4">If one of them was right, he would have the</text:p>
      <text:p text:style-name="P4">advantage of being able to convince the other.</text:p>
      <text:p text:style-name="P3"/>
      <text:p text:style-name="P3">MARIANNE</text:p>
      <text:p text:style-name="P5"><text:tab/><text:tab/>'Surmise contrariwise' as you always say. And speaking</text:p>
      <text:p text:style-name="P2"><text:span text:style-name="T1"><text:tab/><text:tab/>of contrary things, t</text:span>ell me <text:span text:style-name="T1">about your death as</text:span> a farmer. <text:tab/><text:tab/>They say you were speared upon a pitchfork. </text:p>
      <text:p text:style-name="P3"/>
      <text:p text:style-name="P3">SHYREMAN</text:p>
      <text:p text:style-name="P2"><text:tab/><text:tab/>A farmer should understand life and death - on his <text:tab/><text:tab/><text:tab/>land. I did too – and with that knowledge I did forge <text:tab/><text:tab/><text:tab/>my history.</text:p>
      <text:p text:style-name="P3"/>
      <text:p text:style-name="P3">MARIANNE</text:p>
      <text:p text:style-name="P2"><text:tab/><text:tab/>You lied?</text:p>
      <text:p text:style-name="P3"/>
      <text:p text:style-name="P3">SHYREMAN</text:p>
      <text:p text:style-name="P2"><text:tab/><text:tab/>I mean that was the point from which I <text:span text:style-name="T1">came to be</text:span></text:p>
      <text:p text:style-name="P2"><text:span text:style-name="T1"><text:tab/><text:tab/>set here</text:span>. Life and death, woven into the land. We cast <text:tab/><text:tab/>off our younger days.<text:span text:style-name="T1"> </text:span>I was borne an old man. Borne from <text:tab/><text:tab/>an old man, and borne as an old man. <text:s/>Ask us what we <text:tab/><text:tab/><text:tab/>were, and our childhood is no matter. </text:p>
      <text:p text:style-name="P3"/>
      <text:p text:style-name="P3"/>
      <text:p text:style-name="P3"><text:soft-page-break/>MARIANNE</text:p>
      <text:p text:style-name="P2"><text:tab/><text:tab/>More glib nonsense. I am the sum of pains from my youth. <text:tab/><text:tab/>But I ask not of your childhood, but of your death. Tell <text:tab/><text:tab/>me of the<text:tab/>afterlife and of reincarnation.</text:p>
      <text:p text:style-name="P3"/>
      <text:p text:style-name="P3">SHYREMAN</text:p>
      <text:p text:style-name="P2"><text:tab/><text:tab/>I wish I could tell you more, but I know as little</text:p>
      <text:p text:style-name="P2"><text:tab/><text:tab/>as anyone here. I have all the memories of Harry <text:tab/><text:tab/><text:tab/><text:tab/>Shyreman, a farmer from birth to death. </text:p>
      <text:p text:style-name="P3"/>
      <text:p text:style-name="P3">MARIANNE</text:p>
      <text:p text:style-name="P2"><text:tab/><text:tab/>'A farmer from birth to death?' - even as King?</text:p>
      <text:p text:style-name="P5"><text:tab/><text:tab/>Was Harry ever King, or was that you?</text:p>
      <text:p text:style-name="P3"/>
      <text:p text:style-name="P3">SHYREMAN</text:p>
      <text:p text:style-name="P2"><text:tab/><text:tab/>I have a higher purpose <text:span text:style-name="T1">than farming</text:span>. The world is</text:p>
      <text:p text:style-name="P2"><text:tab/><text:tab/>under threat and <text:span text:style-name="T1">the famine in </text:span>Lyonesse <text:span text:style-name="T1">i</text:span>s only the <text:tab/><text:tab/><text:tab/>beginning. Shyreman was never King. It was I, as <text:tab/><text:tab/><text:tab/><text:tab/>puppeteer of his living corpse. <text:span text:style-name="T1">I was borne as he</text:span></text:p>
      <text:p text:style-name="P5"><text:tab/><text:tab/>died. I took the throne. Not he.</text:p>
      <text:p text:style-name="P3"/>
      <text:p text:style-name="P3">MARIANNE</text:p>
      <text:p text:style-name="P2"><text:span text:style-name="T1"><text:tab/><text:tab/>Then w</text:span>hat is it that calls itself King?</text:p>
      <text:p text:style-name="P3"/>
      <text:p text:style-name="P3">HARRY SHREMAN</text:p>
      <text:p text:style-name="P2"><text:tab/><text:tab/>A man of flesh and blood. The mind... is every</text:p>
      <text:p text:style-name="P2"><text:tab/><text:tab/>bit as human. I am he who devils and angels know</text:p>
      <text:p text:style-name="P2"><text:tab/><text:tab/>as foe.</text:p>
      <text:p text:style-name="P3"/>
      <text:p text:style-name="P20">MARIANNE</text:p>
      <text:p text:style-name="P23"><text:span text:style-name="T6"><text:tab/><text:tab/>(</text:span><text:span text:style-name="T7">Mollified</text:span><text:span text:style-name="T6">). I see in you that there is more to</text:span></text:p>
      <text:p text:style-name="P23"><text:span text:style-name="T6"><text:tab/><text:tab/></text:span><text:span text:style-name="T7">h</text:span><text:span text:style-name="T6">ope </text:span><text:span text:style-name="T7">f</text:span><text:span text:style-name="T6">or in this world than procreat</text:span><text:span text:style-name="T7">ion</text:span><text:span text:style-name="T6"> and </text:span><text:span text:style-name="T7">idle</text:span></text:p>
      <text:p text:style-name="P23"><text:span text:style-name="T7"><text:tab/><text:tab/>holiday</text:span><text:span text:style-name="T6">. Humanity must be thrice blessed if the</text:span></text:p>
      <text:p text:style-name="P23"><text:span text:style-name="T6"><text:tab/><text:tab/>most enlightened of its </text:span><text:span text:style-name="T7">creed</text:span><text:span text:style-name="T6"> hold heaven and hell</text:span></text:p>
      <text:p text:style-name="P21"><text:tab/><text:tab/>in such low esteem.</text:p>
      <text:p text:style-name="P21"/>
      <text:p text:style-name="P21"><text:tab/><text:tab/><text:span text:style-name="T1">(She looks out at the constellations just visible</text:span></text:p>
      <text:p text:style-name="P22"><text:tab/><text:tab/>in the evening sky).</text:p>
      <text:p text:style-name="P22"/>
      <text:p text:style-name="P20">MARIANNE</text:p>
      <text:p text:style-name="P21"><text:tab/><text:tab/>I would see this world set as a stone in the cosmos,</text:p>
      <text:p text:style-name="P21"><text:tab/><text:tab/>see it in its wondrous entirety. To journey to its</text:p>
      <text:p text:style-name="P23"><text:span text:style-name="T6"><text:tab/><text:tab/>end and </text:span><text:span text:style-name="T7">c</text:span><text:span text:style-name="T6">ontemplate its beginning: </text:span><text:span text:style-name="T7">points </text:span><text:span text:style-name="T6">compass</text:span></text:p>
      <text:p text:style-name="P21"><text:tab/><text:tab/>enough for any life.</text:p>
      <text:p text:style-name="P19"/>
      <text:p text:style-name="P20">SHYREMAN</text:p>
      <text:p text:style-name="P2"><text:tab/><text:tab/>One day soon I will show you the complete picture.</text:p>
      <text:p text:style-name="P2"><text:tab/><text:tab/>You will know why we are here, where we came from</text:p>
      <text:p text:style-name="P2"><text:tab/><text:tab/>and where we are all going. <text:span text:style-name="T1">The meaning of life.</text:span></text:p>
      <text:p text:style-name="P3"/>
      <text:p text:style-name="P3">MARIANNE</text:p>
      <text:p text:style-name="P2"><text:tab/><text:tab/>Why not now?</text:p>
      <text:p text:style-name="P3"/>
      <text:p text:style-name="P3"><text:soft-page-break/></text:p>
      <text:p text:style-name="P3">SHYREMAN</text:p>
      <text:p text:style-name="P2"><text:tab/><text:tab/>We have urgent matters in the humdrum and the</text:p>
      <text:p text:style-name="P2"><text:tab/><text:tab/>everyday. I can't have us enraptured with the</text:p>
      <text:p text:style-name="P2"><text:tab/><text:tab/>view when we are navigating the rapids.</text:p>
      <text:p text:style-name="P2"><text:tab/><text:tab/></text:p>
      <text:p text:style-name="P3">MARIANNE</text:p>
      <text:p text:style-name="P2"><text:tab/><text:tab/>One question <text:span text:style-name="T1">answer </text:span>then, as you avoid whatever</text:p>
      <text:p text:style-name="P2"><text:tab/><text:tab/>we ask. What <text:span text:style-name="T1">lies beyond this realm... after death</text:span>?</text:p>
      <text:p text:style-name="P3"/>
      <text:p text:style-name="P3"/>
      <text:p text:style-name="P3">SHYREMAN</text:p>
      <text:p text:style-name="P2"><text:tab/><text:tab/>'Things unfelt become the evident.' I died</text:p>
      <text:p text:style-name="P2"><text:tab/><text:tab/>before. I remember something. I felt such anger.</text:p>
      <text:p text:style-name="P2"><text:tab/><text:tab/>Rage. <text:span text:style-name="T1">(Shakes and becomes tense). </text:span>I...I...calm.</text:p>
      <text:p text:style-name="P2"><text:span text:style-name="T1"><text:tab/><text:tab/>(Relaxes and then becomes insightful). </text:span>Shyreman</text:p>
      <text:p text:style-name="P2"><text:tab/><text:tab/>is not my <text:span text:style-name="T1">only </text:span>name.</text:p>
      <text:p text:style-name="P3"/>
      <text:p text:style-name="P3">MARIANNE</text:p>
      <text:p text:style-name="P2"><text:tab/><text:tab/><text:span text:style-name="T2">T</text:span><text:span text:style-name="T4">he </text:span><text:span text:style-name="T2">T</text:span><text:span text:style-name="T4">rinity</text:span> <text:span text:style-name="T1">- a</text:span>re they part of the afterlife?</text:p>
      <text:p text:style-name="P3"/>
      <text:p text:style-name="P3">SHYREMAN</text:p>
      <text:p text:style-name="P2"><text:tab/><text:tab/>I must sleep on things. Maybe I will remember</text:p>
      <text:p text:style-name="P2"><text:tab/><text:tab/>some more in the morning. Sleep well Marianne.</text:p>
      <text:p text:style-name="P2"><text:tab/><text:tab/>Forget the Trinity – things that come together are</text:p>
      <text:p text:style-name="P2"><text:tab/><text:tab/>either divisible by two or by three. And when</text:p>
      <text:p text:style-name="P2"><text:tab/><text:tab/>they come alone we forget to number them.</text:p>
      <text:p text:style-name="P2"/>
      <text:p text:style-name="P3">MARIANNE</text:p>
      <text:p text:style-name="P2"><text:tab/><text:tab/>What about five?</text:p>
      <text:p text:style-name="P2"/>
      <text:p text:style-name="P3">SHYREMAN</text:p>
      <text:p text:style-name="P2"><text:tab/><text:tab/>Five is two plus three.</text:p>
      <text:p text:style-name="P3"/>
      <text:p text:style-name="P3">MARIANNE</text:p>
      <text:p text:style-name="P2"><text:span text:style-name="T1"><text:tab/><text:tab/>I'm tired, we two must say adieu - g</text:span>ood night <text:span text:style-name="T1">to thee</text:span>. </text:p>
      <text:p text:style-name="P2"><text:tab/><text:tab/>(To self). As elusive as ever.</text:p>
      <text:p text:style-name="P3"/>
      <text:p text:style-name="P3"/>
      <text:p text:style-name="P18">SHYREMAN'S CABIN </text:p>
      <text:p text:style-name="P2">Shyreman takes the pieces of the sword found in Part I of Land of the Ancients and removes them from a wooden box. He pieces them together.</text:p>
      <text:p text:style-name="P3"/>
      <text:p text:style-name="P2">Enter KNOTTINGCRAFT, <text:span text:style-name="T1">very richly attired in a tight, well tailored dress, a style she uses ubiquitously. She is a little younger than HARRY, perhaps mid-thirties, feminine, but authorative of demeanour.</text:span></text:p>
      <text:p text:style-name="P4"/>
      <text:p text:style-name="P4">KNOTTINGCRAFT</text:p>
      <text:p text:style-name="P2"><text:tab/><text:tab/>Evening.</text:p>
      <text:p text:style-name="P3"/>
      <text:p text:style-name="P3">SHYREMAN</text:p>
      <text:p text:style-name="P2"><text:span text:style-name="T1"><text:tab/><text:tab/>Hello Elaine. </text:span>I was just about to <text:span text:style-name="T1">retire</text:span>.</text:p>
      <text:p text:style-name="P3"/>
      <text:p text:style-name="P3">KNOTTINGCRAFT</text:p>
      <text:p text:style-name="P3">I think maybe we should dump those in the ocean.</text:p>
      <text:p text:style-name="P3"/>
      <text:p text:style-name="P3">SHYREMAN</text:p>
      <text:p text:style-name="P2"><text:tab/><text:tab/>What harm can they do?</text:p>
      <text:p text:style-name="P3"/>
      <text:p text:style-name="P3">KNOTTINGCRAFT</text:p>
      <text:p text:style-name="P2"><text:span text:style-name="T1"><text:tab/><text:tab/>T</text:span>he standing stones in Lyonesse. They marked</text:p>
      <text:p text:style-name="P2"><text:tab/><text:tab/>the spot that has been considered <text:span text:style-name="T4">haunted or</text:span></text:p>
      <text:p text:style-name="P2"><text:span text:style-name="T4"><text:tab/><text:tab/>special or whatnot</text:span> for thousands of years.</text:p>
      <text:p text:style-name="P3"/>
      <text:p text:style-name="P3">SHYREMAN</text:p>
      <text:p text:style-name="P2"><text:tab/><text:tab/>Indeed <text:span text:style-name="T1">the circle</text:span> <text:span text:style-name="T3">is</text:span> specia<text:span text:style-name="T1">l</text:span>.</text:p>
      <text:p text:style-name="P3"/>
      <text:p text:style-name="P3">KNOTTINGCRAFT</text:p>
      <text:p text:style-name="P2"><text:tab/><text:tab/>Yet we are whizzing about through space, on this</text:p>
      <text:p text:style-name="P2"><text:tab/><text:tab/>planet of ours. Does that make the place special,</text:p>
      <text:p text:style-name="P2"><text:tab/><text:tab/>or the trajectory?</text:p>
      <text:p text:style-name="P3"/>
      <text:p text:style-name="P3">SHYREMAN</text:p>
      <text:p text:style-name="P2"><text:tab/><text:tab/><text:span text:style-name="T1">(Smiles blankly)</text:span>.</text:p>
      <text:p text:style-name="P3"/>
      <text:p text:style-name="P3">KNOTTINGCRAFT</text:p>
      <text:p text:style-name="P2"><text:tab/><text:tab/>If it is special, it has to be due to what is</text:p>
      <text:p text:style-name="P2"><text:tab/><text:tab/>there. Or what <text:span text:style-name="T4">was</text:span> there. Those shards.</text:p>
      <text:p text:style-name="P3"/>
      <text:p text:style-name="P3">SHYREMAN</text:p>
      <text:p text:style-name="P2"><text:tab/><text:tab/>I believe these belong to me.</text:p>
      <text:p text:style-name="P3"/>
      <text:p text:style-name="P3">KNOTTINGCRAFT</text:p>
      <text:p text:style-name="P2"><text:tab/><text:tab/><text:span text:style-name="T1">I must ask again, w</text:span>ho was the figure I saw in the</text:p>
      <text:p text:style-name="P2"><text:tab/><text:tab/>stones? The old man?</text:p>
      <text:p text:style-name="P3"/>
      <text:p text:style-name="P3"/>
      <text:p text:style-name="P3"/>
      <text:p text:style-name="P3"/>
      <text:p text:style-name="P3"/>
      <text:p text:style-name="P3"><text:soft-page-break/>SHYREMAN</text:p>
      <text:p text:style-name="P2"><text:tab/><text:tab/>I have visions, recurring dreams, of the same</text:p>
      <text:p text:style-name="P2"><text:span text:style-name="T1"><text:tab/><text:tab/>figure you descrbed</text:span>. I fought him there. A long</text:p>
      <text:p text:style-name="P2"><text:tab/><text:tab/>time<text:tab/>ago, in another life. Before the stones were <text:tab/><text:tab/><text:tab/>erected. And these pieces were <text:span text:style-name="T1">of </text:span>my weapon. They </text:p>
      <text:p text:style-name="P2"><text:tab/><text:tab/>may be the only things that can protect us... should</text:p>
      <text:p text:style-name="P2"><text:tab/><text:tab/>he return.</text:p>
      <text:p text:style-name="P3"/>
      <text:p text:style-name="P3">KNOTTINGCRAFT</text:p>
      <text:p text:style-name="P3">Lyonesse is not the reason you are here is it?</text:p>
      <text:p text:style-name="P3"/>
      <text:p text:style-name="P3">SHYREMAN</text:p>
      <text:p text:style-name="P2"><text:tab/><text:tab/>It is like th<text:span text:style-name="T1">is (points to the longest shard)</text:span>,</text:p>
      <text:p text:style-name="P2"><text:tab/><text:tab/>a small piece. It's also a central piece. But <text:span text:style-name="T1">the game</text:span></text:p>
      <text:p text:style-name="P2"><text:span text:style-name="T1"><text:tab/><text:tab/>is vast</text:span>. <text:span text:style-name="T1">The pieces are crucial, but insignificant.</text:span></text:p>
      <text:p text:style-name="P3"/>
      <text:p text:style-name="P3">KNOTTINGCRAFT</text:p>
      <text:p text:style-name="P5"><text:tab/><text:tab/>I wish you would give me a proper answer now and</text:p>
      <text:p text:style-name="P5"><text:tab/><text:tab/>again.</text:p>
      <text:p text:style-name="P4"/>
      <text:p text:style-name="P4">HARRY SHRYREMAN</text:p>
      <text:p text:style-name="P5"><text:tab/><text:tab/>(Amused) Ha! </text:p>
      <text:p text:style-name="P4"/>
      <text:p text:style-name="P4">KNOTTINGCRAFT</text:p>
      <text:p text:style-name="P2"><text:tab/><text:tab/>What does the old man want?</text:p>
      <text:p text:style-name="P3"/>
      <text:p text:style-name="P3">SHYREMAN</text:p>
      <text:p text:style-name="P2"><text:tab/><text:tab/>I <text:span text:style-name="T1">agree with what you said before, he bares us</text:span></text:p>
      <text:p text:style-name="P2"><text:span text:style-name="T1"><text:tab/><text:tab/>ill will, an immortal's dread curse</text:span>. The visions I <text:tab/><text:tab/><text:tab/>have...I see much more, but I can't retain the <text:span text:style-name="T1">full <text:tab/><text:tab/><text:tab/>picture</text:span> when I awake.</text:p>
      <text:p text:style-name="P3"/>
      <text:p text:style-name="P3">KNOTTINGCRAFT</text:p>
      <text:p text:style-name="P2"><text:tab/><text:tab/>I want to know everything the moment you remember.</text:p>
      <text:p text:style-name="P3"/>
      <text:p text:style-name="P3">SHYREMAN</text:p>
      <text:p text:style-name="P2"><text:tab/><text:tab/>Of course.</text:p>
      <text:p text:style-name="P3"/>
      <text:p text:style-name="P3">Exit KNOTTINGCRAFT <text:span text:style-name="T1">(Frustrated)</text:span></text:p>
      <text:p text:style-name="P3"/>
      <text:p text:style-name="P2"><text:tab/>SHYREMAN turns into bed, leaving the pieces on the table. He closes his eyes and goes to sleep. The camera zooms into the sword <text:span text:style-name="T1">pieces </text:span>which appears to crack and <text:span text:style-name="T1">rust </text:span>some more. Water condenses o<text:span text:style-name="T1">n the metal</text:span>.</text:p>
      <text:p text:style-name="P3"/>
      <text:p text:style-name="P3">FADE TO BLACK</text:p>
      <text:p text:style-name="P3"/>
      <text:p text:style-name="P5"><text:tab/>HARRY SHRYREMAN wakens to a loud obnoxious singing voice. He has slept two or three hours and looks deeply exhausted. The singing becomes shouting and SHYREMAN hurries into the common area draped in a dressing gown.</text:p>
      <text:p text:style-name="P16">INT. COMMON AREA CABIN</text:p>
      <text:p text:style-name="P4"/>
      <text:p text:style-name="P4">CASPER CASPIANUS</text:p>
      <text:p text:style-name="P4">(Drunk)</text:p>
      <text:p text:style-name="P5"><text:tab/><text:tab/>You are a scheming bitch, don't think you have me</text:p>
      <text:p text:style-name="P5"><text:tab/><text:tab/>fooled!</text:p>
      <text:p text:style-name="P4">KNOTTINGCRAFT (Authorative)</text:p>
      <text:p text:style-name="P5"><text:tab/><text:tab/>Put the knife down!</text:p>
      <text:p text:style-name="P4"/>
      <text:p text:style-name="P4">CASPER CASPIANUS</text:p>
      <text:p text:style-name="P5"><text:tab/><text:tab/>You don't give me orders. You obey my orders here!</text:p>
      <text:p text:style-name="P4"/>
      <text:p text:style-name="P4">EURADYNE</text:p>
      <text:p text:style-name="P5"><text:tab/><text:tab/>Please Caspian, get to bed and go to sleep.</text:p>
      <text:p text:style-name="P4"/>
      <text:p text:style-name="P4">CASPER CASPIANUS</text:p>
      <text:p text:style-name="P5"><text:tab/><text:tab/>She plots, she schemes, we should throw her off</text:p>
      <text:p text:style-name="P5"><text:tab/><text:tab/>the boat. If God loves her, she will swim back</text:p>
      <text:p text:style-name="P5"><text:tab/><text:tab/>to shore!</text:p>
      <text:p text:style-name="P4"/>
      <text:p text:style-name="P4">PAUL SNYDESMITH</text:p>
      <text:p text:style-name="P5">(Enters from the side door, swings a weighted scarf and knocks the blade from Casper's grasp. Casper seems to prepare a punch, but Paul strikes first and knocks him down).</text:p>
      <text:p text:style-name="P5"><text:tab/><text:tab/>Stay down and sober up!</text:p>
      <text:p text:style-name="P4"/>
      <text:p text:style-name="P4">CASPER CASPIANUS</text:p>
      <text:p text:style-name="P5"><text:tab/><text:tab/>Nobody hits me!</text:p>
      <text:p text:style-name="P4"/>
      <text:p text:style-name="P4">PAUL SNYDESMITH</text:p>
      <text:p text:style-name="P4">(Punches him again)</text:p>
      <text:p text:style-name="P5"><text:tab/><text:tab/>You go to strike once more and we will throw you </text:p>
      <text:p text:style-name="P5"><text:tab/><text:tab/>off this ship.</text:p>
      <text:p text:style-name="P4"/>
      <text:p text:style-name="P4">HARRY SHRYREMAN (Enters)</text:p>
      <text:p text:style-name="P5"><text:tab/><text:tab/>Peace all. What is going on?</text:p>
      <text:p text:style-name="P4"/>
      <text:p text:style-name="P4">CASPER CASPIANUS</text:p>
      <text:p text:style-name="P4">(Coughs and vomits)</text:p>
      <text:p text:style-name="P4"/>
      <text:p text:style-name="P4">KNOTTINGCRAFT</text:p>
      <text:p text:style-name="P5"><text:tab/><text:tab/>He's been quaffing the spirits from the first aid.</text:p>
      <text:p text:style-name="P4"/>
      <text:p text:style-name="P4">HARRY SHRYREMAN</text:p>
      <text:p text:style-name="P4">(Finds empty bottle).</text:p>
      <text:p text:style-name="P5"><text:tab/><text:tab/>This stuff is for cleansing wounds mate. It's not</text:p>
      <text:p text:style-name="P5"><text:tab/><text:tab/>for drinking. </text:p>
      <text:p text:style-name="P4"/>
      <text:p text:style-name="P4">CASPER CASPIANUS</text:p>
      <text:p text:style-name="P5"><text:tab/><text:tab/>They plot against you.</text:p>
      <text:p text:style-name="P4"/>
      <text:p text:style-name="P4">PAUL SNYDESMITH</text:p>
      <text:p text:style-name="P5"><text:tab/><text:tab/>He's mad on the <text:span text:style-name="T4">ether</text:span>. Don't listen to him.</text:p>
      <text:p text:style-name="P4"><text:soft-page-break/>SHYREMAN</text:p>
      <text:p text:style-name="P5"><text:tab/><text:tab/>When we hit land, everyone may have hard work to</text:p>
      <text:p text:style-name="P5"><text:tab/><text:tab/>do. We may be here months looking for food. Our</text:p>
      <text:p text:style-name="P5"><text:tab/><text:tab/>people could starve if we fail here!</text:p>
      <text:p text:style-name="P5"><text:tab/><text:tab/></text:p>
      <text:p text:style-name="P4">CASPER CASPIANUS</text:p>
      <text:p text:style-name="P5"><text:tab/><text:tab/>You tell 'em!</text:p>
      <text:p text:style-name="P4"/>
      <text:p text:style-name="P4">HARRY SHRYREMAN</text:p>
      <text:p text:style-name="P4">(Frustrated at Casper)</text:p>
      <text:p text:style-name="P5"><text:tab/><text:tab/>I made drinking this stuff a crime for a reason.</text:p>
      <text:p text:style-name="P5"><text:tab/><text:tab/>There may be no laws here, but we need<text:tab/>order and <text:tab/><text:tab/><text:tab/>discipline. It's life and death Casper. Please</text:p>
      <text:p text:style-name="P5"><text:tab/><text:tab/>show some responsibility.</text:p>
      <text:p text:style-name="P4"/>
      <text:p text:style-name="P4">CASPER CASPIANUS</text:p>
      <text:p text:style-name="P5"><text:tab/><text:tab/>I will go to bed. Sorry Harry. Not sorry to</text:p>
      <text:p text:style-name="P5"><text:tab/><text:tab/>Knottingcraft and her lacky though. Not sorry at</text:p>
      <text:p text:style-name="P5"><text:tab/><text:tab/>all. (Exits).</text:p>
      <text:p text:style-name="P4"/>
      <text:p text:style-name="P4">KNOTTINGCRAFT</text:p>
      <text:p text:style-name="P5"><text:tab/><text:tab/>Thankyou Paul and thankyou Harry.</text:p>
      <text:p text:style-name="P4"/>
      <text:p text:style-name="P4">PAUL SNYDESMITH</text:p>
      <text:p text:style-name="P5"><text:tab/><text:tab/>He is a threat to us.</text:p>
      <text:p text:style-name="P4"/>
      <text:p text:style-name="P4">CASPER CASPIANUS</text:p>
      <text:p text:style-name="P5"><text:tab/><text:tab/>Dividing the crew is a greater threat. In his</text:p>
      <text:p text:style-name="P5"><text:tab/><text:tab/>state a few punches could kill him.</text:p>
      <text:p text:style-name="P4"/>
      <text:p text:style-name="P4">PAUL SNYDESMITH</text:p>
      <text:p text:style-name="P5"><text:tab/><text:tab/>He had a knife!</text:p>
      <text:p text:style-name="P4"/>
      <text:p text:style-name="P4">HARRY SHRYREMAN</text:p>
      <text:p text:style-name="P5"><text:tab/><text:tab/>As do you, at all times.</text:p>
      <text:p text:style-name="P4"/>
      <text:p text:style-name="P4">PAUL SNYDESMITH</text:p>
      <text:p text:style-name="P5"><text:tab/><text:tab/>He was threatening to use it!</text:p>
      <text:p text:style-name="P4"/>
      <text:p text:style-name="P4">HARRY SHRYREMAN</text:p>
      <text:p text:style-name="P5"><text:tab/><text:tab/>I'll talk to him in the morning.</text:p>
      <text:p text:style-name="P4">(Exit PAUL SNYDESMITH)</text:p>
      <text:p text:style-name="P4"/>
      <text:p text:style-name="P4">KNOTTINGCRAFT</text:p>
      <text:p text:style-name="P5"><text:tab/><text:tab/>Sorry to have awoken you.</text:p>
      <text:p text:style-name="P4"/>
      <text:p text:style-name="P4">SHYREMAN</text:p>
      <text:p text:style-name="P4"><text:s/>(Picks up the empty bottle of spirits)</text:p>
      <text:p text:style-name="P5"><text:tab/><text:tab/>I was using this to clean my wounds. There was</text:p>
      <text:p text:style-name="P5"><text:tab/><text:tab/>only a third of it left. Seems he quaffed the lot.</text:p>
      <text:p text:style-name="P5"/>
      <text:p text:style-name="P4">KNOTTINGCRAFT</text:p>
      <text:p text:style-name="P5"><text:tab/><text:tab/>I never knew he took to drink.</text:p>
      <text:p text:style-name="P4"><text:soft-page-break/></text:p>
      <text:p text:style-name="P4">HARRY SHRYREMAN</text:p>
      <text:p text:style-name="P5"><text:tab/><text:tab/>There was a time he faced execution, from me.</text:p>
      <text:p text:style-name="P5"><text:tab/><text:tab/>The fear almost drove him mad. He attempted</text:p>
      <text:p text:style-name="P5"><text:tab/><text:tab/>suicide by drinking wood alcohol. He went blind</text:p>
      <text:p text:style-name="P5"><text:tab/><text:tab/>for a while. </text:p>
      <text:p text:style-name="P4"/>
      <text:p text:style-name="P4">KNOTTINGCRAFT</text:p>
      <text:p text:style-name="P5"><text:tab/><text:tab/>Yours was a stern and dour rule.</text:p>
      <text:p text:style-name="P4"/>
      <text:p text:style-name="P4">SHYREMAN</text:p>
      <text:p text:style-name="P5"><text:tab/><text:tab/>I had to keep order. We faced, and we still face</text:p>
      <text:p text:style-name="P5"><text:tab/><text:tab/>death. I was going to add him to the list. When</text:p>
      <text:p text:style-name="P5"><text:tab/><text:tab/>I saw what he did to himself I took pity. I pardoned</text:p>
      <text:p text:style-name="P5"><text:tab/><text:tab/>him.</text:p>
      <text:p text:style-name="P4"/>
      <text:p text:style-name="P4">KNOTTINGCRAFT</text:p>
      <text:p text:style-name="P5"><text:tab/><text:tab/>I always thought you sanctimonious when it came</text:p>
      <text:p text:style-name="P5"><text:tab/><text:tab/>to justice. And without mercy. Aloof and</text:p>
      <text:p text:style-name="P5"><text:tab/><text:tab/>judgemental.</text:p>
      <text:p text:style-name="P4"/>
      <text:p text:style-name="P4">HARRY SHRYREMAN</text:p>
      <text:p text:style-name="P5"><text:tab/><text:tab/>The most heinous lie in the courts and chambers </text:p>
      <text:p text:style-name="P5"><text:tab/><text:tab/>of power.</text:p>
      <text:p text:style-name="P4"/>
      <text:p text:style-name="P4">KNOTTINGCRAFT</text:p>
      <text:p text:style-name="P4">(Lowers head)</text:p>
      <text:p text:style-name="P4"/>
      <text:p text:style-name="P4">SHYREMAN </text:p>
      <text:p text:style-name="P5"><text:tab/><text:tab/>They judge us and I judge them. I was the Judge</text:p>
      <text:p text:style-name="P5"><text:tab/><text:tab/>of All. I must judge as <text:span text:style-name="T4">man, rather than the </text:span></text:p>
      <text:p text:style-name="P5"><text:span text:style-name="T4"><text:tab/><text:tab/>abstraction</text:span>. I started with the prisons, but I</text:p>
      <text:p text:style-name="P5"><text:tab/><text:tab/>should have brought my attention upon authority. </text:p>
      <text:p text:style-name="P5"><text:tab/><text:tab/>The follies of youth.</text:p>
      <text:p text:style-name="P4"/>
      <text:p text:style-name="P4">KNOTTINGCRAFT</text:p>
      <text:p text:style-name="P5"><text:tab/><text:tab/>Did you hear what he called me? Casper?</text:p>
      <text:p text:style-name="P4"/>
      <text:p text:style-name="P4">SHYREMAN</text:p>
      <text:p text:style-name="P5"><text:tab/><text:tab/>It's not a curio for me. I didn't invite you</text:p>
      <text:p text:style-name="P5"><text:tab/><text:tab/>to the crew so that I could throw you overboard. </text:p>
      <text:p text:style-name="P4"/>
      <text:p text:style-name="P4">KNOTTINGCRAFT</text:p>
      <text:p text:style-name="P5"><text:tab/><text:tab/>I think I'll go to bed. You should too, you look</text:p>
      <text:p text:style-name="P5"><text:tab/><text:tab/>shattered.</text:p>
      <text:p text:style-name="P4"/>
      <text:p text:style-name="P4">SHYREMAN </text:p>
      <text:p text:style-name="P5"><text:tab/><text:tab/>Nighty night mummy.</text:p>
      <text:p text:style-name="P5"/>
      <text:p text:style-name="P5"/>
      <text:p text:style-name="P5"/>
      <text:p text:style-name="P5"/>
      <text:p text:style-name="P5"/>
      <text:p text:style-name="P4"><text:soft-page-break/>INT. CABIN on the BOAT from LYONESSE. Night time, early hours.</text:p>
      <text:p text:style-name="P4"/>
      <text:p text:style-name="P5">CASPER CASPIANUS, is at his desk and sitting in a chair. His eye is red and black. Draped over his shoulders is a heavy duvet. He is applying iodine to his wounds<text:span text:style-name="T5"> and grunting to himself. The door to his cabin begins to open, and he turns to it, at which point it slams shut.</text:span></text:p>
      <text:p text:style-name="P7"/>
      <text:p text:style-name="P7">CASPER CASPIANUS</text:p>
      <text:p text:style-name="P8"><text:tab/><text:tab/>Who is there?</text:p>
      <text:p text:style-name="P8"/>
      <text:p text:style-name="P8">He rushes to the door, peers out and sees a short shadowed figure disappear into the dark fog. He returns to his bed and slips on some shoes, dons a cloak and takes a dirk from under his pillow. He leaves his cabin and climbs on the boat's deck. He calls out to the aft.</text:p>
      <text:p text:style-name="P8"/>
      <text:p text:style-name="P7">CASPER CASPIANUS</text:p>
      <text:p text:style-name="P8"><text:tab/><text:tab/>I said, who is there?</text:p>
      <text:p text:style-name="P4"/>
      <text:p text:style-name="P5">From behind him, the large frame of Paulo Snydesmith appears from out of the fog, bearing a lamp.</text:p>
      <text:p text:style-name="P4"/>
      <text:p text:style-name="P4">PAULO SNYDESMITH</text:p>
      <text:p text:style-name="P5"><text:tab/><text:tab/>Lickle Paulo?</text:p>
      <text:p text:style-name="P5"/>
      <text:p text:style-name="P7">CASPER CASPIANUS</text:p>
      <text:p text:style-name="P8"><text:tab/><text:tab/>What are you doing at this hour?</text:p>
      <text:p text:style-name="P8"/>
      <text:p text:style-name="P7">PAULO SYNDESMITH</text:p>
      <text:p text:style-name="P7">Checking the deck. I couldn't sleep. Too cold.</text:p>
      <text:p text:style-name="P7"/>
      <text:p text:style-name="P7">CASPER CASPIANUS</text:p>
      <text:p text:style-name="P8"><text:tab/><text:tab/>Aye, is a frosty one. What were you doing at my</text:p>
      <text:p text:style-name="P8"><text:tab/><text:tab/>door?</text:p>
      <text:p text:style-name="P7">PAULO SNYDESMITH</text:p>
      <text:p text:style-name="P8"><text:tab/><text:tab/>What?</text:p>
      <text:p text:style-name="P7"/>
      <text:p text:style-name="P7">CASPER CASPIANUS</text:p>
      <text:p text:style-name="P8"><text:tab/><text:tab/>My door. You turned the handle, without knocking.</text:p>
      <text:p text:style-name="P7"/>
      <text:p text:style-name="P7">PAULO SNYDESMITH</text:p>
      <text:p text:style-name="P8"><text:tab/><text:tab/>I haven't been<text:tab/>near your room. Maybe you dreamt it. </text:p>
      <text:p text:style-name="P8"><text:tab/><text:tab/>Let's check the rear.</text:p>
      <text:p text:style-name="P7"/>
      <text:p text:style-name="P8">CASPER CASPIANUS takes the lead, leading with his dirk out. PAULO SNYDESMITH follows, and grabs a harpoon without CASPER noticing. When they reach the aft CASPER looks overboard, but all is dark and pitch black in the fog. PAULO advances as if to impale CASPER and throw him over the side.</text:p>
      <text:p text:style-name="P8"/>
      <text:p text:style-name="P8"/>
      <text:p text:style-name="P8"/>
      <text:p text:style-name="P7"><text:soft-page-break/>EURADYNE</text:p>
      <text:p text:style-name="P7"><text:s/>(Calls out from behind, and is herself armed with a harpoon).</text:p>
      <text:p text:style-name="P8"><text:tab/><text:tab/>What is going on? Why the arms? </text:p>
      <text:p text:style-name="P7"/>
      <text:p text:style-name="P8">(CASPER looks a little shocked and frightened when he sees that Paulo is armed).</text:p>
      <text:p text:style-name="P7"/>
      <text:p text:style-name="P7">PAULO SMITHSONG</text:p>
      <text:p text:style-name="P8"><text:tab/><text:tab/>Casper said someone was at his door. I thought</text:p>
      <text:p text:style-name="P8"><text:tab/><text:tab/>we may have been boarded during the night.</text:p>
      <text:p text:style-name="P7"/>
      <text:p text:style-name="P7">EURADYNE</text:p>
      <text:p text:style-name="P8"><text:tab/><text:tab/>Well as this is the only vessel of its kind</text:p>
      <text:p text:style-name="P8"><text:tab/><text:tab/>that is... sorry. I...</text:p>
      <text:p text:style-name="P7"/>
      <text:p text:style-name="P7">PAULO SNYDESMITH</text:p>
      <text:p text:style-name="P8"><text:tab/><text:tab/>I think you should get some sleep. (He puts his</text:p>
      <text:p text:style-name="P8"><text:tab/><text:tab/>harpoon back in his rack). I'm going in</text:p>
      <text:p text:style-name="P8"><text:tab/><text:tab/>myself, it's freezing here.</text:p>
      <text:p text:style-name="P7"/>
      <text:p text:style-name="P7">EURADYNE</text:p>
      <text:p text:style-name="P8"><text:tab/><text:tab/>Goodnight Paulo.</text:p>
      <text:p text:style-name="P7"/>
      <text:p text:style-name="P7">PAULO SNYDESMITH</text:p>
      <text:p text:style-name="P7">(Smiles, waves and exits).</text:p>
      <text:p text:style-name="P7"/>
      <text:p text:style-name="P7">CASPIAN CASPIANUS</text:p>
      <text:p text:style-name="P8"><text:tab/><text:tab/>I'm glad you came when you did.</text:p>
      <text:p text:style-name="P7"/>
      <text:p text:style-name="P7">EURADYNE</text:p>
      <text:p text:style-name="P8"><text:tab/><text:tab/>I heard noises. Let me put this bluntly. Have</text:p>
      <text:p text:style-name="P8"><text:tab/><text:tab/>you been sneaking for food?</text:p>
      <text:p text:style-name="P7"/>
      <text:p text:style-name="P7">CASPER CASPIANUS</text:p>
      <text:p text:style-name="P8"><text:tab/><text:tab/>Sorry? No. What do you mean?</text:p>
      <text:p text:style-name="P7"/>
      <text:p text:style-name="P7">EURADYNE</text:p>
      <text:p text:style-name="P8"><text:tab/><text:tab/>Oh nothing. Let's turn in. It's horrible weather.</text:p>
      <text:p text:style-name="P8"/>
      <text:p text:style-name="P7">CASPER CASPIANUS</text:p>
      <text:p text:style-name="P7">Ok. Euradyne, did you try my door a minute ago?</text:p>
      <text:p text:style-name="P8"/>
      <text:p text:style-name="P7">EURADYNE</text:p>
      <text:p text:style-name="P8"><text:tab/><text:tab/>No. Goodnight. (She stumbles for a moment and falls). <text:tab/><text:tab/></text:p>
      <text:p text:style-name="P8"><text:tab/></text:p>
      <text:p text:style-name="P7">CASPER CASPIANUS</text:p>
      <text:p text:style-name="P8"><text:tab/><text:tab/>Are you all right?</text:p>
      <text:p text:style-name="P7"/>
      <text:p text:style-name="P7">EURADYNE</text:p>
      <text:p text:style-name="P7">Yes, just so tired I'm giddy. Goodnight. (Exits)</text:p>
      <text:p text:style-name="P8"/>
      <text:p text:style-name="P7">CASPER CASPIANUS</text:p>
      <text:p text:style-name="P8"><text:tab/><text:tab/>Night. (Strolls back to the aft).</text:p>
      <text:p text:style-name="P7"><text:soft-page-break/>(Recall carriage scene in LOTA Part I)</text:p>
      <text:p text:style-name="P8"><text:tab/><text:tab/>'As soon as your back is turned Knottingcraft will</text:p>
      <text:p text:style-name="P8"><text:tab/><text:tab/>take a stab at it.'</text:p>
      <text:p text:style-name="P7"/>
      <text:p text:style-name="P7">CASPER CASPIANUS (Enlightened)</text:p>
      <text:p text:style-name="P8"><text:s/><text:tab/><text:tab/>But we had the wrong woman. Euradyne, Marianne,</text:p>
      <text:p text:style-name="P8"><text:tab/><text:tab/>Harry, even Elaine Knottingcraft herself... they</text:p>
      <text:p text:style-name="P8"><text:tab/><text:tab/>would have all been murdered in turn. I thought I</text:p>
      <text:p text:style-name="P8"><text:tab/><text:tab/>was hardened, but I'm still the coward. No more.</text:p>
      <text:p text:style-name="P8"><text:tab/><text:tab/>I shall follow Harry's good advice: <text:span text:style-name="T4">Face or</text:span></text:p>
      <text:p text:style-name="P8"><text:span text:style-name="T4"><text:tab/><text:tab/>destroy all one's fears</text:span>.</text:p>
      <text:p text:style-name="P8"/>
      <text:p text:style-name="P8">CASPER goes below deck to PAULO's cabin and knocks on the door. </text:p>
      <text:p text:style-name="P8"/>
      <text:p text:style-name="P7">PAULO SNYDESMITH</text:p>
      <text:p text:style-name="P8"><text:tab/><text:tab/>What now?</text:p>
      <text:p text:style-name="P7"/>
      <text:p text:style-name="P7">CASPER CASPIANUS</text:p>
      <text:p text:style-name="P8"><text:tab/><text:tab/>You taught me a lesson tonight, and I wanted to</text:p>
      <text:p text:style-name="P8"><text:tab/><text:tab/>thank you.</text:p>
      <text:p text:style-name="P7"/>
      <text:p text:style-name="P7">PAULO SNYDESMITH</text:p>
      <text:p text:style-name="P8"><text:tab/><text:tab/>Really, what do you mean?</text:p>
      <text:p text:style-name="P7"/>
      <text:p text:style-name="P7">CASPER CASPIANUS</text:p>
      <text:p text:style-name="P8"><text:tab/><text:tab/>Not to be angry with the shadows in my past, but</text:p>
      <text:p text:style-name="P8"><text:tab/><text:tab/>to improve myself so that the shadows no longer</text:p>
      <text:p text:style-name="P8"><text:tab/><text:tab/>matter.</text:p>
      <text:p text:style-name="P7"/>
      <text:p text:style-name="P7">PAULO SNYDESMITH</text:p>
      <text:p text:style-name="P8"><text:tab/><text:tab/>Is there a lot of failure in your life?</text:p>
      <text:p text:style-name="P7"/>
      <text:p text:style-name="P7">CASPER CASPIANUS</text:p>
      <text:p text:style-name="P8"><text:tab/><text:tab/>Well I've certainly not had as much fill as you.</text:p>
      <text:p text:style-name="P8"><text:tab/><text:tab/>You must have had scoffed on some real noble and</text:p>
      <text:p text:style-name="P8"><text:tab/><text:tab/>creative slices. Goodnight. (Exits, facing PAULO</text:p>
      <text:p text:style-name="P8"><text:tab/><text:tab/>until he breaks line-of-sight.</text:p>
      <text:p text:style-name="P8"/>
      <text:p text:style-name="P7">PAULO SNYDESMITH</text:p>
      <text:p text:style-name="P8"><text:tab/><text:tab/>Yeah. (Closes door). Wise men may muse and undo</text:p>
      <text:p text:style-name="P8"><text:tab/><text:tab/>a plot, but we shall coin another. (To camera).</text:p>
      <text:p text:style-name="P8"><text:tab/><text:tab/>Return the coin, when it appears counterfeit, but</text:p>
      <text:p text:style-name="P8"><text:tab/><text:tab/>let it pass when thy mind is set upon finer matters. </text:p>
      <text:p text:style-name="P7"/>
      <text:p text:style-name="P7">FADE TO BLACK</text:p>
      <text:p text:style-name="P7"/>
      <text:p text:style-name="P13">EXT. BROKEN CITY of MARBLE AND GOLD</text:p>
      <text:p text:style-name="P7"/>
      <text:p text:style-name="P8"><text:tab/>The scene is an overgrown ruined city, formerly very rich, of marble and gold, with lines of disfigured statues along the roads. In this far distance robots are toiling on the land, some smashing building blocks and others carrying them away. Skeletal corpses, long dead, are scattered about. A cyborg female, attractive, six feet tall and of raven black hair sits on a chair contemplating the horizon. Insects are crawling over her hand, as if she has not moved for years, but her eyes are alert.</text:p>
      <text:p text:style-name="P7"/>
      <text:p text:style-name="P7">INT. DEPTHS OF BUILDING</text:p>
      <text:p text:style-name="P8"><text:tab/>The camera takes us into the depths of one large building, and there in its bowels introduces the audience to a secret chamber where lies an egg shaped device covered in cobwebs. A panel on the egg allows one to peek upon its occupant, an aged sleeping man, apparently lifeless.</text:p>
      <text:p text:style-name="P8"/>
      <text:p text:style-name="P7">EXT. SATELLITE</text:p>
      <text:p text:style-name="P8"><text:tab/>A satellite weapon system, way above the planet surface is scanning the boat from Lyonesse. It is analyzing Euradyne, who is in a circle of friends on the deck of the ship. The scanner zooms into her brain, taking a variety of spectra. We see the close-up of a virus particle penetrating one of her brain cells.</text:p>
      <text:p text:style-name="P8"/>
      <text:p text:style-name="P7">INT. DEPTHS OF BUILDING</text:p>
      <text:p text:style-name="P8"><text:tab/>Before the egg, in view of the figure within, is a screen which suddenly sparks to life. On it's surface appears writing:</text:p>
      <text:p text:style-name="P8"/>
      <text:p text:style-name="P8"><text:tab/>Cure identified. Time expired: 223 years. 127 days.</text:p>
      <text:p text:style-name="P8"><text:tab/>Downloading antibodies...Complete.</text:p>
      <text:p text:style-name="P8"><text:tab/>Synthesizing....Complete.</text:p>
      <text:p text:style-name="P8"><text:tab/>Invigoration systems...Activated.</text:p>
      <text:p text:style-name="P8"><text:tab/>Restoring youth....1%</text:p>
      <text:p text:style-name="P8"/>
      <text:p text:style-name="P8">The final figure ticks up percent by percent. The egg is flooded with light and fluids begin to flow into it. The face behind the panel becomes noticably younger and its eyes flick open.</text:p>
      <text:p text:style-name="P8"/>
      <text:p text:style-name="P7">EXT. BROKEN CITY</text:p>
      <text:p text:style-name="P8"><text:tab/></text:p>
      <text:p text:style-name="P8"><text:tab/>The cyborg in the city suddenly becomes animated and begins to shed tears. Elated, she charges into the building in which the occupant of the egg is awakening. The robots in the distance begin to bellow, turn and salute towards to the city. The camera zooms out to the surrounding countryside, which is populated by robots all standing to attention and blowing their klaxons.</text:p>
      <text:p text:style-name="P8"/>
      <text:p text:style-name="P8"><text:tab/></text:p>
      <text:p text:style-name="P13">INT. CASPER's CABIN</text:p>
      <text:p text:style-name="P8"><text:tab/>CASPER is still sleeping in bed. He has many sheets messily piled on top of his duvet, as if he has slept in great agitation.</text:p>
      <text:p text:style-name="P8"/>
      <text:p text:style-name="P8"><text:tab/>The comes a repeated loud knocking on his door which has been braced shut with a heavy chair and towels.</text:p>
      <text:p text:style-name="P8"/>
      <text:p text:style-name="P7">CASPER CASPIANUS (awakes and calls out).</text:p>
      <text:p text:style-name="P8"><text:tab/><text:tab/>Hello?</text:p>
      <text:p text:style-name="P7"/>
      <text:p text:style-name="P7">KNOTTINGCRAFT</text:p>
      <text:p text:style-name="P8"><text:tab/><text:tab/>Caspian? It's nearly eleven!</text:p>
      <text:p text:style-name="P7"/>
      <text:p text:style-name="P7">CASPER CASPIANUS</text:p>
      <text:p text:style-name="P8"><text:tab/><text:tab/>One moment.</text:p>
      <text:p text:style-name="P8"/>
      <text:p text:style-name="P8">Reaching out of bed, he drags the sheets and duvet with him, he pulls the chair from the door, and takes the towels, throwing them on the chair. He unlocks the door catch and retires back to bed.</text:p>
      <text:p text:style-name="P8"/>
      <text:p text:style-name="P7">KNOTTINGCRAFT (Pushing the door open)</text:p>
      <text:p text:style-name="P8"><text:tab/><text:tab/>What's the matter? Ah you have a chill!</text:p>
      <text:p text:style-name="P8"/>
      <text:p text:style-name="P7">CASPER CASPIANUS</text:p>
      <text:p text:style-name="P8"><text:tab/><text:tab/>(Coughs) Dying. <text:s/>I snared an ague last night.</text:p>
      <text:p text:style-name="P8"/>
      <text:p text:style-name="P7">KNOTTINGCRAFT</text:p>
      <text:p text:style-name="P8"><text:tab/><text:tab/>It was quite cold. Are you fit for work?</text:p>
      <text:p text:style-name="P8"/>
      <text:p text:style-name="P7">CASPER CASPIANUS</text:p>
      <text:p text:style-name="P8"><text:tab/><text:tab/>Do you think I could have a day off?</text:p>
      <text:p text:style-name="P7"/>
      <text:p text:style-name="P7">KNOTTINGCRAFT</text:p>
      <text:p text:style-name="P8"><text:tab/><text:tab/>I guess so. I'll organize the others. (Turns to exit).</text:p>
      <text:p text:style-name="P7"/>
      <text:p text:style-name="P7">CASPER CASPIANUS</text:p>
      <text:p text:style-name="P8"><text:tab/><text:tab/>Wait. (Coughs). Did you see anyone about in the</text:p>
      <text:p text:style-name="P8"><text:tab/><text:tab/>early hours?</text:p>
      <text:p text:style-name="P8"/>
      <text:p text:style-name="P7">KNOTTINGCRAFT</text:p>
      <text:p text:style-name="P8"><text:tab/><text:tab/>I went to bed early. Why do you ask?</text:p>
      <text:p text:style-name="P7"/>
      <text:p text:style-name="P7">CASPER CASPIANUS</text:p>
      <text:p text:style-name="P8"><text:tab/><text:tab/>What do you think of Snydesmith?</text:p>
      <text:p text:style-name="P7"/>
      <text:p text:style-name="P7">KNOTTINGCRAFT</text:p>
      <text:p text:style-name="P8"><text:tab/><text:tab/>No opinions. What is there between you two?</text:p>
      <text:p text:style-name="P7"/>
      <text:p text:style-name="P7">CASPER CASPIANUS</text:p>
      <text:p text:style-name="P8"><text:tab/><text:tab/>There is a smell about him. The stink of iniquity.</text:p>
      <text:p text:style-name="P8"><text:tab/><text:tab/></text:p>
      <text:p text:style-name="P8"/>
      <text:p text:style-name="P8"/>
      <text:p text:style-name="P7"><text:soft-page-break/>KNOTTINGCRAFT</text:p>
      <text:p text:style-name="P7">(Looks through porthole)</text:p>
      <text:p text:style-name="P8"><text:tab/><text:tab/>I'm gagged.</text:p>
      <text:p text:style-name="P7"/>
      <text:p text:style-name="P7">CASPER CASPIANUS</text:p>
      <text:p text:style-name="P8"><text:tab/><text:tab/>I've had time to think on a few things. I used to</text:p>
      <text:p text:style-name="P8"><text:tab/><text:tab/>be scared of you. I considered you a threat.</text:p>
      <text:p text:style-name="P7"/>
      <text:p text:style-name="P7">KNOTTINGCRAFT</text:p>
      <text:p text:style-name="P8"><text:tab/><text:tab/>And now?</text:p>
      <text:p text:style-name="P7"/>
      <text:p text:style-name="P7">CASPER CASPIANUS</text:p>
      <text:p text:style-name="P8"><text:tab/><text:tab/>Not as great a threat as many other things ahead.</text:p>
      <text:p text:style-name="P8"><text:tab/><text:tab/>You resigned the executive when you came here yes?</text:p>
      <text:p text:style-name="P7"/>
      <text:p text:style-name="P7">KNOTTINGCRAFT</text:p>
      <text:p text:style-name="P8"><text:tab/><text:tab/>For once I can honestly say, <text:span text:style-name="T4">we are all equal now</text:span>.</text:p>
      <text:p text:style-name="P7"/>
      <text:p text:style-name="P7">CASPER CASPIANUS</text:p>
      <text:p text:style-name="P8"><text:tab/><text:tab/>Tell me why.</text:p>
      <text:p text:style-name="P7"/>
      <text:p text:style-name="P7">KNOTTINGCRAFT</text:p>
      <text:p text:style-name="P8"><text:tab/><text:tab/>When <text:span text:style-name="T4">he</text:span> came back...from the morgue. I had</text:p>
      <text:p text:style-name="P8"><text:tab/><text:tab/>episodes... nightmares... he haunted my every</text:p>
      <text:p text:style-name="P8"><text:tab/><text:tab/>rest. My ambition pales to Shyreman's, or whatever</text:p>
      <text:p text:style-name="P8"><text:tab/><text:tab/>it is that hosts his body. The land is dying. We</text:p>
      <text:p text:style-name="P8"><text:tab/><text:tab/>all see that. I yearned for my own dynasty. <text:tab/>A <text:tab/><text:tab/><text:tab/><text:tab/>comfortable retirement. Freedom from toil, but it is</text:p>
      <text:p text:style-name="P8"><text:tab/><text:tab/>not to be, can never be. Lyonesse is in its death</text:p>
      <text:p text:style-name="P8"><text:tab/><text:tab/>throws. Helen Hunter rules now. She will come</text:p>
      <text:p text:style-name="P8"><text:tab/><text:tab/>to understand that I took the selfish option.</text:p>
      <text:p text:style-name="P8"/>
      <text:p text:style-name="P7">CASPER CASPIANUS</text:p>
      <text:p text:style-name="P8"><text:tab/><text:tab/>I think Snydesmith has more duties that he lets</text:p>
      <text:p text:style-name="P8"><text:tab/><text:tab/>on. He is her claw. And he will rake us when it</text:p>
      <text:p text:style-name="P8"><text:tab/><text:tab/>is opportune. We should kill him.</text:p>
      <text:p text:style-name="P8"/>
      <text:p text:style-name="P7">KNOTTINGCRAFT</text:p>
      <text:p text:style-name="P8"><text:tab/><text:tab/>He got the better of you when you were both</text:p>
      <text:p text:style-name="P8"><text:tab/><text:tab/>drunk, yes?</text:p>
      <text:p text:style-name="P8"/>
      <text:p text:style-name="P7">CASPER CASPIANUS</text:p>
      <text:p text:style-name="P8"><text:tab/><text:tab/>I thought you said we would forget that!</text:p>
      <text:p text:style-name="P7"/>
      <text:p text:style-name="P7">KNOTTINGCRAFT</text:p>
      <text:p text:style-name="P8"><text:tab/><text:tab/>You were rude to me, and in public. I'll never</text:p>
      <text:p text:style-name="P8"><text:tab/><text:tab/>forgive you.</text:p>
      <text:p text:style-name="P8"/>
      <text:p text:style-name="P7">CASPER CASPIANUS</text:p>
      <text:p text:style-name="P8"><text:tab/><text:tab/>And as I said before, I'll never provide you</text:p>
      <text:p text:style-name="P8"><text:tab/><text:tab/>with an apology, whatever injustice I do you.</text:p>
      <text:p text:style-name="P8"/>
      <text:p text:style-name="P8"/>
      <text:p text:style-name="P7"><text:soft-page-break/>KNOTTINGCRAFT</text:p>
      <text:p text:style-name="P7">(Returns to staring out the port hole)</text:p>
      <text:p text:style-name="P8"><text:tab/><text:tab/>I've neither heard nor seen him do anything</text:p>
      <text:p text:style-name="P8"><text:tab/><text:tab/>suspicious.</text:p>
      <text:p text:style-name="P8"/>
      <text:p text:style-name="P7">CASPER CASPIANUS</text:p>
      <text:p text:style-name="P8"><text:tab/><text:tab/>Last night, I think he was at my door. I was about</text:p>
      <text:p text:style-name="P8"><text:tab/><text:tab/>to go to bed. I guess he thought I was <text:tab/>sleeping. As </text:p>
      <text:p text:style-name="P8"><text:tab/><text:tab/>I expected, he was sneaking about in the fog.</text:p>
      <text:p text:style-name="P8"/>
      <text:p text:style-name="P7">KNOTTINGCRAFT</text:p>
      <text:p text:style-name="P8"><text:tab/><text:tab/>Have you been stealing rations?</text:p>
      <text:p text:style-name="P7"/>
      <text:p text:style-name="P7">CASPER CASPIANUS</text:p>
      <text:p text:style-name="P8"><text:tab/><text:tab/>No! Why do people keep acusing me?</text:p>
      <text:p text:style-name="P7"/>
      <text:p text:style-name="P7">KNOTTINGCRAFT</text:p>
      <text:p text:style-name="P8"><text:tab/><text:tab/>Euradyne said you had been pestering her for fish.</text:p>
      <text:p text:style-name="P8"><text:tab/><text:tab/>Food has gone missing.</text:p>
      <text:p text:style-name="P7"/>
      <text:p text:style-name="P7">CASPER CASPIANUS</text:p>
      <text:p text:style-name="P8"><text:tab/><text:tab/>Why would she lie? Wait. That was ages ago, back</text:p>
      <text:p text:style-name="P8"><text:tab/><text:tab/>on Lyonesse. I was starving back then. Snydesmith</text:p>
      <text:p text:style-name="P8"><text:tab/><text:tab/>is the fat man. You should accuse him before me.</text:p>
      <text:p text:style-name="P7"/>
      <text:p text:style-name="P7">KNOTTINGCRAFT</text:p>
      <text:p text:style-name="P8"><text:tab/><text:tab/>I want you to show more restraint.</text:p>
      <text:p text:style-name="P7"/>
      <text:p text:style-name="P7">CASPER CASPIANUS</text:p>
      <text:p text:style-name="P8"><text:tab/><text:tab/>We, in our profession, have a saying: the good</text:p>
      <text:p text:style-name="P8"><text:tab/><text:tab/>hunter never kills to avenge, and never dallies</text:p>
      <text:p text:style-name="P8"><text:tab/><text:tab/>to defend. If there is a rogue animal that does </text:p>
      <text:p text:style-name="P8"><text:tab/><text:tab/>not find a course to flee then I will put it down.</text:p>
      <text:p text:style-name="P8"/>
      <text:p text:style-name="P7">KNOTTINGCRAFT</text:p>
      <text:p text:style-name="P8"><text:tab/><text:tab/>Well I advise against, but if it comes down</text:p>
      <text:p text:style-name="P8"><text:tab/><text:tab/>to it then I guess Shyreman will be your judge.</text:p>
      <text:p text:style-name="P8"/>
      <text:p text:style-name="P7">SHYREMAN (appears at the door).</text:p>
      <text:p text:style-name="P8"><text:tab/><text:tab/>Advise against what?</text:p>
      <text:p text:style-name="P7"/>
      <text:p text:style-name="P7">CASPER CASPIANUS</text:p>
      <text:p text:style-name="P8"><text:tab/><text:tab/>Killing Paulo Snydesmith.</text:p>
      <text:p text:style-name="P7"/>
      <text:p text:style-name="P7">HARRY SHRYREMAN</text:p>
      <text:p text:style-name="P8"><text:tab/><text:tab/>Careful Casper. We need all focus on the tasks</text:p>
      <text:p text:style-name="P8"><text:tab/><text:tab/>at hand, be the hands good or otherwise. We are</text:p>
      <text:p text:style-name="P8"><text:tab/><text:tab/>eight here. Every man we lose pushes Lyonesse</text:p>
      <text:p text:style-name="P8"><text:tab/><text:tab/>closer to peril. Seven could soon become five.</text:p>
      <text:p text:style-name="P8"/>
      <text:p text:style-name="P8"/>
      <text:p text:style-name="P8"/>
      <text:p text:style-name="P8"/>
      <text:p text:style-name="P7"><text:soft-page-break/>CASPER CASPIANUS</text:p>
      <text:p text:style-name="P8"><text:tab/><text:tab/>I just hope I live long enough to appreciate your <text:tab/><text:tab/><text:tab/>diligence. Sheep I may be, and sheep I may follow,</text:p>
      <text:p text:style-name="P8"><text:tab/><text:tab/>but I’ll ne’er mistake wolf for shepherd.</text:p>
      <text:p text:style-name="P8"/>
      <text:p text:style-name="P7">HARRY SHRYEMAN</text:p>
      <text:p text:style-name="P8"><text:tab/><text:tab/>We are on your side Casper, but expedience must</text:p>
      <text:p text:style-name="P8"><text:tab/><text:tab/>rule for now. (Staggers). It’s getting worse I’m</text:p>
      <text:p text:style-name="P8"><text:tab/><text:tab/>afraid. I don’t know what the plants did to me,</text:p>
      <text:p text:style-name="P8"><text:tab/><text:tab/>but it seems the nectar of Lyonesse is venom beyond</text:p>
      <text:p text:style-name="P8"><text:tab/><text:tab/>its shores.</text:p>
      <text:p text:style-name="P8"/>
      <text:p text:style-name="P3">CASPIAN CASPIANUS</text:p>
      <text:p text:style-name="P2"><text:tab/><text:tab/>Is there anything we can do?</text:p>
      <text:p text:style-name="P3"/>
      <text:p text:style-name="P3">SHYREMAN</text:p>
      <text:p text:style-name="P2"><text:tab/><text:tab/>When I see the raven perched on your shoulder</text:p>
      <text:p text:style-name="P2"><text:tab/><text:tab/>I’ll give you instructions. <text:span text:style-name="T1">Seems you are ill</text:span></text:p>
      <text:p text:style-name="P5"><text:tab/><text:tab/>yourself.</text:p>
      <text:p text:style-name="P3"/>
      <text:p text:style-name="P3">KNOTTINGCRAFT</text:p>
      <text:p text:style-name="P8"><text:tab/><text:tab/>He has an ardent ague. I guess it’s the girls turn</text:p>
      <text:p text:style-name="P8"><text:tab/><text:tab/>to do the heavy work. (To Shyreman) Can you help</text:p>
      <text:p text:style-name="P8"><text:tab/><text:tab/>with the wheel?</text:p>
      <text:p text:style-name="P8"/>
      <text:p text:style-name="P7">SHYREMAN</text:p>
      <text:p text:style-name="P8"><text:tab/><text:tab/>I'll try. But Euradyne wants everyone in the</text:p>
      <text:p text:style-name="P8"><text:tab/><text:tab/>kitchen first. Come on. And don't make jokes</text:p>
      <text:p text:style-name="P8"><text:tab/><text:tab/>about her, she has been having some problems</text:p>
      <text:p text:style-name="P8"><text:tab/><text:tab/>as of late.</text:p>
      <text:p text:style-name="P8"/>
      <text:p text:style-name="P7">KNOTTINGCRAFT</text:p>
      <text:p text:style-name="P8"><text:tab/><text:tab/>It's tension, that's all.</text:p>
      <text:p text:style-name="P8"/>
      <text:p text:style-name="P7">SHYREMAN</text:p>
      <text:p text:style-name="P8"><text:tab/><text:tab/>I hope that's all.</text:p>
      <text:p text:style-name="P14">EXT. RUINED MARBLE CITY, GARDEN IN SUBURB</text:p>
      <text:p text:style-name="P8"/>
      <text:p text:style-name="P8"><text:tab/>Sitting on a lover's swing is Richard Freeman (Freeman the First), a handsome looking man in his mid thirties. He is wearing a white suit and white top hat. His eyes are tired and strained, which flicker as he tries to keep them open. He is feeding a squirrel with bread crusts. DIANA, the the female cyborg from the earlier scene, <text:s/>approaches. She is in a tight black dress and has her hair done in a high ponytail. She carries a tray of sandwiches which she shares as she sits beside him.</text:p>
      <text:p text:style-name="P8"/>
      <text:p text:style-name="P7">RICHARD FREEMAN</text:p>
      <text:p text:style-name="P8"><text:tab/><text:tab/>These are lovely thankyou.</text:p>
      <text:p text:style-name="P7"/>
      <text:p text:style-name="P7">DIANA</text:p>
      <text:p text:style-name="P8"><text:tab/><text:tab/>Koala-lamb, have you tried them before?</text:p>
      <text:p text:style-name="P7"/>
      <text:p text:style-name="P7">RICHARD FREEMAN</text:p>
      <text:p text:style-name="P8"><text:tab/><text:tab/>When a toddler. Didn't the little fellows go</text:p>
      <text:p text:style-name="P8"><text:tab/><text:tab/>extinct?</text:p>
      <text:p text:style-name="P7"/>
      <text:p text:style-name="P7">DIANA</text:p>
      <text:p text:style-name="P8"><text:tab/><text:tab/>A lot has changed while your slept. There is so</text:p>
      <text:p text:style-name="P8"><text:tab/><text:tab/>much I want to show you!</text:p>
      <text:p text:style-name="P7"/>
      <text:p text:style-name="P7">RICHARD FREEMAN</text:p>
      <text:p text:style-name="P8"><text:tab/><text:tab/>I'm not up for much. There is something burnt out</text:p>
      <text:p text:style-name="P8"><text:tab/><text:tab/>up there. (He indicates his head).</text:p>
      <text:p text:style-name="P7"/>
      <text:p text:style-name="P7">DIANA (Looks deeply into his eyes)</text:p>
      <text:p text:style-name="P8"><text:tab/><text:tab/>Brain cells are the last to regenerate. Within two</text:p>
      <text:p text:style-name="P8"><text:tab/><text:tab/>weeks you will have full function.</text:p>
      <text:p text:style-name="P7"/>
      <text:p text:style-name="P7">RICHARD FREEMAN</text:p>
      <text:p text:style-name="P8"><text:tab/><text:tab/>You have the most beautiful eyes. I could lose</text:p>
      <text:p text:style-name="P8"><text:tab/><text:tab/>myself swimming in them.</text:p>
      <text:p text:style-name="P7"/>
      <text:p text:style-name="P7">DIANA</text:p>
      <text:p text:style-name="P8"><text:tab/><text:tab/>Thankyou.</text:p>
      <text:p text:style-name="P7"/>
      <text:p text:style-name="P7">RICHARD FREEMAN</text:p>
      <text:p text:style-name="P8"><text:tab/><text:tab/>And such marvellous legs. I could spend an</text:p>
      <text:p text:style-name="P8"><text:tab/><text:tab/>eternity between your thighs.</text:p>
      <text:p text:style-name="P7"/>
      <text:p text:style-name="P7">DIANA</text:p>
      <text:p text:style-name="P8"><text:tab/><text:tab/>I could keep you prisoner between them if you so</text:p>
      <text:p text:style-name="P8"><text:tab/><text:tab/>wish.</text:p>
      <text:p text:style-name="P7"/>
      <text:p text:style-name="P7">RICHARD FREEMAN</text:p>
      <text:p text:style-name="P8"><text:tab/><text:tab/>Yes please, but first, we have a world to</text:p>
      <text:p text:style-name="P8"><text:tab/><text:tab/>repopulate. To<text:tab/>rebuild. How are things coming</text:p>
      <text:p text:style-name="P8"><text:tab/><text:tab/>along?</text:p>
      <text:p text:style-name="P7"/>
      <text:p text:style-name="P7"><text:soft-page-break/>DIANA</text:p>
      <text:p text:style-name="P8"><text:tab/><text:tab/>The forests have almost all been seeded. I</text:p>
      <text:p text:style-name="P8"><text:tab/><text:tab/>started with the other continents. Demolitions</text:p>
      <text:p text:style-name="P8"><text:tab/><text:tab/>is taking time, more than a century and a half</text:p>
      <text:p text:style-name="P8"><text:tab/><text:tab/>and still three-quarters to go.</text:p>
      <text:p text:style-name="P7"/>
      <text:p text:style-name="P7">RICHARD FREEMAN</text:p>
      <text:p text:style-name="P8"><text:tab/><text:tab/>This place is still pretty intact. What is the</text:p>
      <text:p text:style-name="P8"><text:tab/><text:tab/>schedule?</text:p>
      <text:p text:style-name="P8"/>
      <text:p text:style-name="P7">DIANA</text:p>
      <text:p text:style-name="P8"><text:tab/><text:tab/>I moved it to to the last slot, after the</text:p>
      <text:p text:style-name="P8"><text:tab/><text:tab/>ruins by our zoo. <text:span text:style-name="T4">Operations</text:span> is becoming</text:p>
      <text:p text:style-name="P8"><text:tab/><text:tab/>fragile. I don't think we want too much</text:p>
      <text:p text:style-name="P8"><text:tab/><text:tab/>disturbance nearby until we are done with </text:p>
      <text:p text:style-name="P8"><text:tab/><text:tab/>everything else.</text:p>
      <text:p text:style-name="P8"/>
      <text:p text:style-name="P7">RICHARD FREEMAN</text:p>
      <text:p text:style-name="P8"><text:tab/><text:tab/>They said these buildings would last forever, but</text:p>
      <text:p text:style-name="P8"><text:tab/><text:tab/>the moment the power went down... The water has</text:p>
      <text:p text:style-name="P8"><text:tab/><text:tab/>got into the stonework. Give it another fifty</text:p>
      <text:p text:style-name="P8"><text:tab/><text:tab/>years and our base will collapse.</text:p>
      <text:p text:style-name="P8"/>
      <text:p text:style-name="P7">DIANA</text:p>
      <text:p text:style-name="P8"><text:tab/><text:tab/>Fortunate you awakened when you did.</text:p>
      <text:p text:style-name="P7"/>
      <text:p text:style-name="P7">RICHARD FREEMAN</text:p>
      <text:p text:style-name="P8"><text:tab/><text:tab/>Were you lonely without me?</text:p>
      <text:p text:style-name="P8"/>
      <text:p text:style-name="P7">DIANA</text:p>
      <text:p text:style-name="P8"><text:tab/><text:tab/>I came close to ending it all, on more than one</text:p>
      <text:p text:style-name="P8"><text:tab/><text:tab/>occasion. I thought of punching my fist through</text:p>
      <text:p text:style-name="P8"><text:tab/><text:tab/>your<text:tab/>tank. To die with you. You condemned me to </text:p>
      <text:p text:style-name="P8"><text:tab/><text:tab/>decades of singularity.</text:p>
      <text:p text:style-name="P8"/>
      <text:p text:style-name="P7">RICHARD FREEMAN</text:p>
      <text:p text:style-name="P8"><text:tab/><text:tab/>I could conceive of no other way. It shall not</text:p>
      <text:p text:style-name="P8"><text:tab/><text:tab/>happen again. My condition, how was the cure found?</text:p>
      <text:p text:style-name="P8"/>
      <text:p text:style-name="P7">DIANA</text:p>
      <text:p text:style-name="P8"><text:tab/><text:tab/>I did some research myself. It is caused by a</text:p>
      <text:p text:style-name="P8"><text:tab/> <text:s text:c="4"/>virus that yields two signficant species of</text:p>
      <text:p text:style-name="P8"><text:tab/><text:tab/>protein, both adapted to your particular celluar</text:p>
      <text:p text:style-name="P8"><text:tab/><text:tab/>idiosyncracies. The first tricks your immune system</text:p>
      <text:p text:style-name="P8"><text:tab/><text:tab/>into believing the virus is native to your</text:p>
      <text:p text:style-name="P8"><text:tab/><text:tab/>physiology, the second is an enzyme that catalyzes </text:p>
      <text:p text:style-name="P8"><text:tab/><text:tab/>the disintigration of neural tissue.</text:p>
      <text:p text:style-name="P8"/>
      <text:p text:style-name="P7">RICHARD FREEMAN</text:p>
      <text:p text:style-name="P8"><text:tab/><text:tab/>Your powers are remarkable. You cultured antivirus</text:p>
      <text:p text:style-name="P8"><text:tab/><text:tab/>or an antitoxin?</text:p>
      <text:p text:style-name="P8"/>
      <text:p text:style-name="P8"/>
      <text:p text:style-name="P8"><text:soft-page-break/></text:p>
      <text:p text:style-name="P7">DIANA</text:p>
      <text:p text:style-name="P8"><text:tab/><text:tab/>Neither. The biocombinators were not helpful. The</text:p>
      <text:p text:style-name="P8"><text:tab/><text:tab/>moment they identify the virus their programs abort</text:p>
      <text:p text:style-name="P8"><text:tab/><text:tab/>permuatation analsis. The creators of the disease</text:p>
      <text:p text:style-name="P8"><text:tab/><text:tab/>must have<text:tab/>liaised with the core programmers of our <text:tab/><text:tab/><text:tab/>biotech. I knew Lyonesse was a mistake.</text:p>
      <text:p text:style-name="P8"/>
      <text:p text:style-name="P7">RICHARD FREEMAN</text:p>
      <text:p text:style-name="P8"><text:tab/><text:tab/>So how was I cured?</text:p>
      <text:p text:style-name="P7"/>
      <text:p text:style-name="P7">DIANA</text:p>
      <text:p text:style-name="P8"><text:tab/><text:tab/>That was quite the riddle. I had your descendants</text:p>
      <text:p text:style-name="P8"><text:tab/><text:tab/>infected in their thirties. All died. Except the</text:p>
      <text:p text:style-name="P8"><text:tab/><text:tab/>last – Euradyne. <text:span text:style-name="T4">MetaBrain </text:span>forecast her death in </text:p>
      <text:p text:style-name="P8"><text:tab/><text:tab/>2-3 months with no possibility of survival. The virus </text:p>
      <text:p text:style-name="P8"><text:tab/><text:tab/>had penetrated her cortex and was already producing <text:tab/><text:tab/><text:tab/>dementia. Critical motor neurone failure was almost <text:tab/><text:tab/><text:tab/>realized. Then last night, she was subject to unusual <text:tab/><text:tab/><text:tab/>metabolic effects, the kind to which you were subject</text:p>
      <text:p text:style-name="P8"><text:tab/><text:tab/>in your restoration after your awakening. Her immune <text:tab/><text:tab/><text:tab/>system was repaired in some manner and she developed <text:tab/><text:tab/><text:tab/>resistance. <text:span text:style-name="T4">Metabrain</text:span> has had its attention devoted </text:p>
      <text:p text:style-name="P8"><text:tab/><text:tab/>to her and relayed me schematics of her antibodies. </text:p>
      <text:p text:style-name="P8"><text:tab/><text:tab/>Seems they are<text:tab/>completely effective.</text:p>
      <text:p text:style-name="P8"/>
      <text:p text:style-name="P7">RICHARD FREEMAN</text:p>
      <text:p text:style-name="P8"><text:tab/><text:tab/>Where is <text:span text:style-name="T4">Euradyne</text:span> at the moment?</text:p>
      <text:p text:style-name="P7"/>
      <text:p text:style-name="P7">DIANA</text:p>
      <text:p text:style-name="P8"><text:tab/><text:tab/>Crossing the ocean. She has escaped Lyonesse.</text:p>
      <text:p text:style-name="P7"/>
      <text:p text:style-name="P7">RICHARD FREEMAN</text:p>
      <text:p text:style-name="P8"><text:tab/><text:tab/>That is impossible!</text:p>
      <text:p text:style-name="P7"/>
      <text:p text:style-name="P7">DIANA</text:p>
      <text:p text:style-name="P8"><text:tab/><text:tab/>She is on a boat. The <text:span text:style-name="T4">Dragon </text:span>is doing its</text:p>
      <text:p text:style-name="P8"><text:tab/><text:tab/>job, as you told it to do before you slept.</text:p>
      <text:p text:style-name="P8"><text:tab/><text:tab/></text:p>
      <text:p text:style-name="P7">RICHARD FREEMAN</text:p>
      <text:p text:style-name="P8"><text:tab/><text:tab/>I stipulated that construction of the boat should</text:p>
      <text:p text:style-name="P8"><text:tab/><text:tab/>begin if and only if I died. (Diana shrugs).</text:p>
      <text:p text:style-name="P8"/>
      <text:p text:style-name="P7">DIANA</text:p>
      <text:p text:style-name="P8"><text:tab/><text:tab/>She is with travellers seven. One of these is most</text:p>
      <text:p text:style-name="P8"><text:tab/><text:tab/>odd. Harry Shyreman. He is a source of unusual</text:p>
      <text:p text:style-name="P8"><text:tab/><text:tab/>phenomena, beyond the framework of our knowlege.</text:p>
      <text:p text:style-name="P8"/>
      <text:p text:style-name="P7"/>
      <text:p text:style-name="P7">RICHARD FREEMAN</text:p>
      <text:p text:style-name="P8"><text:s/><text:tab/><text:tab/>The Shyreman line, they volunteered for farming.</text:p>
      <text:p text:style-name="P8"><text:tab/><text:tab/>Their creed prefered the outdoors... they were</text:p>
      <text:p text:style-name="P8"/>
      <text:p text:style-name="P8"><text:soft-page-break/></text:p>
      <text:p text:style-name="P7">RICHARD FREEMAN. CONT.</text:p>
      <text:p text:style-name="P8"><text:tab/><text:tab/>given omnisymbiosis and Sapient Induction</text:p>
      <text:p text:style-name="P8"><text:tab/><text:tab/>Husbandry. It was all textbook stuff.</text:p>
      <text:p text:style-name="P8"/>
      <text:p text:style-name="P7">DIANA</text:p>
      <text:p text:style-name="P8"><text:tab/><text:tab/>Could Euradyne have been exposed to them?</text:p>
      <text:p text:style-name="P8"/>
      <text:p text:style-name="P7">RICHARD FREEMAN</text:p>
      <text:p text:style-name="P8"><text:tab/><text:tab/>Possibly.<text:tab/>By whatever path, providence has brought</text:p>
      <text:p text:style-name="P8"><text:tab/><text:tab/>me back. But what if, in the ultimate, it does not</text:p>
      <text:p text:style-name="P8"><text:tab/><text:tab/>serve me? I must see the end before I tread</text:p>
      <text:p text:style-name="P8"><text:tab/><text:tab/>further. I must know all.</text:p>
      <text:p text:style-name="P8"/>
      <text:p text:style-name="P7">(DIANA hugs him).</text:p>
      <text:p text:style-name="P7"/>
      <text:p text:style-name="P7">RICHARD FREEMAN</text:p>
      <text:p text:style-name="P8"><text:tab/><text:tab/>When my brain is whole.</text:p>
      <text:p text:style-name="P7"/>
      <text:p text:style-name="P7">FADE TO BLACK</text:p>
      <text:p text:style-name="P7"/>
      <text:p text:style-name="P13">EXT. THE BOAT FROM LYONESSE, NIGHT</text:p>
      <text:p text:style-name="P7"/>
      <text:p text:style-name="P8">Euradyne is at the wheel, piloting the ship through the night, keeping the compass facing West. A thick fog limits vision to a few feet. A knocking comes from the door to the bridge and LEAR FIREMAINE passes through with a flask.</text:p>
      <text:p text:style-name="P7"/>
      <text:p text:style-name="P7">EURADYNE</text:p>
      <text:p text:style-name="P8"><text:tab/><text:tab/>Couldn't you sleep?</text:p>
      <text:p text:style-name="P7"/>
      <text:p text:style-name="P7">LEAR</text:p>
      <text:p text:style-name="P8"><text:tab/><text:tab/>It's too cold to sleep. I thought the cloud cover</text:p>
      <text:p text:style-name="P8"><text:tab/><text:tab/>would offer some relief. Do you fancy tea? </text:p>
      <text:p text:style-name="P8"/>
      <text:p text:style-name="P7">EURADYNE</text:p>
      <text:p text:style-name="P8"><text:tab/><text:tab/>If the flask is still warm. Thank god its only</text:p>
      <text:p text:style-name="P8"><text:tab/><text:tab/>the start of winter. </text:p>
      <text:p text:style-name="P7"/>
      <text:p text:style-name="P7">LEAR</text:p>
      <text:p text:style-name="P8"><text:tab/><text:tab/>You know there is something odd about this fog.</text:p>
      <text:p text:style-name="P7"/>
      <text:p text:style-name="P7">EURADYNE</text:p>
      <text:p text:style-name="P8"><text:tab/><text:tab/>What?</text:p>
      <text:p text:style-name="P7"/>
      <text:p text:style-name="P7">LEAR</text:p>
      <text:p text:style-name="P8"><text:tab/><text:tab/>If you look up there you can see the stars. The</text:p>
      <text:p text:style-name="P8"><text:tab/><text:tab/>fog is thin on top. </text:p>
      <text:p text:style-name="P7"/>
      <text:p text:style-name="P7">EURADYNE</text:p>
      <text:p text:style-name="P8"><text:tab/><text:tab/>What do you think of Snydesmith?</text:p>
      <text:p text:style-name="P7"/>
      <text:p text:style-name="P7">LEAR (Looks guilty and coughs)</text:p>
      <text:p text:style-name="P8"><text:tab/><text:tab/>What do you mean?</text:p>
      <text:p text:style-name="P7"/>
      <text:p text:style-name="P7">EURADYNE</text:p>
      <text:p text:style-name="P8"><text:tab/><text:tab/>He's up to no good. How has he maintained his</text:p>
      <text:p text:style-name="P8"><text:tab/><text:tab/>weight with the shortages?</text:p>
      <text:p text:style-name="P7"/>
      <text:p text:style-name="P7">LEAR</text:p>
      <text:p text:style-name="P8"><text:tab/><text:tab/>He is in the employ of the executive, they have</text:p>
      <text:p text:style-name="P8"><text:tab/><text:tab/>many boons.</text:p>
      <text:p text:style-name="P7"/>
      <text:p text:style-name="P7">EURADYNE</text:p>
      <text:p text:style-name="P8"><text:tab/><text:tab/>And you?</text:p>
      <text:p text:style-name="P7"/>
      <text:p text:style-name="P7">LEAR</text:p>
      <text:p text:style-name="P8"><text:tab/><text:tab/>I have a brother and two sisters. They get their</text:p>
      <text:p text:style-name="P8"><text:tab/><text:tab/>fill from my pay packet.</text:p>
      <text:p text:style-name="P8"/>
      <text:p text:style-name="P7">EURADYNE</text:p>
      <text:p text:style-name="P8"><text:tab/><text:tab/>Has Hunter given you any orders we don't know </text:p>
      <text:p text:style-name="P8"><text:tab/><text:tab/>about?</text:p>
      <text:p text:style-name="P8"/>
      <text:p text:style-name="P7"><text:soft-page-break/>(LEAR stares through the window of the bridge).</text:p>
      <text:p text:style-name="P7"/>
      <text:p text:style-name="P7">LEAR</text:p>
      <text:p text:style-name="P8"><text:tab/><text:tab/>Did you see that?</text:p>
      <text:p text:style-name="P7"/>
      <text:p text:style-name="P7">EURADYNE</text:p>
      <text:p text:style-name="P8"><text:tab/><text:tab/>What?</text:p>
      <text:p text:style-name="P7"/>
      <text:p text:style-name="P7">LEAR</text:p>
      <text:p text:style-name="P8"><text:tab/><text:tab/>There is someone out there, sneaking about.</text:p>
      <text:p text:style-name="P7"/>
      <text:p text:style-name="P7">EURADYNE</text:p>
      <text:p text:style-name="P8"><text:tab/><text:tab/>The food thief?</text:p>
      <text:p text:style-name="P7"/>
      <text:p text:style-name="P7">LEAR</text:p>
      <text:p text:style-name="P8"><text:tab/><text:tab/>I should check. Come with me.</text:p>
      <text:p text:style-name="P7"/>
      <text:p text:style-name="P7">EURADYNE</text:p>
      <text:p text:style-name="P8"><text:tab/><text:tab/>I don't see anything.</text:p>
      <text:p text:style-name="P7"/>
      <text:p text:style-name="P7">LEAR </text:p>
      <text:p text:style-name="P8"><text:tab/><text:tab/>Look there. See.</text:p>
      <text:p text:style-name="P7"/>
      <text:p text:style-name="P7">EURADYNE</text:p>
      <text:p text:style-name="P8"><text:tab/><text:tab/>Nothing. No, I see it now.</text:p>
      <text:p text:style-name="P7"/>
      <text:p text:style-name="P7">LEAR</text:p>
      <text:p text:style-name="P8"><text:tab/><text:tab/>Have you weapons up here?</text:p>
      <text:p text:style-name="P7"/>
      <text:p text:style-name="P7">EURADYNE</text:p>
      <text:p text:style-name="P8"><text:tab/><text:tab/>No weapons please. </text:p>
      <text:p text:style-name="P7"/>
      <text:p text:style-name="P7">LEAR</text:p>
      <text:p text:style-name="P8"><text:tab/><text:tab/>Fine. </text:p>
      <text:p text:style-name="P8"/>
      <text:p text:style-name="P8">(LEAR and EURADYNE climb down from the bridge and head towards the front of the ship, towards the hold).</text:p>
      <text:p text:style-name="P8"/>
      <text:p text:style-name="P7">EURADYNE</text:p>
      <text:p text:style-name="P8"><text:tab/>Come out whoever is there.</text:p>
      <text:p text:style-name="P7"/>
      <text:p text:style-name="P8">LEAR grabs a harpoon, but EURADYNE snatches it off him and rebukes with a grimace.</text:p>
      <text:p text:style-name="P7"/>
      <text:p text:style-name="P7">EURADYNE</text:p>
      <text:p text:style-name="P8"><text:tab/>They must be hiding in the hold.</text:p>
      <text:p text:style-name="P7"/>
      <text:p text:style-name="P7">LEAR</text:p>
      <text:p text:style-name="P7"><text:s/>(tries the lock to the hold)</text:p>
      <text:p text:style-name="P8"><text:tab/>The handle has frozen up.</text:p>
      <text:p text:style-name="P8"/>
      <text:p text:style-name="P8"/>
      <text:p text:style-name="P8"/>
      <text:p text:style-name="P8"><text:soft-page-break/>LEAR pulls out a small screwdriver and hacks the ice away. When it breaks off he puts his weight behind the door and forces it open with a loud crack. <text:span text:style-name="T11">Euradyne's eyes fix upon a child in the corner of the hold, perhaps twelve years old.</text:span></text:p>
      <text:p text:style-name="P7"/>
      <text:p text:style-name="P7">EURADYNE</text:p>
      <text:p text:style-name="P8"><text:tab/><text:tab/>Who are you?</text:p>
      <text:p text:style-name="P7"/>
      <text:p text:style-name="P7">SETH MELLOW</text:p>
      <text:p text:style-name="P8"><text:tab/><text:tab/>Seth Mellow ma'am. </text:p>
      <text:p text:style-name="P7"/>
      <text:p text:style-name="P7">LEAR</text:p>
      <text:p text:style-name="P8"><text:tab/><text:tab/>How long have you been down here.</text:p>
      <text:p text:style-name="P7"/>
      <text:p text:style-name="P7">SETH MELLOW</text:p>
      <text:p text:style-name="P8"><text:tab/><text:tab/>I come down here when people are on deck.</text:p>
      <text:p text:style-name="P7"/>
      <text:p text:style-name="P7">EURADYNE</text:p>
      <text:p text:style-name="P8"><text:tab/><text:tab/>Does anyone know you are here?</text:p>
      <text:p text:style-name="P8"/>
      <text:p text:style-name="P7">SETH MELLOW</text:p>
      <text:p text:style-name="P8"><text:tab/><text:tab/>You ma'am.</text:p>
      <text:p text:style-name="P7"/>
      <text:p text:style-name="P7">EURADYNE</text:p>
      <text:p text:style-name="P8"><text:tab/><text:tab/>You must be freezing. Come we'll get you a proper</text:p>
      <text:p text:style-name="P8"><text:tab/><text:tab/>bed.</text:p>
      <text:p text:style-name="P7"/>
      <text:p text:style-name="P7">SETH MELLOW</text:p>
      <text:p text:style-name="P8"><text:tab/><text:tab/>Thankyou ma'am.</text:p>
      <text:p text:style-name="P7"/>
      <text:p text:style-name="P7">LEAR (Walking him to the cabins)</text:p>
      <text:p text:style-name="P8"><text:tab/><text:tab/>What do you think is going through your parents'</text:p>
      <text:p text:style-name="P8"><text:tab/><text:tab/>minds?</text:p>
      <text:p text:style-name="P7"/>
      <text:p text:style-name="P7">SETH MELLOW</text:p>
      <text:p text:style-name="P8"><text:tab/><text:tab/>They are long dead Sir. I have nobody.</text:p>
      <text:p text:style-name="P7"/>
      <text:p text:style-name="P7">LEAR</text:p>
      <text:p text:style-name="P8"><text:tab/><text:tab/>Mellow, the creed without stress and worry, </text:p>
      <text:p text:style-name="P8"><text:tab/><text:tab/>Masters of conveyance.</text:p>
      <text:p text:style-name="P8"/>
      <text:p text:style-name="P7">SETH MELLOW</text:p>
      <text:p text:style-name="P7">I was in the saddle at three. And your line sir?</text:p>
      <text:p text:style-name="P7"/>
      <text:p text:style-name="P7">LEAR</text:p>
      <text:p text:style-name="P8"><text:tab/><text:tab/>Firemaine. We are marked by acuity and endurance,</text:p>
      <text:p text:style-name="P8"><text:tab/><text:tab/>but the bloodline is diluted. I'm a bit of </text:p>
      <text:p text:style-name="P8"><text:tab/><text:tab/>everything now.</text:p>
      <text:p text:style-name="P8"/>
      <text:p text:style-name="P7"/>
      <text:p text:style-name="P7">EURADYNE</text:p>
      <text:p text:style-name="P8"><text:tab/><text:tab/>How did you survive the cold?</text:p>
      <text:p text:style-name="P7"/>
      <text:p text:style-name="P7"><text:soft-page-break/>SETH MELLOW</text:p>
      <text:p text:style-name="P8"><text:tab/><text:tab/>I have known only the cold ma'am. I can walk</text:p>
      <text:p text:style-name="P8"><text:tab/><text:tab/>naked against a fierce winter's gale and suffer</text:p>
      <text:p text:style-name="P8"><text:tab/><text:tab/>no ill effect.</text:p>
      <text:p text:style-name="P8"/>
      <text:p text:style-name="P7">LEAR</text:p>
      <text:p text:style-name="P8"><text:tab/><text:tab/>That's quite a feat. Even Shyreman and Caspianus</text:p>
      <text:p text:style-name="P8"><text:tab/><text:tab/>feel this chill and they are bred to be weathered </text:p>
      <text:p text:style-name="P8"><text:tab/><text:tab/>against it.</text:p>
      <text:p text:style-name="P8"/>
      <text:p text:style-name="P7">(They arrive at Euradyne's cabin)</text:p>
      <text:p text:style-name="P7"/>
      <text:p text:style-name="P7">EURADYNE</text:p>
      <text:p text:style-name="P8"><text:tab/><text:tab/>Here you can sleep in my bed tonight. My shift </text:p>
      <text:p text:style-name="P8"><text:tab/><text:tab/>has just started.</text:p>
      <text:p text:style-name="P7"/>
      <text:p text:style-name="P7">SETH MELLOW</text:p>
      <text:p text:style-name="P8"><text:tab/><text:tab/>Thankyou Ma'am.</text:p>
      <text:p text:style-name="P7"/>
      <text:p text:style-name="P7">EURADYNE returns to the bridge, followed by LEAR</text:p>
      <text:p text:style-name="P7"/>
      <text:p text:style-name="P7">LEAR</text:p>
      <text:p text:style-name="P8"><text:tab/><text:tab/>Now that was unexpected. The cold is getting to</text:p>
      <text:p text:style-name="P8"><text:tab/><text:tab/>you, you shiver.</text:p>
      <text:p text:style-name="P7"/>
      <text:p text:style-name="P7">EURADYNE</text:p>
      <text:p text:style-name="P8"><text:tab/><text:tab/>It's not cold, it's fear.</text:p>
      <text:p text:style-name="P7"/>
      <text:p text:style-name="P7">LEAR</text:p>
      <text:p text:style-name="P8"><text:tab/><text:tab/>I thought the Freemen were free of fear.</text:p>
      <text:p text:style-name="P7"/>
      <text:p text:style-name="P7">EURADYNE</text:p>
      <text:p text:style-name="P8"><text:tab/><text:tab/>The boy spooked me. He answers questions like</text:p>
      <text:p text:style-name="P8"><text:tab/><text:tab/>Harry. He should be dead. It was freezing in the</text:p>
      <text:p text:style-name="P8"><text:tab/><text:tab/>hold.</text:p>
      <text:p text:style-name="P7"/>
      <text:p text:style-name="P7">LEAR</text:p>
      <text:p text:style-name="P8"><text:tab/><text:tab/>The fog is clearing. You know there was something</text:p>
      <text:p text:style-name="P8"><text:tab/><text:tab/>odd. I read people, that's the acuity of which I </text:p>
      <text:p text:style-name="P8"><text:tab/><text:tab/>spoke, but his face was expressionless. Not fear,</text:p>
      <text:p text:style-name="P8"><text:tab/><text:tab/>nor embarrasment, nor thanks, nor shyness...nothing.</text:p>
      <text:p text:style-name="P8"/>
      <text:p text:style-name="P7">EURADYNE</text:p>
      <text:p text:style-name="P8"><text:tab/><text:tab/>Don't leave until my shift is done. I don't want to</text:p>
      <text:p text:style-name="P8"><text:tab/><text:tab/>be on my own tonight.</text:p>
      <text:p text:style-name="P8"/>
      <text:p text:style-name="P7">LEAR</text:p>
      <text:p text:style-name="P8"><text:tab/><text:tab/>I'm very tired. I could wake Casper.</text:p>
      <text:p text:style-name="P7"/>
      <text:p text:style-name="P7"/>
      <text:p text:style-name="P7">EURADYNE</text:p>
      <text:p text:style-name="P7">Not Casper. I've had enough of him for a while.</text:p>
      <text:p text:style-name="P7"/>
      <text:p text:style-name="P7"><text:soft-page-break/>LEAR</text:p>
      <text:p text:style-name="P8"><text:tab/><text:tab/>He has a crush on you.</text:p>
      <text:p text:style-name="P8"/>
      <text:p text:style-name="P7">EURADYNE</text:p>
      <text:p text:style-name="P8"><text:tab/><text:tab/>You could say that. He is very clingy. I'm sure</text:p>
      <text:p text:style-name="P8"><text:tab/><text:tab/>half his hatred for Knottingcraft is because he</text:p>
      <text:p text:style-name="P8"><text:tab/><text:tab/>fancies her as well.</text:p>
      <text:p text:style-name="P8"/>
      <text:p text:style-name="P7">LEAR</text:p>
      <text:p text:style-name="P8"><text:tab/><text:tab/>He was at the edge of death for two weeks. Then slow <text:tab/><text:tab/><text:tab/>starvation after that for a month. He has nobody he</text:p>
      <text:p text:style-name="P8"><text:tab/><text:tab/>can turn to.</text:p>
      <text:p text:style-name="P8"/>
      <text:p text:style-name="P7">EURADYNE</text:p>
      <text:p text:style-name="P8"><text:tab/><text:tab/>I have too many problems to deal with as it is.</text:p>
      <text:p text:style-name="P8"/>
      <text:p text:style-name="P7">LEAR</text:p>
      <text:p text:style-name="P8"><text:tab/><text:tab/>The fog has completely gone. Clear sky, Look, its</text:p>
      <text:p text:style-name="P8"><text:tab/><text:tab/>nowhere on the horizon.</text:p>
      <text:p text:style-name="P8"/>
      <text:p text:style-name="P7">EURADYNE</text:p>
      <text:p text:style-name="P8"><text:tab/><text:tab/>Shhh. Lets not speak of mysteries. Ow. I'm off to</text:p>
      <text:p text:style-name="P8"><text:tab/><text:tab/>bed early, I have headache coming on.</text:p>
      <text:p text:style-name="P8"/>
      <text:p text:style-name="P7">LEAR</text:p>
      <text:p text:style-name="P8"><text:tab/><text:tab/>Guess I'll take over all on my own then. Take</text:p>
      <text:p text:style-name="P8"><text:tab/><text:tab/>my cabin if you don't want to sleep next to</text:p>
      <text:p text:style-name="P8"><text:tab/><text:tab/>the boy.</text:p>
      <text:p text:style-name="P8"/>
      <text:p text:style-name="P7">(Exit EURADYNE)</text:p>
      <text:p text:style-name="P13">INT. SHYREMAN'S CABIN, MORNING</text:p>
      <text:p text:style-name="P8"/>
      <text:p text:style-name="P7">SHYREMAN</text:p>
      <text:p text:style-name="P7"><text:s/>(Jumps out of his bed)</text:p>
      <text:p text:style-name="P8"><text:tab/><text:tab/>Ow!</text:p>
      <text:p text:style-name="P8"/>
      <text:p text:style-name="P8">SHYREMAN hobbles about on one leg weakly. He is naked apart from a pair of shorts.</text:p>
      <text:p text:style-name="P7"/>
      <text:p text:style-name="P7">EURADYNE (From outside the door)</text:p>
      <text:p text:style-name="P8"><text:tab/><text:tab/>Harry?</text:p>
      <text:p text:style-name="P7"/>
      <text:p text:style-name="P7">SHYREMAN </text:p>
      <text:p text:style-name="P7">(puts on a dressing gown and unlocks the door)</text:p>
      <text:p text:style-name="P8"><text:tab/><text:tab/>One moment. Morning.</text:p>
      <text:p text:style-name="P7"/>
      <text:p text:style-name="P7">EURADYNE</text:p>
      <text:p text:style-name="P8"><text:tab/><text:tab/>I heard you cry out, another nightmare?</text:p>
      <text:p text:style-name="P7"/>
      <text:p text:style-name="P7">SHYREMAN</text:p>
      <text:p text:style-name="P8"><text:tab/><text:tab/>Dehydration this time. Bad cramp.</text:p>
      <text:p text:style-name="P7"/>
      <text:p text:style-name="P7">EURADYNE</text:p>
      <text:p text:style-name="P8"><text:tab/><text:tab/>My god it's freezing in here.</text:p>
      <text:p text:style-name="P7"/>
      <text:p text:style-name="P7">SHYREMAN</text:p>
      <text:p text:style-name="P8"><text:tab/><text:tab/>Yes, it is a bit nippy.</text:p>
      <text:p text:style-name="P7"/>
      <text:p text:style-name="P7">EURADYNE</text:p>
      <text:p text:style-name="P7">(Points to his set of shards).</text:p>
      <text:p text:style-name="P8"><text:tab/><text:tab/>Is it anything to do with those.</text:p>
      <text:p text:style-name="P7"/>
      <text:p text:style-name="P7">SHYREMAN</text:p>
      <text:p text:style-name="P8"><text:tab/><text:tab/>I don't think so. Stuff generally does not get</text:p>
      <text:p text:style-name="P8"><text:tab/><text:tab/>cooler than its environment. Not on its own anyway.</text:p>
      <text:p text:style-name="P8"/>
      <text:p text:style-name="P7">EURADYNE</text:p>
      <text:p text:style-name="P8"><text:tab/><text:tab/>I have news. We have a guest.</text:p>
      <text:p text:style-name="P7"/>
      <text:p text:style-name="P7">SHYREMAN</text:p>
      <text:p text:style-name="P8"><text:tab/><text:tab/>A guest?</text:p>
      <text:p text:style-name="P7"/>
      <text:p text:style-name="P7">EURADYNE</text:p>
      <text:p text:style-name="P8"><text:tab/><text:tab/>Come, look.</text:p>
      <text:p text:style-name="P8">(She guides him to her cabin, where he peeks through the window at the sleeping boy SETH MELLOW).</text:p>
      <text:p text:style-name="P7"/>
      <text:p text:style-name="P7">SHYREMAN</text:p>
      <text:p text:style-name="P8"><text:tab/><text:tab/>Who is that?</text:p>
      <text:p text:style-name="P7"/>
      <text:p text:style-name="P7">EURADYNE</text:p>
      <text:p text:style-name="P8"><text:tab/><text:tab/>He calls himself Seth. Seth Mellow. We found him in </text:p>
      <text:p text:style-name="P8"><text:tab/><text:tab/>the hold last night. T'was he whom ate all the pies.</text:p>
      <text:p text:style-name="P7"><text:soft-page-break/>SHYREMAN (V.O and flashback)</text:p>
      <text:p text:style-name="P8"><text:tab/><text:tab/>Mellow. I remember that dynasty. A man, a woman</text:p>
      <text:p text:style-name="P8"><text:tab/><text:tab/>and one heir, which must be he. The man, Johnathon</text:p>
      <text:p text:style-name="P8"><text:tab/><text:tab/>was his name, I think, no Joseph. He was an official</text:p>
      <text:p text:style-name="P8"><text:tab/><text:tab/>back in my judgemental days. One Joseph Mellow,</text:p>
      <text:p text:style-name="P8"><text:tab/><text:tab/>sentenced to death. I executed him. Hung from a</text:p>
      <text:p text:style-name="P8"><text:tab/><text:tab/>long rope and dropped head first from a great height.</text:p>
      <text:p text:style-name="P8"><text:tab/><text:tab/>Decapitated.</text:p>
      <text:p text:style-name="P7"/>
      <text:p text:style-name="P7">EURADYNE</text:p>
      <text:p text:style-name="P7">I remember those. That was from Deadman's Cliff.</text:p>
      <text:p text:style-name="P7"/>
      <text:p text:style-name="P7">SHYREMAN</text:p>
      <text:p text:style-name="P8"><text:tab/><text:tab/>They were all civil servants. They had turned their</text:p>
      <text:p text:style-name="P8"><text:tab/><text:tab/>backs on justice. Yet more <text:span text:style-name="T4">examples for posterity</text:span>. <text:tab/><text:tab/><text:tab/>Joseph's wife, I can't remember her name, she</text:p>
      <text:p text:style-name="P8"><text:tab/><text:tab/>drowned herself the day before the hanging,</text:p>
      <text:p text:style-name="P8"><text:tab/><text:tab/>couldn't take the shame. Now his heir has returned</text:p>
      <text:p text:style-name="P8"><text:tab/><text:tab/>to haunt me.</text:p>
      <text:p text:style-name="P8"/>
      <text:p text:style-name="P7">KNOTTINGCRAFT appears. </text:p>
      <text:p text:style-name="P7">(she has been listening in)</text:p>
      <text:p text:style-name="P8"><text:tab/><text:tab/>The ghost is himself haunted by his ghostly guest.</text:p>
      <text:p text:style-name="P7"/>
      <text:p text:style-name="P7">SHYREMAN</text:p>
      <text:p text:style-name="P8"><text:tab/><text:tab/>Not by my memories. Were I to spare the father so</text:p>
      <text:p text:style-name="P8"><text:tab/><text:tab/>that the son could have his peace of mind, would</text:p>
      <text:p text:style-name="P8"><text:tab/><text:tab/>have betrayed a hundred children from such an <text:tab/><text:tab/><text:tab/><text:tab/>inheritance. The father betrays the son when he</text:p>
      <text:p text:style-name="P8"><text:tab/><text:tab/>basques in impious cruelty. I did my duty.</text:p>
      <text:p text:style-name="P8"/>
      <text:p text:style-name="P8">SETH MELLOW wakes up and SHYREMAN opens the cabin door.</text:p>
      <text:p text:style-name="P7"/>
      <text:p text:style-name="P7">SETH MELLOW</text:p>
      <text:p text:style-name="P8"><text:tab/><text:tab/>Morning sir!</text:p>
      <text:p text:style-name="P7"/>
      <text:p text:style-name="P7">SHYREMAN</text:p>
      <text:p text:style-name="P8"><text:tab/><text:tab/>Good morning to you Master Mellow. The masters of <text:tab/><text:tab/><text:tab/>conveyance as I remember.</text:p>
      <text:p text:style-name="P7"/>
      <text:p text:style-name="P7">EURADYNE</text:p>
      <text:p text:style-name="P8"><text:tab/><text:tab/>He said he was in the saddle at three.</text:p>
      <text:p text:style-name="P7"/>
      <text:p text:style-name="P7">SETH MELLOW</text:p>
      <text:p text:style-name="P8"><text:tab/><text:tab/>Yes sir! I could command an unmatched gallop before</text:p>
      <text:p text:style-name="P8"><text:tab/><text:tab/>I could talk.</text:p>
      <text:p text:style-name="P8"/>
      <text:p text:style-name="P7">SHYREMAN</text:p>
      <text:p text:style-name="P8"><text:tab/><text:tab/>How did you get aboard?</text:p>
      <text:p text:style-name="P8"/>
      <text:p text:style-name="P7">SETH MELLOW</text:p>
      <text:p text:style-name="P8"><text:tab/><text:tab/>(Bashfully) I snook on when nobody was looking. I</text:p>
      <text:p text:style-name="P8"><text:tab/><text:tab/>only want to do my bit sir, for Lyonesse.</text:p>
      <text:p text:style-name="P7"><text:soft-page-break/>SHYREMAN</text:p>
      <text:p text:style-name="P8"><text:tab/><text:tab/>You are old enough to know that I was King.</text:p>
      <text:p text:style-name="P8"/>
      <text:p text:style-name="P7">SETH MELLOW</text:p>
      <text:p text:style-name="P8"><text:tab/><text:tab/>You will always be my King sir. I'm not one for <text:tab/><text:tab/><text:tab/><text:tab/>committees of senators and parliamentarians. A bad</text:p>
      <text:p text:style-name="P8"><text:tab/><text:tab/>system can be neutered by a good King, and a good</text:p>
      <text:p text:style-name="P8"><text:tab/><text:tab/>system prove good means to do great evil. I shall</text:p>
      <text:p text:style-name="P8"><text:tab/><text:tab/>thus, to no constitution or bill swear alliegiance. </text:p>
      <text:p text:style-name="P8"><text:tab/><text:tab/>I put my faith wholly in you.</text:p>
      <text:p text:style-name="P8"/>
      <text:p text:style-name="P7">SHYREMAN</text:p>
      <text:p text:style-name="P8"><text:tab/><text:tab/>You are very articulate for a twelve year old boy.</text:p>
      <text:p text:style-name="P8"/>
      <text:p text:style-name="P7">SETH MELLOW</text:p>
      <text:p text:style-name="P8"><text:s/><text:tab/><text:tab/>I prove articulate enough for a thirty year old</text:p>
      <text:p text:style-name="P8"><text:tab/><text:tab/>sir. I am a little small and undeveloped, but my</text:p>
      <text:p text:style-name="P8"><text:tab/><text:tab/>heart is strong and my soul is pure.</text:p>
      <text:p text:style-name="P8"/>
      <text:p text:style-name="P7">SHYREMAN</text:p>
      <text:p text:style-name="P8"><text:tab/><text:tab/>You know that I killed your father, and this led</text:p>
      <text:p text:style-name="P8"><text:tab/><text:tab/>your mother to take her own life?</text:p>
      <text:p text:style-name="P8"/>
      <text:p text:style-name="P7">(EURADYNE looks shocked).</text:p>
      <text:p text:style-name="P8"/>
      <text:p text:style-name="P7">SETH MELLOW</text:p>
      <text:p text:style-name="P8"><text:tab/><text:tab/>Their blood is an embarrasment to me sir. I studied</text:p>
      <text:p text:style-name="P8"><text:tab/><text:tab/>the evidence and conclude your judgement was without <text:tab/><text:tab/><text:tab/>error.</text:p>
      <text:p text:style-name="P8"/>
      <text:p text:style-name="P7">SHYREMAN</text:p>
      <text:p text:style-name="P8"><text:tab/><text:tab/>Take this knife (he gives him his dirk). Now, if</text:p>
      <text:p text:style-name="P8"><text:tab/><text:tab/>you would have vengeance, drive it though my bowels.</text:p>
      <text:p text:style-name="P8"><text:tab/><text:tab/>By my will, you shall not be punished for it.</text:p>
      <text:p text:style-name="P7"/>
      <text:p text:style-name="P8">EURADYNE tries to force her way past SHYREMAN to take the knife from SETH, but SHYREMAN blocks her.</text:p>
      <text:p text:style-name="P7"/>
      <text:p text:style-name="P7">SHYREMAN</text:p>
      <text:p text:style-name="P8"><text:tab/><text:tab/>Drive it deep.</text:p>
      <text:p text:style-name="P7"/>
      <text:p text:style-name="P7">SETH MELLOW</text:p>
      <text:p text:style-name="P8"><text:tab/><text:tab/>No sir. I am in earnest. I bear no grudges. Many</text:p>
      <text:p text:style-name="P8"><text:tab/><text:tab/>crimes lay by neglect in my blood. I do repent</text:p>
      <text:p text:style-name="P8"><text:tab/><text:tab/>and disclaim them all. </text:p>
      <text:p text:style-name="P7">(He gives the knife to Euradyne).</text:p>
      <text:p text:style-name="P7"/>
      <text:p text:style-name="P7">SHYREMAN</text:p>
      <text:p text:style-name="P8"><text:tab/><text:tab/>Your father bankrupted men for speaking out</text:p>
      <text:p text:style-name="P8"><text:tab/><text:tab/>against the powers I overthrew. I see in you</text:p>
      <text:p text:style-name="P8"><text:tab/><text:tab/>your blood is not diseased for such misdeeds.</text:p>
      <text:p text:style-name="P8"><text:tab/><text:tab/>The son does not inherit the father's crime.</text:p>
      <text:p text:style-name="P8"/>
      <text:p text:style-name="P7"><text:soft-page-break/>INT. SHYREMAN'S CABIN</text:p>
      <text:p text:style-name="P8"/>
      <text:p text:style-name="P7">EURADYNE</text:p>
      <text:p text:style-name="P8"><text:tab/><text:tab/>What was that all about?</text:p>
      <text:p text:style-name="P8"/>
      <text:p text:style-name="P7">KNOTTINGCRAFT</text:p>
      <text:p text:style-name="P8"><text:tab/><text:tab/>Don't give us the silent treatment. Explain yourself</text:p>
      <text:p text:style-name="P8"><text:tab/><text:tab/>for once.</text:p>
      <text:p text:style-name="P8"/>
      <text:p text:style-name="P7">EURADYNE</text:p>
      <text:p text:style-name="P8"><text:tab/><text:tab/>Do you want to die?</text:p>
      <text:p text:style-name="P8"/>
      <text:p text:style-name="P7">SHYREMAN</text:p>
      <text:p text:style-name="P8"><text:tab/><text:tab/>Ought I to do naught? Awaiting his vantage to </text:p>
      <text:p text:style-name="P8"><text:tab/><text:tab/>seize my distraction and so slit my throat? To</text:p>
      <text:p text:style-name="P8"><text:tab/><text:tab/>live each hour in sleepless fear? Man who has not</text:p>
      <text:p text:style-name="P8"><text:tab/><text:tab/>mastered his fears is enslaved by them.</text:p>
      <text:p text:style-name="P8"/>
      <text:p text:style-name="P7">EURADYNE</text:p>
      <text:p text:style-name="P8"><text:tab/><text:tab/>So he proves his manhood.</text:p>
      <text:p text:style-name="P8"/>
      <text:p text:style-name="P7">SHYREMAN</text:p>
      <text:p text:style-name="P8"><text:tab/><text:tab/>If I am forced to kill a child to keep myself safe</text:p>
      <text:p text:style-name="P8"><text:tab/><text:tab/>I am not worthy of a crown, not worthy of any honour,</text:p>
      <text:p text:style-name="P8"><text:tab/><text:tab/>or right of man. I know<text:tab/>now what it is to have his </text:p>
      <text:p text:style-name="P8"><text:tab/><text:tab/>hand press a knife to my stomach, and I know that</text:p>
      <text:p text:style-name="P8"><text:tab/><text:tab/>I do not fear it. I can<text:tab/>sleep soundly. If I had not <text:tab/><text:tab/><text:tab/>pressed the point I would weigh monstrous action</text:p>
      <text:p text:style-name="P8"><text:tab/><text:tab/>against cowardly withdrawal. The issue sits no longer <text:tab/><text:tab/><text:tab/>on my scales.</text:p>
      <text:p text:style-name="P8"/>
      <text:p text:style-name="P7">KNOTTINGCRAFT</text:p>
      <text:p text:style-name="P8"><text:tab/><text:tab/>Had he had thrust, would you have stayed dead?</text:p>
      <text:p text:style-name="P8"/>
      <text:p text:style-name="P7">SHYREMAN</text:p>
      <text:p text:style-name="P8"><text:tab/><text:tab/>These shards were pristine when they bought me back.</text:p>
      <text:p text:style-name="P8"/>
      <text:p text:style-name="P7">MARIANNE (Enters)</text:p>
      <text:p text:style-name="P8"><text:tab/><text:tab/>Don't tell them.</text:p>
      <text:p text:style-name="P8"/>
      <text:p text:style-name="P7">KNOTTINGCRAFT</text:p>
      <text:p text:style-name="P8"><text:tab/><text:tab/>Tell us what?</text:p>
      <text:p text:style-name="P8"/>
      <text:p text:style-name="P7">SHYREMAN (V.O flashback)</text:p>
      <text:p text:style-name="P8"><text:tab/><text:tab/>When I recovered in the morgue. That was</text:p>
      <text:p text:style-name="P8"><text:tab/><text:tab/>Marianne's doing. She drove these into my fellow</text:p>
      <text:p text:style-name="P8"><text:tab/><text:tab/>corpses. They comsumed the flesh, and drew the</text:p>
      <text:p text:style-name="P8"><text:tab/><text:tab/>pattern laid deep in their metal structure. See</text:p>
      <text:p text:style-name="P8"><text:tab/><text:tab/>now, the shards have seen better days. They rust</text:p>
      <text:p text:style-name="P8"><text:tab/><text:tab/>and splinter.</text:p>
      <text:p text:style-name="P8"/>
      <text:p text:style-name="P7">KNOTTINGCRAFT</text:p>
      <text:p text:style-name="P8"><text:tab/><text:tab/>Who are you Harry Shyreman?</text:p>
      <text:p text:style-name="P7"><text:soft-page-break/>SHYREMAN</text:p>
      <text:p text:style-name="P8"><text:tab/><text:tab/>The man who was borne a child, and saw through</text:p>
      <text:p text:style-name="P8"><text:tab/><text:tab/>these eyes, he died in his twenties. He also died</text:p>
      <text:p text:style-name="P8"><text:tab/><text:tab/>in his thirty-ninth year. He was the man you called</text:p>
      <text:p text:style-name="P8"><text:tab/><text:tab/>King, and he was lost in the standing stones. That</text:p>
      <text:p text:style-name="P8"><text:tab/><text:tab/>was where I fell thousands of years ago. My mind </text:p>
      <text:p text:style-name="P8"><text:tab/><text:tab/>had diffused, across all boundaries, augmenting much</text:p>
      <text:p text:style-name="P8"><text:tab/><text:tab/>material stuff, but with no coherency. When this</text:p>
      <text:p text:style-name="P8"><text:tab/><text:tab/>King died, in the same place, those shards allowed</text:p>
      <text:p text:style-name="P8"><text:tab/><text:tab/>me to leap, and to coallesce, and to augment dead</text:p>
      <text:p text:style-name="P8"><text:tab/><text:tab/>matter. The shards were the catalyst, that was</text:p>
      <text:p text:style-name="P8"><text:tab/><text:tab/>their function from the beginning of time. But, his</text:p>
      <text:p text:style-name="P8"><text:tab/><text:tab/>brain was too decayed. I crawled back through his</text:p>
      <text:p text:style-name="P8"><text:tab/><text:tab/>history and seized upon an earlier death. I forged</text:p>
      <text:p text:style-name="P8"><text:tab/><text:tab/>time and circumstance to return. What was, was not</text:p>
      <text:p text:style-name="P8"><text:tab/><text:tab/>as you remember it.</text:p>
      <text:p text:style-name="P8"/>
      <text:p text:style-name="P7">SHYREMAN CONT(TO KNOTTINGCRAFT)</text:p>
      <text:p text:style-name="P8"><text:tab/><text:tab/>When at the stones, you saw an old man depart, that </text:p>
      <text:p text:style-name="P8"><text:tab/><text:tab/>was my original slayer. You looked<text:tab/>back through time,</text:p>
      <text:p text:style-name="P8"><text:tab/><text:tab/>and he looked back at you.</text:p>
      <text:p text:style-name="P8"/>
      <text:p text:style-name="P7">KNOTTINGCRAFT</text:p>
      <text:p text:style-name="P8"><text:tab/><text:tab/>So who and what are you?</text:p>
      <text:p text:style-name="P7"/>
      <text:p text:style-name="P7">SHYREMAN</text:p>
      <text:p text:style-name="P8"><text:tab/><text:tab/>I go by many names. I have returned here many times</text:p>
      <text:p text:style-name="P8"><text:tab/><text:tab/>in many guises. But the first awakening that is who</text:p>
      <text:p text:style-name="P8"><text:tab/><text:tab/>I am. I was chosen to fight a battle, across the</text:p>
      <text:p text:style-name="P8"><text:tab/><text:tab/>tides of space and time. We are at war, in the</text:p>
      <text:p text:style-name="P8"><text:tab/><text:tab/>universe, all life is under threat.</text:p>
      <text:p text:style-name="P7"/>
      <text:p text:style-name="P7">CASPER CASPIANUS (Enters)</text:p>
      <text:p text:style-name="P8"><text:tab/><text:tab/>I look out at the night sky and see a hundred</text:p>
      <text:p text:style-name="P8"><text:tab/><text:tab/>million stars, and I wonder how many upon them</text:p>
      <text:p text:style-name="P8"><text:tab/><text:tab/>are hunters such as I, staring back bewildered.</text:p>
      <text:p text:style-name="P7"/>
      <text:p text:style-name="P7">SHYREMAN V.O and CGI</text:p>
      <text:p text:style-name="P8"><text:tab/><text:tab/>Not a soul stares back. There is nothing outside</text:p>
      <text:p text:style-name="P8"><text:tab/><text:tab/>this Earth. It<text:tab/>is all lifeless; fertile, but lifeless.</text:p>
      <text:p text:style-name="P8"><text:tab/><text:tab/>The universe was created fifteen billion years ago, </text:p>
      <text:p text:style-name="P8"><text:tab/><text:tab/>the stars from the first days shone for ten billion</text:p>
      <text:p text:style-name="P8"><text:tab/><text:tab/>of those years<text:tab/>and then exploded. There were no </text:p>
      <text:p text:style-name="P8"><text:tab/><text:tab/>planets back then, it was all gas and light. Then </text:p>
      <text:p text:style-name="P8"><text:tab/><text:tab/>from the explosion condensed the first celestial</text:p>
      <text:p text:style-name="P8"><text:tab/><text:tab/>dust, and this beget the next generation of stars </text:p>
      <text:p text:style-name="P8"><text:tab/><text:tab/>that was the first generation with solid matter, <text:tab/><text:tab/><text:tab/><text:tab/>encrusting worlds with the stuff that can seed</text:p>
      <text:p text:style-name="P8"><text:tab/><text:tab/>organic life. We are literally the principals of</text:p>
      <text:p text:style-name="P8"><text:tab/><text:tab/>creation and this the first planet with life, in </text:p>
      <text:p text:style-name="P8"><text:tab/><text:tab/>the first generation of stars<text:tab/>that<text:tab/>support life.</text:p>
      <text:p text:style-name="P8"><text:tab/><text:tab/>There is nothing elsewhere. We are at the beginning.</text:p>
      <text:p text:style-name="P8"/>
      <text:p text:style-name="P7"><text:soft-page-break/>PAUL SNYDESMITH (Calling from the Bridge)</text:p>
      <text:p text:style-name="P7">Land! Land!</text:p>
      <text:p text:style-name="P7"/>
      <text:p text:style-name="P8">The crew rush on to the deck from where they can survey a landmass on the horizon.</text:p>
      <text:p text:style-name="P8"/>
      <text:p text:style-name="P7">EURADYNE</text:p>
      <text:p text:style-name="P8"><text:tab/><text:tab/>I just hope we've not turned full circle.</text:p>
      <text:p text:style-name="P8"/>
      <text:p text:style-name="P7">SHYREMAN</text:p>
      <text:p text:style-name="P8"><text:tab/><text:tab/>I checked the constellations last night. If the</text:p>
      <text:p text:style-name="P8"><text:tab/><text:tab/>earth has the radius we've been taught, then</text:p>
      <text:p text:style-name="P8"><text:tab/><text:tab/>we should be about five hundred leagues to the </text:p>
      <text:p text:style-name="P8"><text:tab/><text:tab/>Southwest of Lyonesse.</text:p>
      <text:p text:style-name="P8"/>
      <text:p text:style-name="P7">KNOTTINGCRAFT</text:p>
      <text:p text:style-name="P8"><text:tab/><text:tab/>Apart from the last few nights, it has been</text:p>
      <text:p text:style-name="P8"><text:tab/><text:tab/>getting a lot warmer, uncommon for the time</text:p>
      <text:p text:style-name="P8"><text:tab/><text:tab/>of year, so I guess we are more equatorial.</text:p>
      <text:p text:style-name="P8"/>
      <text:p text:style-name="P7">CASPER</text:p>
      <text:p text:style-name="P8"><text:tab/><text:tab/>Seems our teachings were on the right trail.</text:p>
      <text:p text:style-name="P8"/>
      <text:p text:style-name="P8"/>
      <text:p text:style-name="P14">INT. OPERATIONS ROOM in the MARBLE CITY</text:p>
      <text:p text:style-name="P8"/>
      <text:p text:style-name="P8">RICHARD FREEMAN is sitting down between two computer screens, the left reviewing the life of Harry Shyreman on surveilance discs and the right is an image of the OLD MAN in Lyonesse Circle.</text:p>
      <text:p text:style-name="P8"/>
      <text:p text:style-name="P7">DIANA</text:p>
      <text:p text:style-name="P8"><text:tab/><text:tab/>Anything of interest? (Viewing the OLD MAN) Who </text:p>
      <text:p text:style-name="P8"><text:tab/><text:tab/>is that?</text:p>
      <text:p text:style-name="P7"/>
      <text:p text:style-name="P7">RICHARD FREEMAN</text:p>
      <text:p text:style-name="P8"><text:tab/><text:tab/>That is part of a log file taken from Elaine</text:p>
      <text:p text:style-name="P8"><text:tab/><text:tab/>Knottingcraft's visual cortex thirty-two days</text:p>
      <text:p text:style-name="P8"><text:tab/><text:tab/>ago. Now this is interesting...</text:p>
      <text:p text:style-name="P8"/>
      <text:p text:style-name="P8">RICHARD FREEMAN toggles a button, which causes the OLD MAN to vanish and reappear.</text:p>
      <text:p text:style-name="P7"/>
      <text:p text:style-name="P7">RICHARD FREEMAN CONT.</text:p>
      <text:p text:style-name="P8"><text:tab/><text:tab/>(The scene now is without the OLD MAN) This is <text:tab/><text:tab/><text:tab/><text:tab/>constructed from her retina. See, he appears in</text:p>
      <text:p text:style-name="P8"><text:tab/><text:tab/>the scene when we switch deeper into the cortex. </text:p>
      <text:p text:style-name="P8"><text:tab/><text:tab/>I've tracked down the origin to an area an uncia</text:p>
      <text:p text:style-name="P8"><text:tab/><text:tab/>from the retina along each of the neural paths.</text:p>
      <text:p text:style-name="P7"/>
      <text:p text:style-name="P7">DIANA</text:p>
      <text:p text:style-name="P8"><text:tab/><text:tab/>An artificial projection?</text:p>
      <text:p text:style-name="P7"/>
      <text:p text:style-name="P7">RICHARD FREEMAN</text:p>
      <text:p text:style-name="P8"><text:tab/><text:tab/>Entanglement phenomena. There is no apparent</text:p>
      <text:p text:style-name="P8"><text:tab/><text:tab/>outside signal, and its not been fed from</text:p>
      <text:p text:style-name="P8"><text:tab/><text:tab/>elsewhere in the cortex. This is way beyond </text:p>
      <text:p text:style-name="P8"><text:tab/><text:tab/>anything I've seen or heard.</text:p>
      <text:p text:style-name="P7"/>
      <text:p text:style-name="P7">DIANA</text:p>
      <text:p text:style-name="P8"><text:tab/><text:tab/>He reminds me of someone. Is he on record?</text:p>
      <text:p text:style-name="P8"/>
      <text:p text:style-name="P7">RICHARD FREEMAN</text:p>
      <text:p text:style-name="P8"><text:tab/><text:tab/>I did a search and the image store was wiped.</text:p>
      <text:p text:style-name="P8"/>
      <text:p text:style-name="P7">DIANA</text:p>
      <text:p text:style-name="P8"><text:tab/><text:tab/>Wiped?!</text:p>
      <text:p text:style-name="P7"/>
      <text:p text:style-name="P7">RICHARD FREEMAN</text:p>
      <text:p text:style-name="P8"><text:tab/><text:tab/>Completely erased. It seems the biotech programs</text:p>
      <text:p text:style-name="P8"><text:tab/><text:tab/>were not the only things compromised. Something </text:p>
      <text:p text:style-name="P8"><text:tab/><text:tab/>in Lyonesse stirs. I'm tempted to sterilize the </text:p>
      <text:p text:style-name="P8"><text:tab/><text:tab/>whole island.</text:p>
      <text:p text:style-name="P8"/>
      <text:p text:style-name="P7">DIANA</text:p>
      <text:p text:style-name="P8"><text:tab/><text:tab/>We still have some alpha bombs in store. I could</text:p>
      <text:p text:style-name="P8"><text:tab/><text:tab/>drop them over it tonight if you so wish.</text:p>
      <text:p text:style-name="P8"/>
      <text:p text:style-name="P7"><text:soft-page-break/>RICHARD FREEMAN</text:p>
      <text:p text:style-name="P8"><text:tab/><text:tab/>Tempting, but its not something we can reverse,</text:p>
      <text:p text:style-name="P8"><text:tab/><text:tab/>and I don't like taking walks into the unknown,</text:p>
      <text:p text:style-name="P8"><text:tab/><text:tab/>unless I am sure of getting back.</text:p>
      <text:p text:style-name="P8"/>
      <text:p text:style-name="P8"><text:tab/><text:tab/>DIANA Stands at the back of FREEMAN's chair and</text:p>
      <text:p text:style-name="P8"><text:tab/><text:tab/>puts her arms on his shoulders and her hands on</text:p>
      <text:p text:style-name="P8"><text:tab/><text:tab/>his thighs.</text:p>
      <text:p text:style-name="P8"/>
      <text:p text:style-name="P7">RICHARD FREEMAN CONT.</text:p>
      <text:p text:style-name="P8"><text:tab/><text:tab/>It looks as if I was never meant to survive the</text:p>
      <text:p text:style-name="P8"><text:tab/><text:tab/>disease. Conspiracy is catching up with me.</text:p>
      <text:p text:style-name="P8"/>
      <text:p text:style-name="P7">DIANA</text:p>
      <text:p text:style-name="P8"><text:tab/><text:tab/>What about this lot on the boat?</text:p>
      <text:p text:style-name="P8"/>
      <text:p text:style-name="P7">RICHARD FREEMAN</text:p>
      <text:p text:style-name="P8"><text:tab/><text:tab/>I've scanned their minds. There is some sort</text:p>
      <text:p text:style-name="P8"><text:tab/><text:tab/>of field. The computer can make no sense of their</text:p>
      <text:p text:style-name="P8"><text:tab/><text:tab/>neural patterns. It has to be Shyreman. I looked</text:p>
      <text:p text:style-name="P8"><text:tab/><text:tab/>through his history. It is very interesting. He grew</text:p>
      <text:p text:style-name="P8"><text:tab/><text:tab/>up a farmer, and he was as <text:span text:style-name="T4">transparent</text:span> as any. Then</text:p>
      <text:p text:style-name="P8"><text:tab/><text:tab/>he died, a farming accident. Everything becomes <text:tab/><text:tab/><text:tab/><text:tab/>supernatural beyond that point. I figured his Sapient <text:tab/><text:tab/><text:tab/>Induction<text:tab/>had mutated, but it's not that. He has</text:p>
      <text:p text:style-name="P8"><text:tab/><text:tab/>powers of<text:tab/>regeneration, back from death.</text:p>
      <text:p text:style-name="P8"/>
      <text:p text:style-name="P7">DIANA</text:p>
      <text:p text:style-name="P8"><text:tab/><text:tab/>There was work in that field before the cataclysm,</text:p>
      <text:p text:style-name="P8"><text:tab/><text:tab/>it culminated in your hibernation egg.</text:p>
      <text:p text:style-name="P8"/>
      <text:p text:style-name="P7">RICHARD FREEMAN</text:p>
      <text:p text:style-name="P8"><text:tab/><text:tab/>Our miracles all begin and end with machinery, I</text:p>
      <text:p text:style-name="P8"><text:tab/><text:tab/>see none in Shyreman. Our systems are configured</text:p>
      <text:p text:style-name="P8"><text:tab/><text:tab/>to assume our sciences, they have no means to infer<text:tab/><text:tab/><text:tab/>new laws. They are no help. What I have seen in</text:p>
      <text:p text:style-name="P8"><text:tab/><text:tab/>these logs terrifies me. I'm in half a mind to turn<text:tab/><text:tab/><text:tab/>the Dragon on the boat, but I heard Shyreman say</text:p>
      <text:p text:style-name="P8"><text:tab/><text:tab/>things that need further<text:tab/>study. What have you been</text:p>
      <text:p text:style-name="P8"><text:tab/><text:tab/>up to?</text:p>
      <text:p text:style-name="P8"/>
      <text:p text:style-name="P7">DIANA</text:p>
      <text:p text:style-name="P8"><text:tab/><text:tab/>I was studying the messages that were engraved by</text:p>
      <text:p text:style-name="P8"><text:tab/><text:tab/>the <text:span text:style-name="T4">Great Machine</text:span>. The origin is from within. I</text:p>
      <text:p text:style-name="P8"><text:tab/><text:tab/>see no trigger on the outside. I would like to</text:p>
      <text:p text:style-name="P8"><text:tab/><text:tab/>retrieve the <text:span text:style-name="T4">God Engine</text:span> for further analysis.</text:p>
      <text:p text:style-name="P8"/>
      <text:p text:style-name="P7">RICHARD FREEMAN</text:p>
      <text:p text:style-name="P8"><text:tab/><text:tab/>I will join you, I feel like a change of scene.</text:p>
      <text:p text:style-name="P7"/>
      <text:p text:style-name="P7"/>
      <text:p text:style-name="P7"/>
      <text:p text:style-name="P7"/>
      <text:p text:style-name="P7"><text:soft-page-break/>EXT. SMALL ROCKY ISLAND</text:p>
      <text:p text:style-name="P7"/>
      <text:p text:style-name="P8">The boat has run aground, next to a small rocky island, perhaps two hundred yards across. The crew are climbing down a rope ladder to the surface.</text:p>
      <text:p text:style-name="P8"/>
      <text:p text:style-name="P7">KNOTTINGCRAFT</text:p>
      <text:p text:style-name="P8"><text:tab/><text:tab/>The ground is solid rock. Barely a blade of grass</text:p>
      <text:p text:style-name="P8"><text:tab/><text:tab/>in sight.</text:p>
      <text:p text:style-name="P7"/>
      <text:p text:style-name="P7">MARIANNE</text:p>
      <text:p text:style-name="P8"><text:tab/><text:tab/>Perhaps Lyonesse is all there is.</text:p>
      <text:p text:style-name="P7"/>
      <text:p text:style-name="P7">SHYREMAN</text:p>
      <text:p text:style-name="P8"><text:tab/><text:tab/>Oh nonsense, the world is a big place.</text:p>
      <text:p text:style-name="P7"/>
      <text:p text:style-name="P8">CASPER is wandering off along the coast, and he does not notice the sky turn brighter.</text:p>
      <text:p text:style-name="P7"/>
      <text:p text:style-name="P7">LEAR FIREMAINE (From the deck)</text:p>
      <text:p text:style-name="P8"><text:tab/><text:tab/>Casper! Run!</text:p>
      <text:p text:style-name="P7"/>
      <text:p text:style-name="P8">CASPER is momentarily engulfed in light, but leaps forwards and sumersaults out the area just as it flashes intensely. The ground where he stood is set alight and a huge cloud of smoke arises.</text:p>
      <text:p text:style-name="P7"/>
      <text:p text:style-name="P7">LEAR FIREMAINE (From the deck)</text:p>
      <text:p text:style-name="P8"><text:tab/><text:tab/>This way Casper!</text:p>
      <text:p text:style-name="P8"/>
      <text:p text:style-name="P8">Running as fast as he can, CASPER evades another series of energy blasts, until he closes in towards Euradyne.</text:p>
      <text:p text:style-name="P8"/>
      <text:p text:style-name="P7">MARIANNE</text:p>
      <text:p text:style-name="P7">I thought that thing was confined to the beach.</text:p>
      <text:p text:style-name="P7"/>
      <text:p text:style-name="P7">LEAR FIREMAINE</text:p>
      <text:p text:style-name="P8"><text:tab/><text:tab/>Seems we are your prisoner Euradyne. We must</text:p>
      <text:p text:style-name="P8"><text:tab/><text:tab/>assume that we are not welcome anywhere outside</text:p>
      <text:p text:style-name="P8"><text:tab/><text:tab/>of Lyonesse.</text:p>
      <text:p text:style-name="P7"/>
      <text:p text:style-name="P7">EURADYNE</text:p>
      <text:p text:style-name="P8"><text:tab/><text:tab/>We best all return to on board then, and stay</text:p>
      <text:p text:style-name="P8"><text:tab/><text:tab/>close.</text:p>
      <text:p text:style-name="P7"/>
      <text:p text:style-name="P7">CASPER CASPIANUS</text:p>
      <text:p text:style-name="P8"><text:tab/><text:tab/>A hunter's eyes should be set broad as much as </text:p>
      <text:p text:style-name="P8"><text:tab/><text:tab/>they are set sharp.</text:p>
      <text:p text:style-name="P7"/>
      <text:p text:style-name="P7">MARIANNE</text:p>
      <text:p text:style-name="P8"><text:tab/><text:tab/>I think you need to work <text:span text:style-name="T4">knives </text:span>into the</text:p>
      <text:p text:style-name="P8"><text:tab/><text:tab/>expression. <text:span text:style-name="T4">Stare knives</text:span> or some such. Eyes to</text:p>
      <text:p text:style-name="P8"><text:tab/><text:tab/>rhyme with knives.</text:p>
      <text:p text:style-name="P7"/>
      <text:p text:style-name="P7"><text:soft-page-break/>INT. SHYREMAN'S CABIN. MORNING</text:p>
      <text:p text:style-name="P7"/>
      <text:p text:style-name="P7">EURADYNE </text:p>
      <text:p text:style-name="P7">(Knocks from the other side of the door)</text:p>
      <text:p text:style-name="P8"><text:tab/><text:tab/>Harry! Wake up!</text:p>
      <text:p text:style-name="P7"/>
      <text:p text:style-name="P7">SHYREMAN does not stir.</text:p>
      <text:p text:style-name="P7"/>
      <text:p text:style-name="P7">EURADYNE</text:p>
      <text:p text:style-name="P8"><text:tab/><text:tab/>Harry!</text:p>
      <text:p text:style-name="P7"/>
      <text:p text:style-name="P7">SHYREMAN</text:p>
      <text:p text:style-name="P7">(Murmurs).</text:p>
      <text:p text:style-name="P7"/>
      <text:p text:style-name="P8">Raised voices call from outside his door and then Paul Snydesmith forces the door open with a harpoon used as a crowbar.</text:p>
      <text:p text:style-name="P7"/>
      <text:p text:style-name="P8">EURADYNE rushes in followed by the entire crew. They see that his bed sheets are stained red and he is at the point of dying.</text:p>
      <text:p text:style-name="P7"/>
      <text:p text:style-name="P7">EURADYNE</text:p>
      <text:p text:style-name="P8"><text:tab/><text:tab/>Who has done this?</text:p>
      <text:p text:style-name="P7"/>
      <text:p text:style-name="P7">KNOTTINGCRAFT</text:p>
      <text:p text:style-name="P8"><text:tab/><text:tab/>Tell us who did this Harry!</text:p>
      <text:p text:style-name="P7"/>
      <text:p text:style-name="P7">SHYREMAN </text:p>
      <text:p text:style-name="P7">(Weakly)</text:p>
      <text:p text:style-name="P8"><text:tab/><text:tab/>Nobody. Woke this morning. My wounds have opened</text:p>
      <text:p text:style-name="P8"><text:tab/><text:tab/>up in the night. </text:p>
      <text:p text:style-name="P8"/>
      <text:p text:style-name="P7">MARIANNE</text:p>
      <text:p text:style-name="P8"><text:tab/><text:tab/>I'm so sorry.</text:p>
      <text:p text:style-name="P7"/>
      <text:p text:style-name="P7">EURADYNE (To Marianne)</text:p>
      <text:p text:style-name="P8"><text:tab/><text:tab/>You did this to him!</text:p>
      <text:p text:style-name="P7"/>
      <text:p text:style-name="P7">MARIANNE</text:p>
      <text:p text:style-name="P8"><text:tab/><text:tab/>He killed my father.</text:p>
      <text:p text:style-name="P7"/>
      <text:p text:style-name="P7">EURADYNE</text:p>
      <text:p text:style-name="P8"><text:tab/><text:tab/>Your dear father raped me and set me up for murder!</text:p>
      <text:p text:style-name="P7"/>
      <text:p text:style-name="P7">GISESPHONE</text:p>
      <text:p text:style-name="P8"><text:tab/><text:tab/>(Steps back in shock). You lie.</text:p>
      <text:p text:style-name="P7"/>
      <text:p text:style-name="P7">KNOTTINGCRAFT</text:p>
      <text:p text:style-name="P8"><text:tab/><text:tab/>She is telling the truth. Shyreman kept it from</text:p>
      <text:p text:style-name="P8"><text:tab/><text:tab/>you. He said you had been through enough.</text:p>
      <text:p text:style-name="P8"/>
      <text:p text:style-name="P7">MARIANNE</text:p>
      <text:p text:style-name="P7">(Collapses crying)</text:p>
      <text:p text:style-name="P7"/>
      <text:p text:style-name="P7"><text:soft-page-break/></text:p>
      <text:p text:style-name="P7">SHYREMAN</text:p>
      <text:p text:style-name="P8"><text:tab/><text:tab/>I may yet live. Perhaps the blood has pushed out</text:p>
      <text:p text:style-name="P8"><text:tab/><text:tab/>the poison. An hour, a day. But whatever, no</text:p>
      <text:p text:style-name="P8"><text:tab/><text:tab/>vengeance please, one way or the other. (He turns</text:p>
      <text:p text:style-name="P8"><text:tab/><text:tab/>his head onto the pillow and coughs up blood).</text:p>
      <text:p text:style-name="P7"/>
      <text:p text:style-name="P7">MARIANNE (To Euradyne)</text:p>
      <text:p text:style-name="P8"><text:tab/><text:tab/>Forgive me.</text:p>
      <text:p text:style-name="P7"/>
      <text:p text:style-name="P7">EURADYNE</text:p>
      <text:p text:style-name="P8"><text:tab/><text:tab/>(She lowers her eyes, slightly nodding).</text:p>
      <text:p text:style-name="P7"/>
      <text:p text:style-name="P7">CASPER</text:p>
      <text:p text:style-name="P8"><text:tab/><text:tab/>There must be something we can do.</text:p>
      <text:p text:style-name="P7"/>
      <text:p text:style-name="P7">SHYREMAN</text:p>
      <text:p text:style-name="P8"><text:tab/><text:tab/>Leave me all of you. I don't want your last</text:p>
      <text:p text:style-name="P8"><text:tab/><text:tab/>memories of me to be my suffering.</text:p>
      <text:p text:style-name="P8"/>
      <text:p text:style-name="P7">CASPER</text:p>
      <text:p text:style-name="P8"><text:tab/><text:tab/>I'll stay.</text:p>
      <text:p text:style-name="P7"/>
      <text:p text:style-name="P7">SHYREMAN</text:p>
      <text:p text:style-name="P8"><text:tab/><text:tab/>All of you.</text:p>
      <text:p text:style-name="P7"/>
      <text:p text:style-name="P7">(Exit all to deck)</text:p>
      <text:p text:style-name="P7"/>
      <text:p text:style-name="P7">(Enter SETH MELLOW quietly)</text:p>
      <text:p text:style-name="P7"/>
      <text:p text:style-name="P7">SHYREMAN</text:p>
      <text:p text:style-name="P8"><text:tab/><text:tab/>Seth Mellow. You too little fellow.</text:p>
      <text:p text:style-name="P7"/>
      <text:p text:style-name="P7">SETH MELLOW</text:p>
      <text:p text:style-name="P7">(Smiles)</text:p>
      <text:p text:style-name="P7"/>
      <text:p text:style-name="P7">SHYREMAN</text:p>
      <text:p text:style-name="P8"><text:tab/><text:tab/>I'm too weak to defend myself. You do what you</text:p>
      <text:p text:style-name="P8"><text:tab/><text:tab/>will.</text:p>
      <text:p text:style-name="P7"/>
      <text:p text:style-name="P7">SETH MELLOW</text:p>
      <text:p text:style-name="P7">(Grins)</text:p>
      <text:p text:style-name="P8"><text:tab/><text:tab/>I'll take your pork pie, since you won't be</text:p>
      <text:p text:style-name="P8"><text:tab/><text:tab/>eating tonight. A pity that I can't find the</text:p>
      <text:p text:style-name="P8"><text:tab/><text:tab/>sauce. A pie is only half a pleasure without</text:p>
      <text:p text:style-name="P8"><text:tab/><text:tab/>the appropriate sauce.</text:p>
      <text:p text:style-name="P8"/>
      <text:p text:style-name="P7">SHRYREMAN</text:p>
      <text:p text:style-name="P8"><text:tab/><text:tab/>You should try brown saunce.</text:p>
      <text:p text:style-name="P7"/>
      <text:p text:style-name="P7">SETH MELLOW</text:p>
      <text:p text:style-name="P8"><text:tab/><text:tab/>No, something sweet, or nothing. (Exit SETH MELLOW)</text:p>
      <text:p text:style-name="P7"/>
      <text:p text:style-name="P13">EXT. DECK.</text:p>
      <text:p text:style-name="P7"/>
      <text:p text:style-name="P7">PAULO SNYDESMITH</text:p>
      <text:p text:style-name="P8"><text:tab/><text:tab/>We have to end his suffering.</text:p>
      <text:p text:style-name="P7"/>
      <text:p text:style-name="P7">LEAR FIREMAINE</text:p>
      <text:p text:style-name="P8"><text:tab/><text:tab/>He's right. He was in terrible pain.</text:p>
      <text:p text:style-name="P7"/>
      <text:p text:style-name="P7">KNOTTINGCRAFT</text:p>
      <text:p text:style-name="P8"><text:tab/><text:tab/>He will recover I know it. The Land and the King</text:p>
      <text:p text:style-name="P8"><text:tab/><text:tab/>are one.</text:p>
      <text:p text:style-name="P7"/>
      <text:p text:style-name="P7">PAULO SNYDESMITH</text:p>
      <text:p text:style-name="P8"><text:tab/><text:tab/>The land is dying and is hundreds of leagues away</text:p>
      <text:p text:style-name="P8"><text:tab/><text:tab/>by now.</text:p>
      <text:p text:style-name="P7"/>
      <text:p text:style-name="P7">EURADYNE</text:p>
      <text:p text:style-name="P8"><text:tab/><text:tab/>It ends by fate, or by his own hand.</text:p>
      <text:p text:style-name="P7"/>
      <text:p text:style-name="P7">MARIANNE</text:p>
      <text:p text:style-name="P8"><text:tab/><text:tab/>He was not given to us for so that we should</text:p>
      <text:p text:style-name="P8"><text:tab/><text:tab/>choose his time. Euradyne is right.</text:p>
      <text:p text:style-name="P7"/>
      <text:p text:style-name="P7">CASPER CASPIANUS</text:p>
      <text:p text:style-name="P8"><text:tab/><text:tab/>I've put wounded animals out of their pain, but</text:p>
      <text:p text:style-name="P8"><text:tab/><text:tab/>Harry is our King, he is no animal. He endures pain</text:p>
      <text:p text:style-name="P8"><text:tab/><text:tab/>with valour.</text:p>
      <text:p text:style-name="P7"/>
      <text:p text:style-name="P7">DRAKE BLACKSTRAW</text:p>
      <text:p text:style-name="P8"><text:tab/><text:tab/>I can see all sides have their merit. But there</text:p>
      <text:p text:style-name="P8"><text:tab/><text:tab/>is one thing we all miss here. Gather.</text:p>
      <text:p text:style-name="P7"/>
      <text:p text:style-name="P7">(EURADYNE, MARIANNE, CASPER and KNOTTINGCRAFT close around him and he pulls out a harpoon).</text:p>
      <text:p text:style-name="P8"><text:tab/><text:tab/>Now that the King is dead. I am in charge. And I</text:p>
      <text:p text:style-name="P8"><text:tab/><text:tab/>say, we make sure he is dead.</text:p>
      <text:p text:style-name="P7"/>
      <text:p text:style-name="P7">PAULO SNYDESMITH</text:p>
      <text:p text:style-name="P8"><text:tab/><text:tab/>Agreed. Drake is now boss. (He too pulls out a</text:p>
      <text:p text:style-name="P8"><text:tab/><text:tab/>harpoon).</text:p>
      <text:p text:style-name="P7"/>
      <text:p text:style-name="P8">LEAR FIREMAINE pulls our his harpoon, to which CASPER responds by pulling out his dirk, but PAULO places the tip of his blade to his neck then grabs the dirk out his hand).</text:p>
      <text:p text:style-name="P7"/>
      <text:p text:style-name="P7">LEAR FIREMAINE</text:p>
      <text:p text:style-name="P8"><text:tab/><text:tab/>It's all for the best. He is in pain. These are</text:p>
      <text:p text:style-name="P8"><text:tab/><text:tab/>evil choices, but it's better this way.</text:p>
      <text:p text:style-name="P7"/>
      <text:p text:style-name="P7">EURADYNE</text:p>
      <text:p text:style-name="P8"><text:tab/><text:tab/>I thought I had touched you.</text:p>
      <text:p text:style-name="P7"/>
      <text:p text:style-name="P7"/>
      <text:p text:style-name="P7"><text:soft-page-break/>LEAR FIREMAINE</text:p>
      <text:p text:style-name="P8"><text:tab/><text:tab/>We have duties and we have duties. My heart says</text:p>
      <text:p text:style-name="P8"><text:tab/><text:tab/>that he has lived the better part of his days. I</text:p>
      <text:p text:style-name="P8"><text:tab/><text:tab/>wish for him a clean and quiet end.</text:p>
      <text:p text:style-name="P7"/>
      <text:p text:style-name="P8">CASPER looks like he is about to jump LEAR, so PAULO knees him in the rear, which causes him to collapse, deeply winded and crying out in pain.</text:p>
      <text:p text:style-name="P7"/>
      <text:p text:style-name="P7">PAULO SNYDESMITH</text:p>
      <text:p text:style-name="P8"><text:tab/><text:tab/>Guard these lot. No more talk. I'll get the job done.</text:p>
      <text:p text:style-name="P7"/>
      <text:p text:style-name="P8">SETH MELLOW appears on deck eating a thick sausage at the end of a stick.</text:p>
      <text:p text:style-name="P7"><text:line-break/>SETH MELLOW</text:p>
      <text:p text:style-name="P8"><text:tab/><text:tab/>If you want to pay your respects to our King I</text:p>
      <text:p text:style-name="P8"><text:tab/><text:tab/>suggest you do so now.</text:p>
      <text:p text:style-name="P7"/>
      <text:p text:style-name="P8">PAULO SNYDESMITH eyes him warily then advances below deck.</text:p>
      <text:p text:style-name="P7"/>
      <text:p text:style-name="P8">SETH MELLOW approaches CASPER and tries to help him to his feet.</text:p>
      <text:p text:style-name="P7"/>
      <text:p text:style-name="P7">DRAKE BLACKSTRAW</text:p>
      <text:p text:style-name="P8"><text:tab/><text:tab/>(To Seth) Who is in charge?</text:p>
      <text:p text:style-name="P7"/>
      <text:p text:style-name="P7">SETH MELLOW</text:p>
      <text:p text:style-name="P8"><text:tab/><text:tab/>The strong survive sir. The weak die an early death.</text:p>
      <text:p text:style-name="P7"/>
      <text:p text:style-name="P7">DRAKE BLACKSTRAW</text:p>
      <text:p text:style-name="P8"><text:tab/><text:tab/>Good boy!</text:p>
      <text:p text:style-name="P7"/>
      <text:p text:style-name="P7">(From below deck Shyreman emits a hideous scream).</text:p>
      <text:p text:style-name="P7"/>
      <text:p text:style-name="P7">EURADYNE</text:p>
      <text:p text:style-name="P8"><text:tab/><text:tab/>(Screams) No! Harry (cries).</text:p>
      <text:p text:style-name="P7"/>
      <text:p text:style-name="P7">DRAKE BLACKSTRAW</text:p>
      <text:p text:style-name="P8"><text:tab/><text:tab/>It was not my intention he should die like that. I'm <text:tab/><text:tab/><text:tab/>sorry.</text:p>
      <text:p text:style-name="P7"/>
      <text:p text:style-name="P8">(Lear weeps. Knottingcraft falls to her knees. Marianne is held in shock).</text:p>
      <text:p text:style-name="P7"/>
      <text:p text:style-name="P7">LEAR FIREMAINE</text:p>
      <text:p text:style-name="P8"><text:tab/><text:tab/>Paulo!</text:p>
      <text:p text:style-name="P7"/>
      <text:p text:style-name="P7">(No reply)</text:p>
      <text:p text:style-name="P7"/>
      <text:p text:style-name="P7">LEAR FIREMAINE</text:p>
      <text:p text:style-name="P8"><text:tab/><text:tab/>Paulo!</text:p>
      <text:p text:style-name="P7"/>
      <text:p text:style-name="P7"/>
      <text:p text:style-name="P7"><text:soft-page-break/></text:p>
      <text:p text:style-name="P7">DRAKE BLACKSTRAW</text:p>
      <text:p text:style-name="P8"><text:tab/><text:tab/>(Sung in a deep bass baritone) Paulo!</text:p>
      <text:p text:style-name="P7"/>
      <text:p text:style-name="P7">(No reply).</text:p>
      <text:p text:style-name="P7"/>
      <text:p text:style-name="P8"><text:tab/><text:tab/>From the the dark of the cabin area a head flies</text:p>
      <text:p text:style-name="P8"><text:tab/><text:tab/>through the air and lands on deck, rolling near</text:p>
      <text:p text:style-name="P8"><text:tab/><text:tab/>Casper.</text:p>
      <text:p text:style-name="P7">CASPER</text:p>
      <text:p text:style-name="P8"><text:tab/><text:tab/>You monsters! He was our King!</text:p>
      <text:p text:style-name="P7"/>
      <text:p text:style-name="P7">EURADYNE</text:p>
      <text:p text:style-name="P8"><text:tab/><text:tab/>It's not Harry. It's Paulo's head.</text:p>
      <text:p text:style-name="P7"/>
      <text:p text:style-name="P7">CASPER</text:p>
      <text:p text:style-name="P8"><text:tab/><text:tab/>Bravo Harry! Another <text:span text:style-name="T4">example for posterity</text:span>.</text:p>
      <text:p text:style-name="P7"/>
      <text:p text:style-name="P8">DRAKE BLACKSTRAW goes to seize EURADYNE, then reconsiders and grabs MARIANNE instead.</text:p>
      <text:p text:style-name="P8"><text:tab/><text:tab/>I've got your precious Marianne! Shyreman come</text:p>
      <text:p text:style-name="P8"><text:tab/><text:tab/>out now!</text:p>
      <text:p text:style-name="P7"/>
      <text:p text:style-name="P8">SHYREMAN comes aboard deck, wearing only trunks and brandishing a large metal shard in his right hand. His wounds have vanished, and he appears fit and strong.</text:p>
      <text:p text:style-name="P7"/>
      <text:p text:style-name="P7">SHYREMAN</text:p>
      <text:p text:style-name="P8"><text:tab/><text:tab/>When Lear here called out to Casper to protect</text:p>
      <text:p text:style-name="P8"><text:tab/><text:tab/>him from the sky fire, I saw your very self and </text:p>
      <text:p text:style-name="P8"><text:tab/><text:tab/>Snydesmith sniggering. I knew then you had grown <text:tab/><text:tab/><text:tab/><text:tab/>impatient and our murder was but a few days away. </text:p>
      <text:p text:style-name="P8"><text:tab/><text:tab/>You know I really was dying, and if I had not fed</text:p>
      <text:p text:style-name="P8"><text:tab/><text:tab/>on Paulo I would not have lasted beyond this</text:p>
      <text:p text:style-name="P8"><text:tab/><text:tab/>weekend. I've drained his soul and body dry. My</text:p>
      <text:p text:style-name="P8"><text:tab/><text:tab/>wounds have completly healed. Even the shard is</text:p>
      <text:p text:style-name="P8"><text:tab/><text:tab/>sharp again.</text:p>
      <text:p text:style-name="P8"/>
      <text:p text:style-name="P7">DRAKE BLACKSTRAW</text:p>
      <text:p text:style-name="P8"><text:tab/><text:tab/>It is not what you think. We thought you were dying.</text:p>
      <text:p text:style-name="P8"/>
      <text:p text:style-name="P7">LEAR FIREMAINE (To Drake)</text:p>
      <text:p text:style-name="P8"><text:tab/><text:tab/>Let her go. This is way beyond negotiation. (He</text:p>
      <text:p text:style-name="P8"><text:tab/><text:tab/>hands his harpoon to Elaine).</text:p>
      <text:p text:style-name="P8"/>
      <text:p text:style-name="P7">DRAKE BLACKSTRAW</text:p>
      <text:p text:style-name="P8"><text:tab/><text:tab/>You bought yourself back to life. But can you bring</text:p>
      <text:p text:style-name="P8"><text:tab/><text:tab/>back other people?</text:p>
      <text:p text:style-name="P8"/>
      <text:p text:style-name="P8">SETH MELLOW has maneuvered behind Drake. He pulls our a knife from the centre of the sausage he has been eating, and uses it to slash Drake's upper arm causing him to drop his harpoon. Seth follows with a second cut to Drake's groin.</text:p>
      <text:p text:style-name="P7"><text:soft-page-break/>SETH MELLOW</text:p>
      <text:p text:style-name="P8"><text:tab/><text:tab/>Quality of leadership is contextual. The hardest</text:p>
      <text:p text:style-name="P8"><text:tab/><text:tab/>proves the most brittle, the confident the most </text:p>
      <text:p text:style-name="P8"><text:tab/><text:tab/>prone to lack of study. And then one is set amongst</text:p>
      <text:p text:style-name="P8"><text:tab/><text:tab/>the weak, who by toil and timing, come to be</text:p>
      <text:p text:style-name="P8"><text:tab/><text:tab/>thy master. So proves he the fool who thinks himself</text:p>
      <text:p text:style-name="P8"><text:tab/><text:tab/>born to rule.</text:p>
      <text:p text:style-name="P7"/>
      <text:p text:style-name="P7">DRAKE BLACKSTRAW</text:p>
      <text:p text:style-name="P8"><text:tab/><text:tab/>Villain!</text:p>
      <text:p text:style-name="P7"/>
      <text:p text:style-name="P7">MARIANNE</text:p>
      <text:p text:style-name="P8"><text:tab/><text:tab/>Villain? You speak for yourself. (Marianne grabs</text:p>
      <text:p text:style-name="P8"><text:tab/><text:tab/>the harpoon and thrusts it into Drake's ribs,</text:p>
      <text:p text:style-name="P8"><text:tab/><text:tab/>killing him ).</text:p>
      <text:p text:style-name="P7"/>
      <text:p text:style-name="P8">SHYREMAN walks up to Drake, slashes his stomach open then inserts his shard into his bowels, eventually putting his fist all the way in. Drake's corpse shrivels and is drawn into the shard, leaving an almost complete sword enveloped in dried dead fleshy figments.</text:p>
      <text:p text:style-name="P7"/>
      <text:p text:style-name="P8">In the dark light cast by the scene the features of the remainder of the crew seem to grow younger. Seth's face momentarily seems contorted and angry, but then pacifies.</text:p>
      <text:p text:style-name="P7"/>
      <text:p text:style-name="P7">CASPER CASPIANUS</text:p>
      <text:p text:style-name="P8"><text:tab/><text:tab/>What was that?</text:p>
      <text:p text:style-name="P7"/>
      <text:p text:style-name="P7">SHYREMAN</text:p>
      <text:p text:style-name="P8"><text:tab/><text:tab/>The blade, while incomplete, does not set itself</text:p>
      <text:p text:style-name="P8"><text:tab/><text:tab/>completely on my pattern, it also rejuvenates</text:p>
      <text:p text:style-name="P8"><text:tab/><text:tab/>those closest to my flesh, my fellow human beings.</text:p>
      <text:p text:style-name="P8"><text:tab/><text:tab/>It's all in the<text:span text:style-name="T4"> Meaning of Life</text:span>. I'll teach you more</text:p>
      <text:p text:style-name="P8"><text:tab/><text:tab/>of that another time.</text:p>
      <text:p text:style-name="P7"/>
      <text:p text:style-name="P7">MARIANNE</text:p>
      <text:p text:style-name="P8"><text:tab/><text:tab/>Thankyou Seth. I think you saved my skin.</text:p>
      <text:p text:style-name="P7"/>
      <text:p text:style-name="P7">SETH MELLOW</text:p>
      <text:p text:style-name="P7">(Stares at the blade without expression).</text:p>
      <text:p text:style-name="P7"/>
      <text:p text:style-name="P7">KNOTTINGCRAFT</text:p>
      <text:p text:style-name="P8"><text:tab/><text:tab/>I had a missing tooth, betwixt my upper right molars.</text:p>
      <text:p text:style-name="P8"><text:tab/><text:tab/>It is filled now.</text:p>
      <text:p text:style-name="P7"/>
      <text:p text:style-name="P7">EURADYNE</text:p>
      <text:p text:style-name="P8"><text:tab/><text:tab/>And my eyesight has sharpened. It's as if a cloud</text:p>
      <text:p text:style-name="P8"><text:tab/><text:tab/>has disipated from my mind. My thoughts are clear and <text:tab/><text:tab/><text:tab/>well constructed. My headache is gone.</text:p>
      <text:p text:style-name="P7"/>
      <text:p text:style-name="P7">LEAR FIREMAINE</text:p>
      <text:p text:style-name="P8"><text:tab/><text:tab/>What about me. What is my fate? Fluid for your</text:p>
      <text:p text:style-name="P8"><text:tab/><text:tab/>health spa?</text:p>
      <text:p text:style-name="P7"><text:soft-page-break/>SHYREMAN</text:p>
      <text:p text:style-name="P8"><text:tab/><text:tab/>The rest of us have Paulo's labour on our books.</text:p>
      <text:p text:style-name="P8"><text:tab/><text:tab/>You have Drake's.</text:p>
      <text:p text:style-name="P7"/>
      <text:p text:style-name="P7">(The scene is shown as projected by Richard Freeman's computer monitor).</text:p>
      <text:p text:style-name="P7">RICHARD FREEMAN (to Diana)</text:p>
      <text:p text:style-name="P7">And that is when she developed the antibodies...</text:p>
      <text:p text:style-name="P7"/>
      <text:p text:style-name="P13">EXT. COAST. SUNRISE</text:p>
      <text:p text:style-name="P7"/>
      <text:p text:style-name="P8">The ship and her crew from Lyonesse finally hit land, finding berth on a pebble beach. The landscape is green, a dense forest, with no immediate sign of civilization, the horizon is shrouded in a light dust. Euradyne is the first on shore, and the others all follow suit.</text:p>
      <text:p text:style-name="P7"/>
      <text:p text:style-name="P7">EURADYNE</text:p>
      <text:p text:style-name="P8"><text:tab/><text:tab/>No magic castles and no sea monsters.</text:p>
      <text:p text:style-name="P7"/>
      <text:p text:style-name="P7">MARIANNE</text:p>
      <text:p text:style-name="P8"><text:tab/><text:tab/>What?</text:p>
      <text:p text:style-name="P7"/>
      <text:p text:style-name="P7">EURADYNE</text:p>
      <text:p text:style-name="P6"><text:tab/><text:tab/>It's the last thing I remember of Gisephone, the </text:p>
      <text:p text:style-name="P6"><text:tab/><text:tab/>afternoon she died. She said '...across the ocean</text:p>
      <text:p text:style-name="P6"><text:tab/><text:tab/>one would find magic castles and sea monsters.'</text:p>
      <text:p text:style-name="P6"/>
      <text:p text:style-name="P7">MARIANNE</text:p>
      <text:p text:style-name="P6"><text:tab/><text:tab/>It just occured to me that we will never go home.</text:p>
      <text:p text:style-name="P6"/>
      <text:p text:style-name="P7">CASPER</text:p>
      <text:p text:style-name="P8"><text:tab/><text:tab/>Is it so, Harry?</text:p>
      <text:p text:style-name="P6"/>
      <text:p text:style-name="P7">HARRY SHRYEMAN</text:p>
      <text:p text:style-name="P8"><text:tab/><text:tab/>You would be a better judge of that than I. You </text:p>
      <text:p text:style-name="P8"><text:tab/><text:tab/>can sniff out trails better than any bloodhound.</text:p>
      <text:p text:style-name="P8"/>
      <text:p text:style-name="P7">CASPER</text:p>
      <text:p text:style-name="P8"><text:tab/><text:tab/>There are no trails to track, across water.</text:p>
      <text:p text:style-name="P8"/>
      <text:p text:style-name="P7">SHYREMAN</text:p>
      <text:p text:style-name="P8"><text:tab/><text:tab/>I think you have answered your own question then.</text:p>
      <text:p text:style-name="P8"/>
      <text:p text:style-name="P7">KNOTTINGCRAFT</text:p>
      <text:p text:style-name="P8"><text:tab/><text:tab/>Leaders should be optimistic and confident.</text:p>
      <text:p text:style-name="P7"/>
      <text:p text:style-name="P7">SHYREMAN</text:p>
      <text:p text:style-name="P8"><text:tab/><text:tab/>Who here thinks we are going back?</text:p>
      <text:p text:style-name="P8"/>
      <text:p text:style-name="P7">LEAR FIREMAINE</text:p>
      <text:p text:style-name="P8"><text:tab/><text:tab/>That's not fair. You never said this was a one-way</text:p>
      <text:p text:style-name="P8"><text:tab/><text:tab/>journey.</text:p>
      <text:p text:style-name="P8"/>
      <text:p text:style-name="P7">SHYREMAN</text:p>
      <text:p text:style-name="P8"><text:tab/><text:tab/>What did you expect? Save the world, kill the King,</text:p>
      <text:p text:style-name="P8"><text:tab/><text:tab/>come back a hero and retire in comfort?</text:p>
      <text:p text:style-name="P8"/>
      <text:p text:style-name="P7">LEAR FIREMAINE</text:p>
      <text:p text:style-name="P8"><text:tab/><text:tab/>I would never have wished an end to your life, if I <text:tab/><text:tab/><text:tab/>thought your pain was not real. </text:p>
      <text:p text:style-name="P8"/>
      <text:p text:style-name="P7"><text:soft-page-break/>SHYREMAN</text:p>
      <text:p text:style-name="P8"><text:tab/><text:tab/>What were Hunter's orders?</text:p>
      <text:p text:style-name="P8"/>
      <text:p text:style-name="P7">LEAR FIREMAINE</text:p>
      <text:p text:style-name="P8"><text:tab/><text:tab/>To identify the cause of the famine. To establish</text:p>
      <text:p text:style-name="P8"><text:tab/><text:tab/>if your death would end it. To do our duty.</text:p>
      <text:p text:style-name="P8"/>
      <text:p text:style-name="P7">SHYREMAN</text:p>
      <text:p text:style-name="P8"><text:tab/><text:tab/>What was the reward for 'doing your duty'?</text:p>
      <text:p text:style-name="P8"/>
      <text:p text:style-name="P7">LEAR FIREMAINE</text:p>
      <text:p text:style-name="P8"><text:tab/><text:tab/>For me personally, nothing. For my brother and sister,</text:p>
      <text:p text:style-name="P8"><text:tab/><text:tab/>to dine daily with the council's second circle.</text:p>
      <text:p text:style-name="P8"/>
      <text:p text:style-name="P7">SHYREMAN</text:p>
      <text:p text:style-name="P8"><text:tab/><text:tab/>Do you think my death would end the famine?</text:p>
      <text:p text:style-name="P8"/>
      <text:p text:style-name="P7">KNOTTINGCRAFT</text:p>
      <text:p text:style-name="P8"><text:tab/><text:tab/>Would it?</text:p>
      <text:p text:style-name="P8"/>
      <text:p text:style-name="P7">SHYREMAN</text:p>
      <text:p text:style-name="P8"><text:tab/><text:tab/>You think the sheep would climb out of their</text:p>
      <text:p text:style-name="P8"><text:tab/><text:tab/>graves? You think the mess of bones and feathers</text:p>
      <text:p text:style-name="P8"><text:tab/><text:tab/>would chirp and fly anew? You think rotting</text:p>
      <text:p text:style-name="P8"><text:tab/><text:tab/>vegetables would become wholesome and fresh?</text:p>
      <text:p text:style-name="P8"/>
      <text:p text:style-name="P7">KNOTTINGCRAFT</text:p>
      <text:p text:style-name="P8"><text:tab/><text:tab/>But you caused it didn't you. It was when you</text:p>
      <text:p text:style-name="P12"><text:span text:style-name="T8"><text:tab/><text:tab/>came back to life. I figured it out, the </text:span><text:span text:style-name="T9">meaning</text:span></text:p>
      <text:p text:style-name="P12"><text:span text:style-name="T9"><text:tab/><text:tab/>of life</text:span><text:span text:style-name="T8">, you don't get to live beyond your time</text:span></text:p>
      <text:p text:style-name="P8"><text:tab/><text:tab/>without something dying in your place.</text:p>
      <text:p text:style-name="P8"/>
      <text:p text:style-name="P7">SHYREMAN</text:p>
      <text:p text:style-name="P8"><text:tab/><text:tab/>Lyonesse is a small piece in a big game. I came</text:p>
      <text:p text:style-name="P8"><text:tab/><text:tab/>back for a reason, and leaving the game early</text:p>
      <text:p text:style-name="P8"><text:tab/><text:tab/>will not bring a satisfying end.</text:p>
      <text:p text:style-name="P8"/>
      <text:p text:style-name="P7">MARIANNE</text:p>
      <text:p text:style-name="P8"><text:tab/><text:tab/>I believe you Harry. If famine be the price</text:p>
      <text:p text:style-name="P8"><text:tab/><text:tab/>for the greater good. So be it.</text:p>
      <text:p text:style-name="P8"/>
      <text:p text:style-name="P7">CASPER CASPIANUS</text:p>
      <text:p text:style-name="P8"><text:tab/><text:tab/>I should be disgusted, but nobody<text:tab/>back home gave</text:p>
      <text:p text:style-name="P8"><text:tab/><text:tab/>a damn for me. The only<text:tab/>warmth I've felt was with</text:p>
      <text:p text:style-name="P8"><text:tab/><text:tab/>you lot. If we never get home, well we will do the</text:p>
      <text:p text:style-name="P8"><text:tab/><text:tab/>best we can here.</text:p>
      <text:p text:style-name="P8"/>
      <text:p text:style-name="P8">MARIANNE begins to wander away from EURADYNE and the scene changes to the satellite weapon above the sky. It targets her and prepares to energize. Suddenly the scene shifts to FREEMAN's Operations room, where Diana is at a terminal. She uses voice command.</text:p>
      <text:p text:style-name="P8"/>
      <text:p text:style-name="P8"/>
      <text:p text:style-name="P7"><text:soft-page-break/>DIANA</text:p>
      <text:p text:style-name="P8"><text:tab/><text:tab/>Dragon Seven, suspend attack.</text:p>
      <text:p text:style-name="P8"/>
      <text:p text:style-name="P8"/>
      <text:p text:style-name="P7">(Computer voice of DRAGON SEVEN)</text:p>
      <text:p text:style-name="P8"><text:tab/><text:tab/>Confirmed.</text:p>
      <text:p text:style-name="P8"/>
      <text:p text:style-name="P8">DIANA busily types at her terminal, calling up the crew list.</text:p>
      <text:p text:style-name="P8">RICHARD FREEMAN enters, he is wearing a white scientist's laboratory coat that is smeared with blood and bile.</text:p>
      <text:p text:style-name="P8"/>
      <text:p text:style-name="P7">RICHARD FREEMAN</text:p>
      <text:p text:style-name="P8"><text:tab/><text:tab/>Sorry did you call?</text:p>
      <text:p text:style-name="P8"/>
      <text:p text:style-name="P7">DIANA</text:p>
      <text:p text:style-name="P8"><text:tab/><text:tab/>I was speaking to <text:span text:style-name="T4">Dragon Seven</text:span>. It was about to</text:p>
      <text:p text:style-name="P8"><text:tab/><text:tab/>target the travellers.</text:p>
      <text:p text:style-name="P8"/>
      <text:p text:style-name="P7">RICHARD FREEMAN</text:p>
      <text:p text:style-name="P8"><text:tab/><text:tab/>Which ones? </text:p>
      <text:p text:style-name="P8"/>
      <text:p text:style-name="P7">DIANA</text:p>
      <text:p text:style-name="P8"><text:tab/><text:tab/>Marianne Dupre. I have her record here. She is</text:p>
      <text:p text:style-name="P8"><text:tab/><text:tab/>unexceptional, but appears to be close to </text:p>
      <text:p text:style-name="P8"><text:tab/><text:tab/>Shyreman. If she were to die by our weapons</text:p>
      <text:p text:style-name="P8"><text:tab/><text:tab/>it might make Shyreman aggressive to us.</text:p>
      <text:p text:style-name="P8"/>
      <text:p text:style-name="P7">RICHARD FREEMAN</text:p>
      <text:p text:style-name="P8"><text:tab/><text:tab/>I'm still in half a mind just to be rid of him, but</text:p>
      <text:p text:style-name="P8"><text:tab/><text:tab/>I think you made the correct decision. Put them</text:p>
      <text:p text:style-name="P8"><text:tab/><text:tab/>all on the exclusion list. Have you learnt</text:p>
      <text:p text:style-name="P8"><text:tab/><text:tab/>anything new?</text:p>
      <text:p text:style-name="P8"/>
      <text:p text:style-name="P7">DIANA</text:p>
      <text:p text:style-name="P8"><text:tab/><text:tab/>The field - you said - that confused our mind probes,</text:p>
      <text:p text:style-name="P8"><text:tab/><text:tab/>well Shyreman is not the only source. I can say </text:p>
      <text:p text:style-name="P8"><text:tab/><text:tab/>little more than that. Oh, how are<text:tab/>the monkeys coming <text:tab/><text:tab/><text:tab/>along?</text:p>
      <text:p text:style-name="P8"/>
      <text:p text:style-name="P7">RICHARD FREEMAN</text:p>
      <text:p text:style-name="P8"><text:tab/><text:tab/>I hit an intractable. How to make the foundation</text:p>
      <text:p text:style-name="P8"><text:tab/><text:tab/>of symbolic logic derive from their raving grunts?</text:p>
      <text:p text:style-name="P8"/>
      <text:p text:style-name="P7">DIANA</text:p>
      <text:p text:style-name="P8"><text:tab/><text:tab/>Engineering an answer to those questions must make </text:p>
      <text:p text:style-name="P8"><text:tab/><text:tab/>you feel like God.</text:p>
      <text:p text:style-name="P8"/>
      <text:p text:style-name="P7">RICHARD FREEMAN</text:p>
      <text:p text:style-name="P8"><text:tab/><text:tab/>Indeed it does. Indeed it does.</text:p>
      <text:p text:style-name="P8"/>
      <text:p text:style-name="P8">(The scene closes in on the monitor, and transports us back to the crew)</text:p>
      <text:p text:style-name="P8"/>
      <text:p text:style-name="P7"><text:soft-page-break/>CASPER</text:p>
      <text:p text:style-name="P8"><text:tab/><text:tab/>Marianne! Not so far away!</text:p>
      <text:p text:style-name="P8"/>
      <text:p text:style-name="P7">MARIANNE</text:p>
      <text:p text:style-name="P8"><text:tab/><text:tab/>(Runs back to the group) One hundred yards that time!</text:p>
      <text:p text:style-name="P8"/>
      <text:p text:style-name="P7">KNOTTINGCRAFT</text:p>
      <text:p text:style-name="P8"><text:tab/><text:tab/>I'd say, probably fifty yards on top, at the very</text:p>
      <text:p text:style-name="P8"><text:tab/><text:tab/>least.</text:p>
      <text:p text:style-name="P7"/>
      <text:p text:style-name="P7">SHYREMAN</text:p>
      <text:p text:style-name="P8"><text:tab/><text:tab/>Wait here. (He runs to the spot Marianne was on and</text:p>
      <text:p text:style-name="P8"><text:tab/><text:tab/>looks up a the sky, then runs a little further, and</text:p>
      <text:p text:style-name="P8"><text:tab/><text:tab/>runs back to the crew)</text:p>
      <text:p text:style-name="P7"/>
      <text:p text:style-name="P7">CAPSER CASPIAN</text:p>
      <text:p text:style-name="P8"><text:tab/><text:tab/>Ok Harry, we are out of its reach now.</text:p>
      <text:p text:style-name="P7"/>
      <text:p text:style-name="P7">SHYREMAN</text:p>
      <text:p text:style-name="P8"><text:tab/><text:tab/>Seems so. Perhaps it has given up on us.</text:p>
      <text:p text:style-name="P7"/>
      <text:p text:style-name="P7">EURADYNE</text:p>
      <text:p text:style-name="P8"><text:tab/><text:tab/>Well in that case, let's get some fresh food.</text:p>
      <text:p text:style-name="P8"><text:tab/><text:tab/>I'm sick of pastries and salted meat. Let's see</text:p>
      <text:p text:style-name="P8"><text:tab/><text:tab/>what we can see from that hill. (Marianne and</text:p>
      <text:p text:style-name="P8"><text:tab/><text:tab/>Knottingcraft follow her).</text:p>
      <text:p text:style-name="P8"/>
      <text:p text:style-name="P7">SHYREMAN</text:p>
      <text:p text:style-name="P8"><text:tab/><text:tab/>I'll take Seth down the river a bit. We'll net us</text:p>
      <text:p text:style-name="P8"><text:tab/><text:tab/>some fresh water fish.</text:p>
      <text:p text:style-name="P8"/>
      <text:p text:style-name="P7">CASPER CASPIANUS</text:p>
      <text:p text:style-name="P8"><text:tab/><text:tab/>And I'll go into the forest some, I'll catch us a</text:p>
      <text:p text:style-name="P8"><text:tab/><text:tab/>stag.</text:p>
      <text:p text:style-name="P8"/>
      <text:p text:style-name="P12"><text:span text:style-name="T8"><text:tab/>(The scene is captured on the computer monitor once more and the camera takes us to </text:span><text:span text:style-name="T9">Operations</text:span><text:span text:style-name="T8">, Diana is at the keyboard trying to make sense of Shyreman's neural patterns.</text:span></text:p>
      <text:p text:style-name="P8"/>
      <text:p text:style-name="P7">RICHARD FREEMAN (At the doorway)</text:p>
      <text:p text:style-name="P8"><text:tab/><text:tab/>Ready for Lyonesse?</text:p>
      <text:p text:style-name="P7"/>
      <text:p text:style-name="P7">DIANA</text:p>
      <text:p text:style-name="P8"><text:tab/><text:tab/>Nothing to learn here. Coming.</text:p>
      <text:p text:style-name="P8"/>
      <text:p text:style-name="P12"><text:span text:style-name="T8">Diana and Freeman leave </text:span><text:span text:style-name="T9">Operations</text:span><text:span text:style-name="T8">, entering a lift that takes them quickly up thirty or so floors, where they leave into a lobby of a fine looking building. Just outside is parked a hemispherical shaped vehicle, perhaps twenty metres in diameter and two metres high. The pair enter it and sit on an exquisite leather sofa in its centre. Virtual holographic consoles appear all around them and the vehicle begins to hover then gently accelerates into the night sky.</text:span></text:p>
      <text:p text:style-name="P9"><text:soft-page-break/>EXT. HILL OVERLOOKING A FOREST</text:p>
      <text:p text:style-name="P8"/>
      <text:p text:style-name="P8"><text:tab/>Marianne, Elaine and Euradyne are climbing a hilly area, looking for a place in which to survey the forest.</text:p>
      <text:p text:style-name="P8"/>
      <text:p text:style-name="P7">MARIANNE</text:p>
      <text:p text:style-name="P8"><text:tab/><text:tab/>How did you progress from being a school teacher to</text:p>
      <text:p text:style-name="P8"><text:tab/><text:tab/>President?</text:p>
      <text:p text:style-name="P8"/>
      <text:p text:style-name="P7">KNOTTINGCRAFT</text:p>
      <text:p text:style-name="P8"><text:tab/><text:tab/>They are both the same in many respects, people</text:p>
      <text:p text:style-name="P8"><text:tab/><text:tab/>look up to you expecting wisdom, so you patronize</text:p>
      <text:p text:style-name="P8"><text:tab/><text:tab/>them and talk to them in a commanding voice. I</text:p>
      <text:p text:style-name="P8"><text:tab/><text:tab/>guess I never lost me appeal to little boys.</text:p>
      <text:p text:style-name="P8"/>
      <text:p text:style-name="P7">EURADYNE</text:p>
      <text:p text:style-name="P8"><text:tab/><text:tab/>Ah, that must be what attracts Casper, he is a boy</text:p>
      <text:p text:style-name="P8"><text:tab/><text:tab/>looking for his mother.</text:p>
      <text:p text:style-name="P8"><text:tab/><text:tab/></text:p>
      <text:p text:style-name="P7">KNOTTINGCRAFT</text:p>
      <text:p text:style-name="P8"><text:tab/><text:tab/>Don't joke about him please. He hates me. Not </text:p>
      <text:p text:style-name="P8"><text:tab/><text:tab/>without due cause, I must admit. I sometimes</text:p>
      <text:p text:style-name="P8"><text:tab/><text:tab/>think that if he gets me on his own he will try</text:p>
      <text:p text:style-name="P8"><text:tab/><text:tab/>to kill me.</text:p>
      <text:p text:style-name="P8"/>
      <text:p text:style-name="P7">MARIANNE</text:p>
      <text:p text:style-name="P8"><text:tab/><text:tab/>Don't be daft, he's not like that.</text:p>
      <text:p text:style-name="P8"/>
      <text:p text:style-name="P7">KNOTTINGCRAFT</text:p>
      <text:p text:style-name="P8"><text:tab/><text:tab/>If he can strangle chickens and club deer to</text:p>
      <text:p text:style-name="P8"><text:tab/><text:tab/>death, he can kill me.</text:p>
      <text:p text:style-name="P8"/>
      <text:p text:style-name="P7">MARIANNE</text:p>
      <text:p text:style-name="P8"><text:tab/><text:tab/>Yet you have eaten his chicken and venison. Does</text:p>
      <text:p text:style-name="P8"><text:tab/><text:tab/>that make you so superior?</text:p>
      <text:p text:style-name="P8"/>
      <text:p text:style-name="P7">KNOTTINGCRAFT</text:p>
      <text:p text:style-name="P8"><text:tab/><text:tab/>I wouldn't touch them if I had to slaughter them</text:p>
      <text:p text:style-name="P8"><text:tab/><text:tab/>myself.</text:p>
      <text:p text:style-name="P8"/>
      <text:p text:style-name="P7">EURADYNE</text:p>
      <text:p text:style-name="P8"><text:tab/><text:tab/>You've never been hungry have you Elaine?</text:p>
      <text:p text:style-name="P8"/>
      <text:p text:style-name="P7">KNOTTINGCRAFT</text:p>
      <text:p text:style-name="P8"><text:tab/><text:tab/>(Silent for a moment). You are right, I have never</text:p>
      <text:p text:style-name="P8"><text:tab/><text:tab/>been hungry. I'm sorry. I've always had other</text:p>
      <text:p text:style-name="P8"><text:tab/><text:tab/>people do the killing. That spooks me about Harry,</text:p>
      <text:p text:style-name="P8"><text:tab/><text:tab/>he never played by the rules. Politics is a big</text:p>
      <text:p text:style-name="P8"><text:tab/><text:tab/>game you see, you choose a side and reap in the</text:p>
      <text:p text:style-name="P8"><text:tab/><text:tab/>rewards. It's a game of words. Harry was never a</text:p>
      <text:p text:style-name="P8"><text:tab/><text:tab/>player. He never wore jewelery, nor accepted medals</text:p>
      <text:p text:style-name="P8"><text:tab/><text:tab/>or honours. He never wore special clothes.</text:p>
      <text:p text:style-name="P8"/>
      <text:p text:style-name="P7"><text:soft-page-break/>EURADYNE</text:p>
      <text:p text:style-name="P8"><text:tab/><text:tab/>What do angels need with rewards?</text:p>
      <text:p text:style-name="P8"/>
      <text:p text:style-name="P7">MARIANNE</text:p>
      <text:p text:style-name="P8"><text:tab/><text:tab/>He is no angel. He looked beyond good and evil,</text:p>
      <text:p text:style-name="P8"><text:tab/><text:tab/>and pulled out something substantial, unlike</text:p>
      <text:p text:style-name="P8"><text:tab/><text:tab/>many a philosopher who did not. They tell us why</text:p>
      <text:p text:style-name="P8"><text:tab/><text:tab/>they are so wise and oh so clever, without saying <text:tab/><text:tab/><text:tab/>anything wise and clever.</text:p>
      <text:p text:style-name="P8"/>
      <text:p text:style-name="P7">KNOTTINGCRAFT</text:p>
      <text:p text:style-name="P8"><text:tab/><text:tab/>That's on-the-nose.</text:p>
      <text:p text:style-name="P8"/>
      <text:p text:style-name="P7">EURADYNE</text:p>
      <text:p text:style-name="P8"><text:tab/><text:tab/>Do you find Casper attractive Elaine?</text:p>
      <text:p text:style-name="P8"/>
      <text:p text:style-name="P7">KNOTTINGCRAFT</text:p>
      <text:p text:style-name="P8"><text:tab/><text:tab/>He's too thin, skin and bone.</text:p>
      <text:p text:style-name="P8"/>
      <text:p text:style-name="P7">EURADYNE</text:p>
      <text:p text:style-name="P8"><text:tab/><text:tab/>Only because he has been starving a few months.</text:p>
      <text:p text:style-name="P8"><text:tab/><text:tab/>If you fatten him up a bit, maybe...?</text:p>
      <text:p text:style-name="P8"/>
      <text:p text:style-name="P7">KNOTTINGCRAFT</text:p>
      <text:p text:style-name="P8"><text:tab/><text:tab/>What's with all this matchmaking? Is this for</text:p>
      <text:p text:style-name="P8"><text:tab/><text:tab/>my benefit, Capser's or your own?</text:p>
      <text:p text:style-name="P8"/>
      <text:p text:style-name="P7">MARIANNE laughs and EURADYNE blushes.</text:p>
      <text:p text:style-name="P8"/>
      <text:p text:style-name="P8"/>
      <text:p text:style-name="P8">KNOTTINGCRAFT seems to fall and slumps down unconscious, from behind LEAR FIREMAINE springs forth and hits MARIANNE over the head with a weighted sock, she collapses in the fetal position and makes groaning noises. Euradyne screams and runs down the hill, but trips, whereupon Lear jumps on her, pins her arms above her hands with his knees and ties her hands together.</text:p>
      <text:p text:style-name="P8"/>
      <text:p text:style-name="P7">LEAR FIREMAINE</text:p>
      <text:p text:style-name="P8"><text:tab/><text:tab/>Don't make a sound or I'll have to hit you. </text:p>
      <text:p text:style-name="P8"><text:tab/><text:tab/>Good girl, move.</text:p>
      <text:p text:style-name="P8"/>
      <text:p text:style-name="P8">LEAR FIREMAINE forces EURADYNE down the hill towards the boat from Lyonesse.</text:p>
      <text:p text:style-name="P8"/>
      <text:p text:style-name="P8"/>
      <text:p text:style-name="P8"/>
      <text:p text:style-name="P8"/>
      <text:p text:style-name="P8"/>
      <text:p text:style-name="P8"/>
      <text:p text:style-name="P8"/>
      <text:p text:style-name="P8"/>
      <text:p text:style-name="P8"/>
      <text:p text:style-name="P8"/>
      <text:p text:style-name="P8"><text:soft-page-break/>EXT. FOREST - ALONG A RIVER</text:p>
      <text:p text:style-name="P8"/>
      <text:p text:style-name="P7">SHYREMAN</text:p>
      <text:p text:style-name="P8"><text:tab/><text:tab/>I don't understand how I have no fish, and you</text:p>
      <text:p text:style-name="P8"><text:tab/><text:tab/>have eight.</text:p>
      <text:p text:style-name="P8"/>
      <text:p text:style-name="P7">SETH MELLOW</text:p>
      <text:p text:style-name="P8"><text:tab/><text:tab/>It's natural talent sir, a certain quickness of</text:p>
      <text:p text:style-name="P8"><text:tab/><text:tab/>eye and hand. I anticipate the movement of fish</text:p>
      <text:p text:style-name="P8"><text:tab/><text:tab/>through the water and place the net to obstruct</text:p>
      <text:p text:style-name="P8"><text:tab/><text:tab/>their course.</text:p>
      <text:p text:style-name="P8"/>
      <text:p text:style-name="P7">SHYREMAN</text:p>
      <text:p text:style-name="P8"><text:tab/><text:tab/>I was meant to be teaching you!</text:p>
      <text:p text:style-name="P8"/>
      <text:p text:style-name="P7">SETH MELLOW</text:p>
      <text:p text:style-name="P8"><text:tab/><text:tab/>There are only so many neurones in one's brain sir,</text:p>
      <text:p text:style-name="P8"><text:tab/><text:tab/>with all yours set upon strategy, I've no doubt</text:p>
      <text:p text:style-name="P8"><text:tab/><text:tab/>there is not much left over for the mundane arts.</text:p>
      <text:p text:style-name="P8"/>
      <text:p text:style-name="P7">SHYREMAN</text:p>
      <text:p text:style-name="P8"><text:tab/><text:tab/>You did say you were twelve did you not?</text:p>
      <text:p text:style-name="P8"/>
      <text:p text:style-name="P7">SETH MELLOW</text:p>
      <text:p text:style-name="P8"><text:tab/><text:tab/>If I had rings you would count twelve sir, that is</text:p>
      <text:p text:style-name="P8"><text:tab/><text:tab/>the honest truth.</text:p>
      <text:p text:style-name="P8"/>
      <text:p text:style-name="P7">SHYREMAN</text:p>
      <text:p text:style-name="P8"><text:tab/><text:tab/>Were your mother and father as sharp as you?</text:p>
      <text:p text:style-name="P8"/>
      <text:p text:style-name="P7">SETH MELLOW</text:p>
      <text:p text:style-name="P7">Let's just say they were cleverer than all men.</text:p>
      <text:p text:style-name="P7"/>
      <text:p text:style-name="P7">SHYREMAN</text:p>
      <text:p text:style-name="P8"><text:tab/><text:tab/>Do you ever play?</text:p>
      <text:p text:style-name="P8"/>
      <text:p text:style-name="P7">SETH MELLOW</text:p>
      <text:p text:style-name="P8"><text:tab/><text:tab/>I did try the violin, but I have not the neck for it.</text:p>
      <text:p text:style-name="P8"/>
      <text:p text:style-name="P7">SHYREMAN</text:p>
      <text:p text:style-name="P8"><text:tab/><text:tab/>I mean, did you ever do childish things?</text:p>
      <text:p text:style-name="P8"/>
      <text:p text:style-name="P7">SETH MELLOW</text:p>
      <text:p text:style-name="P8"><text:tab/><text:tab/>Oh! Only such things as ascribed to mature adults sir.</text:p>
      <text:p text:style-name="P8"/>
      <text:p text:style-name="P7">SHYREMAN</text:p>
      <text:p text:style-name="P8"><text:tab/><text:tab/>I should be a fool rather than a King, then perhaps</text:p>
      <text:p text:style-name="P8"><text:tab/><text:tab/>I could teach you something new.</text:p>
      <text:p text:style-name="P8"/>
      <text:p text:style-name="P7">SETH MELLOW</text:p>
      <text:p text:style-name="P8"><text:tab/><text:tab/>Well sir, if it be known to others, then it be</text:p>
      <text:p text:style-name="P8"><text:tab/><text:tab/>known to me, but if it is private to you, then it be</text:p>
      <text:p text:style-name="P8"><text:tab/><text:tab/>unique to you, and I would learn from the lesson.</text:p>
      <text:p text:style-name="P7"><text:soft-page-break/>SHYREMAN</text:p>
      <text:p text:style-name="P8"><text:tab/><text:tab/>The boat!</text:p>
      <text:p text:style-name="P8"/>
      <text:p text:style-name="P8"/>
      <text:p text:style-name="P8">In the distance, from the shore, the boat from Lyonesse is visible, and moving out to sea, perhaps two hundred yards from the coast. Shyreman and Mellow drops their fish and run as quickly as they can to catch up with it.</text:p>
      <text:p text:style-name="P8"/>
      <text:p text:style-name="P8"/>
      <text:p text:style-name="P15">INT. BRIDGE of THE SHIP FROM LYONESSE</text:p>
      <text:p text:style-name="P8"/>
      <text:p text:style-name="P8">LEAR FIREMAINE is at the wheel, while EURADYNE is at his feet, tied up with hemp. Looking through the rear window, Lear laughs as as he sees SHYREMAN and MELLOW stranded on shore.</text:p>
      <text:p text:style-name="P8"/>
      <text:p text:style-name="P7">LEAR FIREMAINE</text:p>
      <text:p text:style-name="P8"><text:tab/><text:tab/>Haha! Made it, I am free! Grow wings you angels</text:p>
      <text:p text:style-name="P8"><text:tab/><text:tab/>and see if you catch up with me.</text:p>
      <text:p text:style-name="P8"/>
      <text:p text:style-name="P7">(He undoes Euradyne's gag)</text:p>
      <text:p text:style-name="P8"/>
      <text:p text:style-name="P7">EURADYNE</text:p>
      <text:p text:style-name="P8"><text:tab/><text:tab/>(Screaming) Help!</text:p>
      <text:p text:style-name="P8"/>
      <text:p text:style-name="P7">LEAR FIREMAINE</text:p>
      <text:p text:style-name="P8"><text:tab/><text:tab/>Too late. They are way behind.</text:p>
      <text:p text:style-name="P8"/>
      <text:p text:style-name="P8"/>
      <text:p text:style-name="P7">EURADYNE</text:p>
      <text:p text:style-name="P8"><text:tab/><text:tab/>Madness. Where are we going?</text:p>
      <text:p text:style-name="P8"/>
      <text:p text:style-name="P7">LEAR FIREMAINE</text:p>
      <text:p text:style-name="P8"><text:tab/><text:tab/>Home, as promised. The fire no longer falls from </text:p>
      <text:p text:style-name="P8"><text:tab/><text:tab/>the sky Marianne. That means our people can fish</text:p>
      <text:p text:style-name="P8"><text:tab/><text:tab/>on the shore. It's the end of the famine. We'll take </text:p>
      <text:p text:style-name="P8"><text:tab/><text:tab/>the credit and go back as heroes.</text:p>
      <text:p text:style-name="P8"/>
      <text:p text:style-name="P7">EURADYNE</text:p>
      <text:p text:style-name="P8"><text:tab/><text:tab/>What if you are wrong? What if we can't find</text:p>
      <text:p text:style-name="P8"><text:tab/><text:tab/>our way back?</text:p>
      <text:p text:style-name="P7"/>
      <text:p text:style-name="P7">LEAR FIREMAINE</text:p>
      <text:p text:style-name="P8"><text:tab/><text:tab/>We had food for eight to last two weeks, so with</text:p>
      <text:p text:style-name="P8"><text:tab/><text:tab/>only us two it will last eight weeks. Northeast for</text:p>
      <text:p text:style-name="P8"><text:tab/><text:tab/>ten days and we hit home. Shyreman left the sextant</text:p>
      <text:p text:style-name="P8"><text:tab/><text:tab/>in his cabin, and he's not the only one who knows how</text:p>
      <text:p text:style-name="P8"><text:tab/><text:tab/>to use it.</text:p>
      <text:p text:style-name="P8"/>
      <text:p text:style-name="P7">EURADYNE</text:p>
      <text:p text:style-name="P8"><text:tab/><text:tab/>And the others? What happens to them?</text:p>
      <text:p text:style-name="P8"/>
      <text:p text:style-name="P7">LEAR FIREMAINE</text:p>
      <text:p text:style-name="P8"><text:tab/><text:tab/>For killing Shyreman the reward is fifty pounds</text:p>
      <text:p text:style-name="P8"><text:tab/><text:tab/>of steel. For ending the famine, another fifty</text:p>
      <text:p text:style-name="P8"><text:tab/><text:tab/>pounds. We'll be rich.</text:p>
      <text:p text:style-name="P8"/>
      <text:p text:style-name="P7">EURADYNE</text:p>
      <text:p text:style-name="P8"><text:tab/><text:tab/>You really think I want anything to do with this?</text:p>
      <text:p text:style-name="P8"/>
      <text:p text:style-name="P13">LEAR FIREMAINE</text:p>
      <text:p text:style-name="P8"><text:tab/><text:tab/>My dear Euradyne, I am Helen Hunter's right hand</text:p>
      <text:p text:style-name="P8"><text:tab/><text:tab/>man. If I want you, I'll have you. You think your <text:tab/><text:tab/><text:tab/>daughter will have a future if you spurn me? You</text:p>
      <text:p text:style-name="P8"><text:tab/><text:tab/>are going to live as my slave. Get used to it.</text:p>
      <text:p text:style-name="P8"/>
      <text:p text:style-name="P8">LEAR FIREMAINE cries out, and falls to the ground, his foot is pinned with an arrow. From behind steps out CASPER CASPIANUS, who was hiding in the bridge cupboard. He has a bow and cocks for another attack.</text:p>
      <text:p text:style-name="P8"/>
      <text:p text:style-name="P7">CASPER CASPIANUS</text:p>
      <text:p text:style-name="P8"><text:tab/><text:tab/>Brother and sister eh?</text:p>
      <text:p text:style-name="P8"><text:tab/><text:tab/>(He looses out a second arrow, hitting LEAR in the guts).</text:p>
      <text:p text:style-name="P7"/>
      <text:p text:style-name="P8">LEAR throws a kettle at CASPER, which hits CASPER in the hand, knocking the bow from his grasp, and the hot water hits CASPER in the face, temporarily blinding him. LEAR pulls the arrow from his foot, and craws towards CASPER, as if to stab him with the arrow. They wrestle, but CASPER grabs the kettle and uses it to hammer LEAR in the face, using the spout as an impact point. CASPER catches his breath, he is visibly shaking, then he unties EURADYNE.</text:p>
      <text:p text:style-name="P8"/>
      <text:p text:style-name="P7">CASPER CASPIANUS</text:p>
      <text:p text:style-name="P8"><text:tab/><text:tab/>Sorry to have put you through that.</text:p>
      <text:p text:style-name="P8"/>
      <text:p text:style-name="P7">EURADYNE</text:p>
      <text:p text:style-name="P8"><text:tab/><text:tab/>Angels weep joy that you were on board. Did you</text:p>
      <text:p text:style-name="P8"><text:tab/><text:tab/>hear<text:tab/>what he planned to do?</text:p>
      <text:p text:style-name="P8"/>
      <text:p text:style-name="P7">CASPER CASPIANUS</text:p>
      <text:p text:style-name="P8"><text:tab/><text:tab/>All of it. I saw his face when Harry said we</text:p>
      <text:p text:style-name="P8"><text:tab/><text:tab/>weren't going back. I knew he would crack, so</text:p>
      <text:p text:style-name="P8"><text:tab/><text:tab/>I faked the stag hunt and and snook back aboard.</text:p>
      <text:p text:style-name="P8"><text:tab/><text:tab/>You know we could go through with his plan. The</text:p>
      <text:p text:style-name="P8"><text:tab/><text:tab/>others...<text:tab/>they would understand.</text:p>
      <text:p text:style-name="P8"/>
      <text:p text:style-name="P7">EURADYNE</text:p>
      <text:p text:style-name="P8"><text:tab/><text:tab/>Let's give it a week at least, see how things</text:p>
      <text:p text:style-name="P8"><text:tab/><text:tab/>go.</text:p>
      <text:p text:style-name="P8"/>
      <text:p text:style-name="P8">CASPER CASPIANUS takes the wheel and turns the boat back to shore.</text:p>
      <text:p text:style-name="P7"/>
      <text:p text:style-name="P8">At the beach, Knottingcraft and Marianne are sitting down with blood-soaked bruised faces. Shyreman and Mellow are tending to them. They hail the ship as it returns to shore and climb the ladder that Casper lowers to the side.</text:p>
      <text:p text:style-name="P7"/>
      <text:p text:style-name="P7">CASPER CASPIANUS (Calling down below)</text:p>
      <text:p text:style-name="P8"><text:tab/><text:tab/>Lear proved the true traitor. He's dead.</text:p>
      <text:p text:style-name="P7"/>
      <text:p text:style-name="P7"/>
      <text:p text:style-name="P7"><text:soft-page-break/>SHYREMAN</text:p>
      <text:p text:style-name="P8"><text:tab/><text:tab/>I should not have shown him mercy, I am<text:tab/>sorry.</text:p>
      <text:p text:style-name="P8"/>
      <text:p text:style-name="P7">KNOTTINGCRAFT</text:p>
      <text:p text:style-name="P8"><text:tab/><text:tab/>We were all willing to give him a second chance,</text:p>
      <text:p text:style-name="P8"><text:tab/><text:tab/>you weren't the only one deceived.</text:p>
      <text:p text:style-name="P7"/>
      <text:p text:style-name="P7">(They climb the ladder and enter the bridge)</text:p>
      <text:p text:style-name="P7"/>
      <text:p text:style-name="P7">SHYREMAN</text:p>
      <text:p text:style-name="P8"><text:tab/><text:tab/>Gather round the corpse.</text:p>
      <text:p text:style-name="P8"/>
      <text:p text:style-name="P7">CASPER CASPIANUS</text:p>
      <text:p text:style-name="P8"><text:tab/><text:tab/>I don't want to get involved with this. I'll be</text:p>
      <text:p text:style-name="P8"><text:tab/><text:tab/>back after a cup of tea. Don't fuss my wounds are <text:tab/><text:tab/><text:tab/>superficial.</text:p>
      <text:p text:style-name="P8"/>
      <text:p text:style-name="P7">SHYREMAN</text:p>
      <text:p text:style-name="P8"><text:tab/><text:tab/>Euradyne, Marianne?</text:p>
      <text:p text:style-name="P8"/>
      <text:p text:style-name="P7">EURADYNE</text:p>
      <text:p text:style-name="P8"><text:tab/><text:tab/>I will join Casper.</text:p>
      <text:p text:style-name="P8"/>
      <text:p text:style-name="P7">KNOTTINGCRAFT</text:p>
      <text:p text:style-name="P8"><text:tab/><text:tab/>The back of my head is still bleeding, so I guess I <text:tab/><text:tab/><text:tab/>should not be squeamish.</text:p>
      <text:p text:style-name="P8"/>
      <text:p text:style-name="P7">MARIANNE</text:p>
      <text:p text:style-name="P8"><text:tab/><text:tab/>Sorry, I am dazed. I can barely concentrate, all</text:p>
      <text:p text:style-name="P8"><text:tab/><text:tab/>is weird sounds and lights. This is a strange </text:p>
      <text:p text:style-name="P8"><text:tab/><text:tab/>space we are in. (She moves her hands, as if</text:p>
      <text:p text:style-name="P8"><text:tab/><text:tab/>searching through space). I'll attend. Even if</text:p>
      <text:p text:style-name="P8"><text:tab/><text:tab/>I didn't need the cure, I would still take the</text:p>
      <text:p text:style-name="P8"><text:tab/><text:tab/>medicine.</text:p>
      <text:p text:style-name="P8"/>
      <text:p text:style-name="P7">SETH MELLOW</text:p>
      <text:p text:style-name="P8"><text:tab/><text:tab/>I won't hang around. I feel fine. No need for</text:p>
      <text:p text:style-name="P8"><text:tab/><text:tab/>me to get involved. (He climbs down the ladder</text:p>
      <text:p text:style-name="P8"><text:tab/><text:tab/>and heads into the forest).</text:p>
      <text:p text:style-name="P8"/>
      <text:p text:style-name="P7">KNOTTINGCRAFT</text:p>
      <text:p text:style-name="P8"><text:tab/><text:tab/>He's a weird boy. He doesn't speak or act like</text:p>
      <text:p text:style-name="P8"><text:tab/><text:tab/>a twelve year old.</text:p>
      <text:p text:style-name="P8"/>
      <text:p text:style-name="P7">SHYREMAN</text:p>
      <text:p text:style-name="P8"><text:tab/><text:tab/>I keep going throught the possibilities, and I</text:p>
      <text:p text:style-name="P8"><text:tab/><text:tab/>don't like any of them. Still, until he does us</text:p>
      <text:p text:style-name="P8"><text:tab/><text:tab/>harm then it would be unfair to bring judgement</text:p>
      <text:p text:style-name="P8"><text:tab/><text:tab/>to him.</text:p>
      <text:p text:style-name="P8"/>
      <text:p text:style-name="P7">MARIANNE</text:p>
      <text:p text:style-name="P8"><text:tab/><text:tab/>I'm about to pass out. Do it!</text:p>
      <text:p text:style-name="P8"/>
      <text:p text:style-name="P8"><text:soft-page-break/>SHYREMAN thrusts his largest shard into LEAR's corpse. The three seemed invigorated and SHYREMAN withdraws what now appears to be an almost fully restored sword blade.</text:p>
      <text:p text:style-name="P8"/>
      <text:p text:style-name="P7">KNOTTINGCRAFT</text:p>
      <text:p text:style-name="P7"><text:s/>(In awe of the blade)</text:p>
      <text:p text:style-name="P8"><text:tab/><text:tab/>Something tells me when that thing is whole</text:p>
      <text:p text:style-name="P8"><text:tab/><text:tab/>things will change.</text:p>
      <text:p text:style-name="P8"/>
      <text:p text:style-name="P7">SHYREMAN</text:p>
      <text:p text:style-name="P8"><text:tab/><text:tab/>I'll not let it come to that.</text:p>
      <text:p text:style-name="P8"/>
      <text:p text:style-name="P7">MARIANNE</text:p>
      <text:p text:style-name="P8"><text:tab/><text:tab/>Hey, there are three of us, does that make us</text:p>
      <text:p text:style-name="P8"><text:tab/><text:tab/>the trinity?</text:p>
      <text:p text:style-name="P8"/>
      <text:p text:style-name="P7">SHYREMAN</text:p>
      <text:p text:style-name="P8"><text:tab/><text:tab/>No</text:p>
      <text:p text:style-name="P7"/>
      <text:p text:style-name="P7">CASPER (from his cabin).</text:p>
      <text:p text:style-name="P8"><text:tab/><text:tab/>Ah! </text:p>
      <text:p text:style-name="P7">(He runs from the cabin back to the bridge)</text:p>
      <text:p text:style-name="P7"/>
      <text:p text:style-name="P7">KNOTTINGCRAFT</text:p>
      <text:p text:style-name="P8"><text:tab/><text:tab/>Casper, what is it?</text:p>
      <text:p text:style-name="P7"/>
      <text:p text:style-name="P7">CASPER</text:p>
      <text:p text:style-name="P8"><text:tab/><text:tab/>My scratches just vanished. What is the range on</text:p>
      <text:p text:style-name="P8"><text:tab/><text:tab/>that thing?</text:p>
      <text:p text:style-name="P8"/>
      <text:p text:style-name="P7">SHYREMAN</text:p>
      <text:p text:style-name="P8"><text:tab/><text:tab/>For me, there are no limits. For you, well I</text:p>
      <text:p text:style-name="P8"><text:tab/><text:tab/>guess at least the length of the boat.</text:p>
      <text:p text:style-name="P8"/>
      <text:p text:style-name="P7">CASPER</text:p>
      <text:p text:style-name="P8"><text:tab/><text:tab/>Do we go to hell for this?</text:p>
      <text:p text:style-name="P7"/>
      <text:p text:style-name="P7">SHYREMAN</text:p>
      <text:p text:style-name="P8"><text:tab/><text:tab/>Is your soul black?</text:p>
      <text:p text:style-name="P7"/>
      <text:p text:style-name="P7">KNOTTINGCRAFT</text:p>
      <text:p text:style-name="P7">(Laughs)</text:p>
      <text:p text:style-name="P8"><text:tab/><text:tab/>We will get a clear answer out of you, one day</text:p>
      <text:p text:style-name="P8"><text:tab/><text:tab/>Harry Shyreman.</text:p>
      <text:p text:style-name="P8"/>
      <text:p text:style-name="P7">MARIANNE</text:p>
      <text:p text:style-name="P8"><text:tab/><text:tab/>What's that over there?</text:p>
      <text:p text:style-name="P8"/>
      <text:p text:style-name="P8">Marianne points to a white tower just visible on the horizon. It is barely visible, just blending in the haze, perhaps ten miles from the shore. The others look intently.</text:p>
      <text:p text:style-name="P15">INT. FLYING DOME</text:p>
      <text:p text:style-name="P7"/>
      <text:p text:style-name="P8">Diana and Richard Freeman are speeding through the air in their flying dome. The are skimming over the sea, and creating a shockwave in its wake. They elevate and hit land, Lyonesse. People below look up in wonder and start running towards it as it slows down and hovers gracefully over the <text:span text:style-name="T4">Great Machine</text:span> in the centre of town.</text:p>
      <text:p text:style-name="P8"/>
      <text:p text:style-name="P7">RICHARD FREEMAN</text:p>
      <text:p text:style-name="P8"><text:tab/><text:tab/>We can't have the riff-raff interfering with our <text:tab/><text:tab/><text:tab/><text:tab/>investigations.</text:p>
      <text:p text:style-name="P7"/>
      <text:p text:style-name="P7">DIANA</text:p>
      <text:p text:style-name="P8"><text:tab/><text:tab/>Shall I kill them?</text:p>
      <text:p text:style-name="P7"/>
      <text:p text:style-name="P7">RICHARD FREEMAN</text:p>
      <text:p text:style-name="P8"><text:tab/><text:tab/>Stun! And soft stun at that. Gently.</text:p>
      <text:p text:style-name="P8"/>
      <text:p text:style-name="P7">DIANA (Disappointed)</text:p>
      <text:p text:style-name="P8"><text:tab/><text:tab/>Oh well, soft stun it is.</text:p>
      <text:p text:style-name="P7"/>
      <text:p text:style-name="P8">Diana presses a sequence of buttons and the townsfolk suddenly become disoriented, feint, and lie down thence appear to pass out.</text:p>
      <text:p text:style-name="P7"/>
      <text:p text:style-name="P7">RICHARD FREEMAN</text:p>
      <text:p text:style-name="P8">(Indicates a woman on the view screen who has resisted the stun field)</text:p>
      <text:p text:style-name="P8"><text:tab/><text:tab/>Who is that lady?</text:p>
      <text:p text:style-name="P7"/>
      <text:p text:style-name="P7">DIANA</text:p>
      <text:p text:style-name="P8"><text:tab/><text:tab/>Helen Hunter. She is known to be rather stubborn.</text:p>
      <text:p text:style-name="P8"><text:tab/><text:tab/>A bit more power I think. (Diana turns a control</text:p>
      <text:p text:style-name="P8"><text:tab/><text:tab/>knob up a fraction).</text:p>
      <text:p text:style-name="P8"/>
      <text:p text:style-name="P8">Helen hunter succumbs to the stun ray and passes out, though she does put up resistance.</text:p>
      <text:p text:style-name="P8"/>
      <text:p text:style-name="P7">RICHARD FREEMAN</text:p>
      <text:p text:style-name="P8"><text:tab/><text:tab/>Quite an impressive feat of will. I must</text:p>
      <text:p text:style-name="P8"><text:tab/><text:tab/>remember to meet with her one day.</text:p>
      <text:p text:style-name="P7"/>
      <text:p text:style-name="P7">DIANA </text:p>
      <text:p text:style-name="P7">(Coughs).</text:p>
      <text:p text:style-name="P7"/>
      <text:p text:style-name="P7">RICHARD FREEMAN</text:p>
      <text:p text:style-name="P8"><text:tab/><text:tab/>Or not.</text:p>
      <text:p text:style-name="P8"/>
      <text:p text:style-name="P8">They land their craft and approach the <text:span text:style-name="T4">Great Machine</text:span>.</text:p>
      <text:p text:style-name="P14">EXT. GHOST TOWN. DAYTIME, HOT BRIGHT WEATHER</text:p>
      <text:p text:style-name="P8"/>
      <text:p text:style-name="P8"><text:tab/>The crew (Shyreman et.al) are walking through the remains of a modern looking city. Some buildings have completely collapsed, others are in good shape, but with their windows smashed. Trees and other vegetation is growing high and through the rubble. The summer heat has parched the bushes and the grass. Animals are seen moving around, such as deer and horses, though nothing too predatory. The skeletons of men are all around, their bones picked dry by carrion. Some have died in their vehicles, others lay in the streets. The temperature is quite high, the crew are sweating and laboured.</text:p>
      <text:p text:style-name="P8"/>
      <text:p text:style-name="P7">KNOTTINGCRAFT</text:p>
      <text:p text:style-name="P7">(Inspecting a skeleton).</text:p>
      <text:p text:style-name="P8"><text:tab/><text:tab/>Whatever it was, took them fast. If they knew they</text:p>
      <text:p text:style-name="P8"><text:tab/><text:tab/>were going to die I'd expect them to to group</text:p>
      <text:p text:style-name="P8"><text:tab/><text:tab/>together, in their homes, or their churches.</text:p>
      <text:p text:style-name="P8"/>
      <text:p text:style-name="P7">MARIANNE</text:p>
      <text:p text:style-name="P8"><text:tab/><text:tab/>I can't believe there's anyone else alive on this</text:p>
      <text:p text:style-name="P8"><text:tab/><text:tab/>land<text:tab/>mass.</text:p>
      <text:p text:style-name="P8"/>
      <text:p text:style-name="P7">CASPER</text:p>
      <text:p text:style-name="P8"><text:tab/><text:tab/>Is everywhere like this Harry?</text:p>
      <text:p text:style-name="P7"/>
      <text:p text:style-name="P7">SHYREMAN</text:p>
      <text:p text:style-name="P8"><text:tab/><text:tab/>I saw an old corpse once, we dug it up to resolve</text:p>
      <text:p text:style-name="P8"><text:tab/><text:tab/>an issue of inheritance. That was back in my salad</text:p>
      <text:p text:style-name="P8"><text:tab/><text:tab/>days – as King. It had been buried a century and it</text:p>
      <text:p text:style-name="P8"><text:tab/><text:tab/>was in better shape than any of these.</text:p>
      <text:p text:style-name="P8"/>
      <text:p text:style-name="P7">KNOTTINGCRAFT</text:p>
      <text:p text:style-name="P8"><text:tab/><text:tab/>So maybe two hundred years?</text:p>
      <text:p text:style-name="P8"/>
      <text:p text:style-name="P7">SHYREMAN</text:p>
      <text:p text:style-name="P8"><text:tab/><text:tab/>Our founders spoke of a cataclysm. It looks like</text:p>
      <text:p text:style-name="P8"><text:tab/><text:tab/>the world ended in one moment. The animals here</text:p>
      <text:p text:style-name="P8"><text:tab/><text:tab/>are far from tame, that tells me there are no</text:p>
      <text:p text:style-name="P8"><text:tab/><text:tab/>people here. We must consider that Lyonesse is</text:p>
      <text:p text:style-name="P8"><text:tab/><text:tab/>all that is.</text:p>
      <text:p text:style-name="P8"/>
      <text:p text:style-name="P7">EURADYNE</text:p>
      <text:p text:style-name="P8"><text:tab/><text:tab/>So we return home and tell everyone there is no</text:p>
      <text:p text:style-name="P8"><text:tab/><text:tab/>hope?</text:p>
      <text:p text:style-name="P8"/>
      <text:p text:style-name="P7">SETH </text:p>
      <text:p text:style-name="P7">(Running low to the others)</text:p>
      <text:p text:style-name="P8"><text:tab/><text:tab/>Hide! (He motions the other crew members to a</text:p>
      <text:p text:style-name="P8"><text:tab/><text:tab/>building).</text:p>
      <text:p text:style-name="P8"/>
      <text:p text:style-name="P7">SHYREMAN</text:p>
      <text:p text:style-name="P8"><text:tab/><text:tab/>This is no time for games young man.</text:p>
      <text:p text:style-name="P7"><text:soft-page-break/>SETH</text:p>
      <text:p text:style-name="P8"><text:tab/><text:tab/>No game sir! We are spotted.</text:p>
      <text:p text:style-name="P8"/>
      <text:p text:style-name="P7">CASPER</text:p>
      <text:p text:style-name="P8"><text:tab/><text:tab/>Wolves?</text:p>
      <text:p text:style-name="P7"/>
      <text:p text:style-name="P7">SETH</text:p>
      <text:p text:style-name="P8"><text:tab/><text:tab/>A beast, I know not what. Hide! (He runs inside a </text:p>
      <text:p text:style-name="P8"><text:tab/><text:tab/>building and the others care not to follow).</text:p>
      <text:p text:style-name="P8"/>
      <text:p text:style-name="P7">SHYREMAN</text:p>
      <text:p text:style-name="P8"><text:tab/><text:tab/>Seth! The buildings are unsafe. They could collapse.</text:p>
      <text:p text:style-name="P8"/>
      <text:p text:style-name="P7">KNOTTINGCRAFT</text:p>
      <text:p text:style-name="P8"><text:tab/><text:tab/>Stupid boy.</text:p>
      <text:p text:style-name="P8"/>
      <text:p text:style-name="P8"><text:tab/>From out of sight, behind a large building, comes metalic scraping noises and a heavy boom, like a fog horn, but with modulation. The crew now comprehend Seth is not playing a game and rush after him, enter the labyrinth of a large building, perhaps formerly office space.</text:p>
      <text:p text:style-name="P8"/>
      <text:p text:style-name="P7">EURADYNE</text:p>
      <text:p text:style-name="P8"><text:tab/><text:tab/>(Frightened) What is that thing?</text:p>
      <text:p text:style-name="P7"/>
      <text:p text:style-name="P7">CASPER</text:p>
      <text:p text:style-name="P8"><text:tab/><text:tab/>Shhh! Quiet.</text:p>
      <text:p text:style-name="P8"/>
      <text:p text:style-name="P8"><text:tab/>The crew enter deep into the depths, avoiding stairs. From their point of entry they hear a smashing of bricks. A chase follows and the crew get glimpses of some metallic construction following them. Finally they are cornered into a room with no exit, and they are forced to backtrack into a room with stairs going up and down. Shyreman directs the crew to go downwards.</text:p>
      <text:p text:style-name="P8"/>
      <text:p text:style-name="P7">SHYREMAN</text:p>
      <text:p text:style-name="P8"><text:tab/><text:tab/>I'll lead it away, double back in a minute.</text:p>
      <text:p text:style-name="P7"/>
      <text:p text:style-name="P7">CASPER</text:p>
      <text:p text:style-name="P8"><text:tab/><text:tab/>I'll come with you...</text:p>
      <text:p text:style-name="P7"/>
      <text:p text:style-name="P7">SHYREMAN</text:p>
      <text:p text:style-name="P8"><text:tab/><text:tab/>Casper, protect the women.</text:p>
      <text:p text:style-name="P8"/>
      <text:p text:style-name="P7">CASPER</text:p>
      <text:p text:style-name="P8"><text:tab/><text:tab/>Eh. Oh. Of course.</text:p>
      <text:p text:style-name="P8"/>
      <text:p text:style-name="P8">A large metal robot crashes through the doorway. It stands about nine feet tall, and has three arms, two of which each end in a robotic claw, the third ends in a mighty flail. The head has many eyes of different types, suggestive of wide-spectrum perception. It is immediately drawn to the commotion of the crew members running downstairs and Shyreman is not able to distract it by <text:soft-page-break/>shouting at it. It swings one arm around and hits Shyreman in the arm and chest, slamming him against the wall. The flail almost strikes him too, but he withdraws in time. The beast, considering Shyreman incapacitated, goes downstairs, treading three steps at a time, its feet clawing at the stonework. </text:p>
      <text:p text:style-name="P8"><text:tab/>The crew members find the bottom of the stairs end in a sealed basement door which will not budge. The robot looms upon them and Shyreman follows weakly behind it. </text:p>
      <text:p text:style-name="P8"><text:tab/>Withdrawing his blade, Shyreman focuses on his wounds, the blade seems to mist over and go rusty, and his bruises dissipate, his cuts clear over. The area seems to become visibly darker and the life drawn from the faces of Shyreman's peers. The robot turns its head, as if bewildered and grabs the blade from his hand, but the grip is suprisingly weak, and it falls, pivoted at the point at which it is held, slicing through its leg and causing the robot to fall over. Some electrical disturbance in the robotics gives enough time for the crew to climb the stairs and retrace their steps. The robot quickly recovers and follows them, having to improvise to continue the chase, but doing suprisingly well. Shyreman has this time climbed the flight of stairs above, and runs back down the staircase where he retrieves his blade. When he returns back up, the room before him collapses blocking egress so parting him from his friends. He is forced to go back up the flights of stairs again.</text:p>
      <text:p text:style-name="P8"><text:tab/>The crew run out the building the same way they entered, which has been bashed wider by the robot on its entry and it now pursues them relentlessly. It leg is missing, and sparks are trailing it.</text:p>
      <text:p text:style-name="P8"/>
      <text:p text:style-name="P7">KNOTTINGCRAFT</text:p>
      <text:p text:style-name="P8"><text:tab/><text:tab/>I have an idea.</text:p>
      <text:p text:style-name="P8"/>
      <text:p text:style-name="P8"><text:tab/>Knottingcraft begins yelling at it and throws a half brick at its head. It becomes more aggresive and focuses its pursuance on her, while the others scatter. She lures it through bushes, which are ignited by the sparks from its missing leg. Driven in circles, it spends too long in the bush fire, and its internals begin to smoke and then to flame, by which time it is truly incapacitated. Suddenly a second robot, of the same construction appears on the scene, taking Knottingcraft by suprise. Frozen with fear, she is near helpless, but Seth appears and leads her back to the building from which they had escaped. The robot goes to follow, but collapses dead when it is hit by the heavy robot leg, dropped from two stories by Shyreman from out of a window in the building overlooking its path. He waves to Seth and Knottingcraft, climbs out onto a balcony, then down a ladder on the outside of the building, and rejoins the others.</text:p>
      <text:p text:style-name="P8"/>
      <text:p text:style-name="P14">INT. THE GREAT MACHINE, LYONESSE</text:p>
      <text:p text:style-name="P8"/>
      <text:p text:style-name="P7">DIANA (With torch in hand)</text:p>
      <text:p text:style-name="P8"><text:tab/><text:tab/>I never thought it safe to be in here.</text:p>
      <text:p text:style-name="P8"/>
      <text:p text:style-name="P7">RICHARD FREEMAN</text:p>
      <text:p text:style-name="P8"><text:tab/><text:tab/>It is a wonder is it not. No moving parts, no</text:p>
      <text:p text:style-name="P8"><text:tab/><text:tab/>obvious machinery. No pipes to convey heat or</text:p>
      <text:p text:style-name="P8"><text:tab/><text:tab/>fuel. The door closes behind us, the button is</text:p>
      <text:p text:style-name="P8"><text:tab/><text:tab/>pushed and whatever is inside becomes a useful</text:p>
      <text:p text:style-name="P8"><text:tab/><text:tab/>tool.</text:p>
      <text:p text:style-name="P8"/>
      <text:p text:style-name="P7">DIANA</text:p>
      <text:p text:style-name="P8"><text:tab/><text:tab/>How does it work?</text:p>
      <text:p text:style-name="P7"/>
      <text:p text:style-name="P7">RICHARD FREEMAN</text:p>
      <text:p text:style-name="P8"><text:tab/><text:tab/>It is what is called a particle printer. The very</text:p>
      <text:p text:style-name="P8"><text:tab/><text:tab/>walls sense the contituents of the space, can grab</text:p>
      <text:p text:style-name="P8"><text:tab/><text:tab/>atom for atom and move them wherever they whim. It</text:p>
      <text:p text:style-name="P8"><text:tab/><text:tab/>is said this thing will work for a million years</text:p>
      <text:p text:style-name="P8"><text:tab/><text:tab/>without maintenance.</text:p>
      <text:p text:style-name="P8"/>
      <text:p text:style-name="P7">DIANA</text:p>
      <text:p text:style-name="P8"><text:tab/><text:tab/>Such great things came from our sciences.</text:p>
      <text:p text:style-name="P8"/>
      <text:p text:style-name="P7">RICHARD FREEMAN</text:p>
      <text:p text:style-name="P8"><text:tab/><text:tab/>I did look for the schematics, but they were not</text:p>
      <text:p text:style-name="P8"><text:tab/><text:tab/>on record. There is a heart to this machine. On the</text:p>
      <text:p text:style-name="P8"><text:tab/><text:tab/>back panel here. You put your palm on it like this</text:p>
      <text:p text:style-name="P8"><text:tab/><text:tab/>and say the magic word.</text:p>
      <text:p text:style-name="P8"/>
      <text:p text:style-name="P7">DIANA</text:p>
      <text:p text:style-name="P8"><text:tab/><text:tab/>Which is?</text:p>
      <text:p text:style-name="P7"/>
      <text:p text:style-name="P7">RICHARD FREEMAN</text:p>
      <text:p text:style-name="P8"><text:tab/><text:tab/>If I was told correctly....'Please!'</text:p>
      <text:p text:style-name="P7"/>
      <text:p text:style-name="P8"><text:tab/>The panel clicks and swings to, revealing a white square embedded in blue velvet-like material. Richard Freeman plucks at the corner of the square and pulls out a fist-sized white cube, upon which are two buttons, one red, the other blue.</text:p>
      <text:p text:style-name="P8"/>
      <text:p text:style-name="P7">DIANA</text:p>
      <text:p text:style-name="P8"><text:tab/><text:tab/>If that was meant to be a secret, I doubt it would</text:p>
      <text:p text:style-name="P8"><text:tab/><text:tab/>have not gone unguessed for a million years.</text:p>
      <text:p text:style-name="P8"/>
      <text:p text:style-name="P7">RICHARD FREEMAN</text:p>
      <text:p text:style-name="P8"><text:tab/><text:tab/>It does strike me it is something of a trap, but we</text:p>
      <text:p text:style-name="P8"><text:tab/><text:tab/>can't tell what is spring, and what is snapper. </text:p>
      <text:p text:style-name="P8"><text:tab/><text:tab/>Things are moving too quickly to rely upon other <text:tab/><text:tab/><text:tab/><text:tab/>people to dictate events. Now what do you suppose are</text:p>
      <text:p text:style-name="P8"><text:tab/><text:tab/>the buttons for? (He hands the cube to Diana). Don't <text:tab/><text:tab/><text:tab/>press them.</text:p>
      <text:p text:style-name="P7"><text:soft-page-break/>DIANA</text:p>
      <text:p text:style-name="P8"><text:tab/><text:tab/>Childish colour coding. Almost invite the pressing</text:p>
      <text:p text:style-name="P8"><text:tab/><text:tab/>don't they? The edges of the red button are clean,</text:p>
      <text:p text:style-name="P8"><text:tab/><text:tab/>as if it has been pushed often. The edges of the blue</text:p>
      <text:p text:style-name="P8"><text:tab/><text:tab/>are dirty, suggesting the opposite. So the machine <text:tab/><text:tab/><text:tab/>presses the red. But for what purpose? Could this</text:p>
      <text:p text:style-name="P8"><text:tab/><text:tab/>be the source of the glyphs?</text:p>
      <text:p text:style-name="P8"/>
      <text:p text:style-name="P7">RICHARD FREEMAN</text:p>
      <text:p text:style-name="P8"><text:tab/> <text:s/><text:tab/>There are no power terminals on its sides. No means</text:p>
      <text:p text:style-name="P8"><text:tab/><text:tab/>to determine what goes on inside. We have a white box <text:tab/><text:tab/><text:tab/>with no output, and only two inputs, one of which alone</text:p>
      <text:p text:style-name="P8"><text:tab/><text:tab/>has seen frequent use.</text:p>
      <text:p text:style-name="P8"/>
      <text:p text:style-name="P7">DIANA</text:p>
      <text:p text:style-name="P8"><text:tab/><text:tab/>Maybe it remotely interacts.</text:p>
      <text:p text:style-name="P8"/>
      <text:p text:style-name="P7">RICHARD FREEMAN</text:p>
      <text:p text:style-name="P8"><text:tab/><text:tab/>Why have buttons then?</text:p>
      <text:p text:style-name="P8"/>
      <text:p text:style-name="P7">DIANA</text:p>
      <text:p text:style-name="P8"><text:tab/><text:tab/>Before the invention of <text:span text:style-name="T4">dream interfaces</text:span>, people</text:p>
      <text:p text:style-name="P8"><text:tab/><text:tab/>would communicate with button operated devices.</text:p>
      <text:p text:style-name="P8"/>
      <text:p text:style-name="P7">RICHARD FREEMAN</text:p>
      <text:p text:style-name="P8"><text:tab/><text:tab/>This is the only servicable part. Maybe the entire <text:tab/><text:tab/><text:tab/>machine itself was<text:tab/>made to engrave the gylphs from</text:p>
      <text:p text:style-name="P8"><text:tab/><text:tab/>the outset. Waiting<text:tab/>for when the time was right. </text:p>
      <text:p text:style-name="P8"/>
      <text:p text:style-name="P8"><text:tab/>They exit the chamber with the cube in Diana's hand. Richard grabs a rapier from one of the sleeping guards and throws it in the vault of the Great Machine, then closes the door. He presses a button on the side of the machine next to a horse symbol. Lights illuminate the perimeter of the machines' doors and at last they click open. Richard retrieves four glistening horseshoes from within. Upon all the horeshoes are engravings, which Richard reads aloud.</text:p>
      <text:p text:style-name="P8"/>
      <text:p text:style-name="P7">RICHARD FREEMAN</text:p>
      <text:p text:style-name="P8"><text:tab/><text:tab/> 'Press the red button to save the world<text:span text:style-name="T4">'</text:span></text:p>
      <text:p text:style-name="P10"/>
      <text:p text:style-name="P7">DIANA</text:p>
      <text:p text:style-name="P8"><text:tab/><text:tab/>I think, whatever happens, we should never let this</text:p>
      <text:p text:style-name="P8"><text:tab/><text:tab/>thing fall into our enemies' hands.</text:p>
      <text:p text:style-name="P8"/>
      <text:p text:style-name="P7">RICHARD FREEMAN</text:p>
      <text:p text:style-name="P8"><text:tab/><text:tab/>The machine is fully functional without it. This</text:p>
      <text:p text:style-name="P8"><text:tab/><text:tab/>cube was known as the <text:span text:style-name="T4">God Engine</text:span>. And it seems it</text:p>
      <text:p text:style-name="P8"><text:tab/><text:tab/>has nothing to do with making tools. (He takes the <text:tab/><text:tab/><text:tab/>horseshoes and puts them in the guard's hand).</text:p>
      <text:p text:style-name="P8"/>
      <text:p text:style-name="P8">They turn to their flying dome parked in view.</text:p>
      <text:p text:style-name="P14">EXT. OUTSKIRTS OF CITY, RIVER BANK</text:p>
      <text:p text:style-name="P8"/>
      <text:p text:style-name="P8"><text:tab/>Euradyne and Seth have been running to the point of total exhaustion and they are forced to rest. Euradyne is clutching her heart and is wan with fear. Seth is panting but is red faced and more controlled.</text:p>
      <text:p text:style-name="P8"/>
      <text:p text:style-name="P7">EURADYNE</text:p>
      <text:p text:style-name="P8"><text:tab/><text:tab/>(Breathless, yet hysterical) We must keep running.</text:p>
      <text:p text:style-name="P7"/>
      <text:p text:style-name="P7">SETH</text:p>
      <text:p text:style-name="P8"><text:tab/><text:tab/>No, we are safe. Rest. Rest! You will pass out and</text:p>
      <text:p text:style-name="P8"><text:tab/><text:tab/>die if you keep running.</text:p>
      <text:p text:style-name="P8"/>
      <text:p text:style-name="P7">EURADYNE</text:p>
      <text:p text:style-name="P8"><text:tab/><text:tab/>(Still walking).</text:p>
      <text:p text:style-name="P7"/>
      <text:p text:style-name="P7">SETH</text:p>
      <text:p text:style-name="P8"><text:tab/><text:tab/>Rest, then we go back and check on the others.</text:p>
      <text:p text:style-name="P8"/>
      <text:p text:style-name="P7">EURADYNE</text:p>
      <text:p text:style-name="P8"><text:tab/><text:tab/>It's death. (Shaking Seth). Death.</text:p>
      <text:p text:style-name="P8"/>
      <text:p text:style-name="P7">SETH</text:p>
      <text:p text:style-name="P8"><text:tab/><text:tab/>We can't save Lyonesse on our own, and that is all</text:p>
      <text:p text:style-name="P8"><text:tab/><text:tab/>there is. We have to overcome our fears and do so </text:p>
      <text:p text:style-name="P8"><text:tab/><text:tab/>now.</text:p>
      <text:p text:style-name="P8"/>
      <text:p text:style-name="P7">EURADYNE</text:p>
      <text:p text:style-name="P8"><text:tab/><text:tab/>(Shouting) What are you Seth?</text:p>
      <text:p text:style-name="P8"/>
      <text:p text:style-name="P7">SETH</text:p>
      <text:p text:style-name="P8"><text:tab/><text:tab/>A friend. I mean you absolutely no harm.</text:p>
      <text:p text:style-name="P8"/>
      <text:p text:style-name="P7">EURADYNE</text:p>
      <text:p text:style-name="P8"><text:tab/><text:tab/>(Collapses crying).</text:p>
      <text:p text:style-name="P8"/>
      <text:p text:style-name="P7">SETH</text:p>
      <text:p text:style-name="P7">You faced death before, did you not? Execution.</text:p>
      <text:p text:style-name="P7"/>
      <text:p text:style-name="P7">EURADYNE</text:p>
      <text:p text:style-name="P8"><text:tab/><text:tab/>Shutup!</text:p>
      <text:p text:style-name="P8"/>
      <text:p text:style-name="P7">SETH</text:p>
      <text:p text:style-name="P8"><text:tab/><text:tab/>All may end by our neglect. Come be strong. Stand.</text:p>
      <text:p text:style-name="P8"/>
      <text:p text:style-name="P7">EURADYNE</text:p>
      <text:p text:style-name="P7">(Stands up and begins walking back)</text:p>
      <text:p text:style-name="P8"><text:tab/><text:tab/>You are not human.</text:p>
      <text:p text:style-name="P8"/>
      <text:p text:style-name="P7">SETH</text:p>
      <text:p text:style-name="P8"><text:tab/><text:tab/>I am flesh and blood. Just like Shyreman.</text:p>
      <text:p text:style-name="P14">EXT. OUTSKIRTS OF CITY, MEADOW</text:p>
      <text:p text:style-name="P8"/>
      <text:p text:style-name="P7">CASPER</text:p>
      <text:p text:style-name="P8"><text:tab/><text:tab/>I think we are safe at last. My god I am shaking!</text:p>
      <text:p text:style-name="P8"/>
      <text:p text:style-name="P7">MARIANNE</text:p>
      <text:p text:style-name="P8"><text:tab/><text:tab/>I read a story once, about a mechanical army.</text:p>
      <text:p text:style-name="P8"/>
      <text:p text:style-name="P7">CASPER</text:p>
      <text:p text:style-name="P8"><text:span text:style-name="T4"><text:tab/><text:tab/>The Armageddon Criterion</text:span>.</text:p>
      <text:p text:style-name="P8"/>
      <text:p text:style-name="P7">MARIANNE</text:p>
      <text:p text:style-name="P8"><text:tab/><text:tab/>That's the one. Remember how it ended?</text:p>
      <text:p text:style-name="P8"/>
      <text:p text:style-name="P7">CASPER</text:p>
      <text:p text:style-name="P8"><text:tab/><text:tab/>I recall just the one line from it. <text:span text:style-name="T4">The day</text:span></text:p>
      <text:p text:style-name="P10"><text:tab/><text:tab/>when man, any man, can destroy the world with</text:p>
      <text:p text:style-name="P10"><text:tab/><text:tab/>tools commonplace to this time, is the last day</text:p>
      <text:p text:style-name="P10"><text:tab/><text:tab/>of the world.</text:p>
      <text:p text:style-name="P8"/>
      <text:p text:style-name="P7">MARIANNE</text:p>
      <text:p text:style-name="P8"><text:span text:style-name="T4"><text:tab/><text:tab/></text:span>That's the Armageddon Criterion alright. I guess</text:p>
      <text:p text:style-name="P8"><text:tab/><text:tab/>it was more than fiction. Do you think they killed</text:p>
      <text:p text:style-name="P8"><text:tab/><text:tab/>everyone? The mechanicals.</text:p>
      <text:p text:style-name="P8"/>
      <text:p text:style-name="P7">CASPER</text:p>
      <text:p text:style-name="P8"><text:tab/><text:tab/>Well the skeletons seemed pretty intact. I think</text:p>
      <text:p text:style-name="P8"><text:tab/><text:tab/>those constructs would be inclined to smash and</text:p>
      <text:p text:style-name="P8"><text:tab/><text:tab/>render.</text:p>
      <text:p text:style-name="P8"/>
      <text:p text:style-name="P7">MARIANNE</text:p>
      <text:p text:style-name="P8"><text:tab/><text:tab/>Yes, some other executioner then.</text:p>
      <text:p text:style-name="P8"/>
      <text:p text:style-name="P7">CASPER</text:p>
      <text:p text:style-name="P8"><text:tab/><text:tab/>Still, its pretty exciting.</text:p>
      <text:p text:style-name="P8"/>
      <text:p text:style-name="P7">MARIANNE</text:p>
      <text:p text:style-name="P8"><text:tab/><text:tab/>Exciting! We nearly died!</text:p>
      <text:p text:style-name="P8"/>
      <text:p text:style-name="P7">CASPER</text:p>
      <text:p text:style-name="P8"><text:tab/><text:tab/>I have a hunter's yearnings. Wander lust and such.</text:p>
      <text:p text:style-name="P8"/>
      <text:p text:style-name="P7">MARIANNE</text:p>
      <text:p text:style-name="P8"><text:tab/><text:tab/>I do feel exhilerated. Alive. I was looking at</text:p>
      <text:p text:style-name="P8"><text:tab/><text:tab/>the city, thinking to myself that it was not worth</text:p>
      <text:p text:style-name="P8"><text:tab/><text:tab/>going on, but there is something more to all of</text:p>
      <text:p text:style-name="P8"><text:tab/><text:tab/>this, something vicious at the end of the rainbow,</text:p>
      <text:p text:style-name="P8"><text:tab/><text:tab/>and I must find out what.</text:p>
      <text:p text:style-name="P8"/>
      <text:p text:style-name="P7">CASPER</text:p>
      <text:p text:style-name="P8"><text:tab/><text:tab/>Is that one of our lot over there? </text:p>
      <text:p text:style-name="P7"/>
      <text:p text:style-name="P7"/>
      <text:p text:style-name="P14">EXT. OPERATIONS and INT. OPERATIONS</text:p>
      <text:p text:style-name="P8"/>
      <text:p text:style-name="P8"><text:tab/>Richard and Diana alight from their domecraft which has landed just outside their main base. They head towards the interior of their base.</text:p>
      <text:p text:style-name="P8"/>
      <text:p text:style-name="P7">DIANA</text:p>
      <text:p text:style-name="P8"><text:tab/><text:tab/><text:span text:style-name="T4">Press the red button to save the world</text:span>. It is</text:p>
      <text:p text:style-name="P8"><text:tab/><text:tab/>very tempting.</text:p>
      <text:p text:style-name="P8"/>
      <text:p text:style-name="P7">RICHARD FREEMAN</text:p>
      <text:p text:style-name="P8"><text:tab/><text:tab/>The Great Machine was in daily use, and by the </text:p>
      <text:p text:style-name="P8"><text:tab/><text:tab/>marks on the cube, we may hazard that the button</text:p>
      <text:p text:style-name="P8"><text:tab/><text:tab/>would thus be daily pressed.</text:p>
      <text:p text:style-name="P8"/>
      <text:p text:style-name="P7">DIANA</text:p>
      <text:p text:style-name="P8"><text:tab/><text:tab/>So when Lyonesse dies, the <text:span text:style-name="T4">End of the World</text:span>, then</text:p>
      <text:p text:style-name="P8"><text:tab/><text:tab/>the button would go unpressed for a length of time.</text:p>
      <text:p text:style-name="P8"/>
      <text:p text:style-name="P7">RICHARD FREEMAN</text:p>
      <text:p text:style-name="P8"><text:tab/><text:tab/>Your inferences begin to eclipse mine. Some kind</text:p>
      <text:p text:style-name="P8"><text:tab/><text:tab/>of bomb maybe? But why blow up a dead world?</text:p>
      <text:p text:style-name="P8"/>
      <text:p text:style-name="P7">DIANA</text:p>
      <text:p text:style-name="P7">I studied the Great Machine myself, but I never</text:p>
      <text:p text:style-name="P7">saw any references to this. (Juggles the cube).</text:p>
      <text:p text:style-name="P7"/>
      <text:p text:style-name="P7">RICHARD FREEMAN</text:p>
      <text:p text:style-name="P8"><text:tab/><text:tab/>It was in the cataclysm. We made projections on</text:p>
      <text:p text:style-name="P8"><text:tab/><text:tab/>the survival rate of Lyonesse, it was slightly less</text:p>
      <text:p text:style-name="P8"><text:tab/><text:tab/>than<text:tab/>one. The whole region would become devoid of</text:p>
      <text:p text:style-name="P8"><text:tab/><text:tab/>human life in twelve generations. Forteen tops. It</text:p>
      <text:p text:style-name="P8"><text:tab/><text:tab/>was the tools you see. If we had returned our </text:p>
      <text:p text:style-name="P8"><text:tab/><text:tab/>people to<text:tab/>nature they would have run short of metal,</text:p>
      <text:p text:style-name="P8"><text:tab/><text:tab/>and the land simply didn't have the resources to</text:p>
      <text:p text:style-name="P8"><text:tab/><text:tab/>smelt ore. So we gave them an advantage. Well that</text:p>
      <text:p text:style-name="P8"><text:tab/><text:tab/>was the plan, and it was not mine. It was Alexander's.</text:p>
      <text:p text:style-name="P8"><text:tab/><text:tab/><text:tab/>I had tried to force his hand, but he had the</text:p>
      <text:p text:style-name="P8"><text:span text:style-name="T4"><text:tab/><text:tab/></text:span>families on his side, and they threatend suicide</text:p>
      <text:p text:style-name="P8"><text:tab/><text:tab/>if they could not have some degree of cilvilization</text:p>
      <text:p text:style-name="P8"><text:tab/><text:tab/>to pass to their descendants. The machine was built</text:p>
      <text:p text:style-name="P8"><text:tab/><text:tab/>to his specification, he was the principal</text:p>
      <text:p text:style-name="P8"><text:tab/><text:tab/>engineer.<text:tab/>He went missing shortly after its</text:p>
      <text:p text:style-name="P8"><text:tab/><text:tab/>construction. He left me a warning: that Lyonesse</text:p>
      <text:p text:style-name="P8"><text:tab/><text:tab/>would not survive a year should I dismantle the</text:p>
      <text:p text:style-name="P8"><text:tab/><text:tab/>machine. He also said that the machine would leave</text:p>
      <text:p text:style-name="P8"><text:tab/><text:tab/>me a message if things ever become critical,</text:p>
      <text:p text:style-name="P8"><text:tab/><text:tab/>and that I should act by taking its heart into our <text:tab/><text:tab/><text:tab/>system core.</text:p>
      <text:p text:style-name="P8"/>
      <text:p text:style-name="P7">DIANA</text:p>
      <text:p text:style-name="P8"><text:tab/><text:tab/>You gave Alexander too much power.</text:p>
      <text:p text:style-name="P14">EXT. GHOST TOWN. DAYTIME.</text:p>
      <text:p text:style-name="P8"/>
      <text:p text:style-name="P8"><text:tab/>The crew have returned to the scene of the attack. They are inspecting the remains of the robots.</text:p>
      <text:p text:style-name="P8"/>
      <text:p text:style-name="P7">KNOTTINGCRAFT</text:p>
      <text:p text:style-name="P8"><text:tab/><text:tab/>One must ask whether the Kingdom of Man has been</text:p>
      <text:p text:style-name="P8"><text:tab/><text:tab/>overthrown by clockwork usurpers.</text:p>
      <text:p text:style-name="P8"/>
      <text:p text:style-name="P7">CASPER</text:p>
      <text:p text:style-name="P8"><text:tab/><text:tab/>I think not. Look at this piece. (He shows the</text:p>
      <text:p text:style-name="P8"><text:tab/><text:tab/>crew a small box with wires coming from it).</text:p>
      <text:p text:style-name="P8"/>
      <text:p text:style-name="P7">SHYREMAN</text:p>
      <text:p text:style-name="P8"><text:tab/><text:tab/>(Retrieves the little box).</text:p>
      <text:p text:style-name="P7"/>
      <text:p text:style-name="P7">CASPER</text:p>
      <text:p text:style-name="P8"><text:tab/><text:tab/>See the writing there. It looks related to our</text:p>
      <text:p text:style-name="P8"><text:tab/><text:tab/>language.</text:p>
      <text:p text:style-name="P8"/>
      <text:p text:style-name="P7">KNOTTINGCRAFT</text:p>
      <text:p text:style-name="P8"><text:tab/><text:tab/>He's right.</text:p>
      <text:p text:style-name="P8"/>
      <text:p text:style-name="P7">EURADYNE</text:p>
      <text:p text:style-name="P8"><text:tab/><text:tab/>What do you say Harry?</text:p>
      <text:p text:style-name="P7"/>
      <text:p text:style-name="P7">SHYREMAN</text:p>
      <text:p text:style-name="P8"><text:tab/><text:tab/>I say it is about time I got myself some reading</text:p>
      <text:p text:style-name="P8"><text:tab/><text:tab/>glasses. That is an 'A' and that is a 'T'. I can't</text:p>
      <text:p text:style-name="P8"><text:tab/><text:tab/>make out the rest.</text:p>
      <text:p text:style-name="P8"/>
      <text:p text:style-name="P7">KNOTTINGCRAFT</text:p>
      <text:p text:style-name="P8"><text:tab/><text:tab/>'A-I-One-Seven-Two-Eight'</text:p>
      <text:p text:style-name="P7"/>
      <text:p text:style-name="P7">MARIANNE</text:p>
      <text:p text:style-name="P8"><text:tab/><text:tab/>Two down, One thousand seven hundred and twenty-six</text:p>
      <text:p text:style-name="P8"><text:tab/><text:tab/>to go.</text:p>
      <text:p text:style-name="P8"/>
      <text:p text:style-name="P7">SETH MELLOW</text:p>
      <text:p text:style-name="P8"><text:tab/><text:tab/>The world is a big place, so if the numbers of</text:p>
      <text:p text:style-name="P8"><text:tab/><text:tab/>these things are as<text:tab/>large as the inscription suggest,</text:p>
      <text:p text:style-name="P8"><text:tab/><text:tab/>the density of the clockwork population will be low.</text:p>
      <text:p text:style-name="P8"/>
      <text:p text:style-name="P7">SHYREMAN</text:p>
      <text:p text:style-name="P8"><text:tab/><text:tab/>Let's not read too much into the one number. See</text:p>
      <text:p text:style-name="P8"><text:tab/><text:tab/>the flail here, the head is far larger than that</text:p>
      <text:p text:style-name="P8"><text:tab/><text:tab/>required of a weapon for use against men. And the</text:p>
      <text:p text:style-name="P8"><text:tab/><text:tab/>hands are not built for use of tools. This does not <text:tab/><text:tab/><text:tab/>appear to me as an instrument of war, it is not </text:p>
      <text:p text:style-name="P8"><text:tab/><text:tab/>adapted for violence.</text:p>
      <text:p text:style-name="P8"/>
      <text:p text:style-name="P7">KNOTTINGCRAFT</text:p>
      <text:p text:style-name="P8"><text:tab/><text:tab/>Why the flail then?</text:p>
      <text:p text:style-name="P7"><text:soft-page-break/></text:p>
      <text:p text:style-name="P7">SHYREMAN</text:p>
      <text:p text:style-name="P8"><text:tab/><text:tab/>Demolition. To smash and pulverise brickwork.</text:p>
      <text:p text:style-name="P8"/>
      <text:p text:style-name="P7">CASPER</text:p>
      <text:p text:style-name="P8"><text:tab/><text:tab/>Yes, the eyes here are protected from attacks to </text:p>
      <text:p text:style-name="P8"><text:tab/><text:tab/>the top, not to the front. A predator should have</text:p>
      <text:p text:style-name="P8"><text:tab/><text:tab/>his armour before him, not distributed thus.</text:p>
      <text:p text:style-name="P8"/>
      <text:p text:style-name="P7">KNOTTINGCRAFT</text:p>
      <text:p text:style-name="P8"><text:tab/><text:tab/>Why attack us then?</text:p>
      <text:p text:style-name="P7"/>
      <text:p text:style-name="P7">EURADYNE</text:p>
      <text:p text:style-name="P8"><text:tab/><text:tab/>The arts of the world have turned upon their artisans.<text:tab/></text:p>
      <text:p text:style-name="P8"/>
      <text:p text:style-name="P7">MARIANNE</text:p>
      <text:p text:style-name="P8"><text:tab/><text:tab/>The old man. You said he would return.</text:p>
      <text:p text:style-name="P7"/>
      <text:p text:style-name="P7">KNOTTINGCRAFT</text:p>
      <text:p text:style-name="P8"><text:tab/><text:tab/>(Turns white)</text:p>
      <text:p text:style-name="P7"/>
      <text:p text:style-name="P7">SHYREMAN</text:p>
      <text:p text:style-name="P7">(Looking at the serial number once more)</text:p>
      <text:p text:style-name="P8"><text:tab/><text:tab/>It does not bare his mark. Let's see if we can</text:p>
      <text:p text:style-name="P8"><text:tab/><text:tab/>find anything in that building again.</text:p>
      <text:p text:style-name="P8"/>
      <text:p text:style-name="P8"/>
      <text:p text:style-name="P8">The crew enter through the hole in the wall and follow a passage up the staircase. </text:p>
      <text:p text:style-name="P8"/>
      <text:p text:style-name="P14">INT. BUILDING.</text:p>
      <text:p text:style-name="P8"/>
      <text:p text:style-name="P8">The crew enter a large chamber with many desks, draped over which are white skeletons. Casper opens old curtains to let in light and Euradyne finds a slip of paper.</text:p>
      <text:p text:style-name="P8"/>
      <text:p text:style-name="P7">EURADYNE</text:p>
      <text:p text:style-name="P7">There's a letter here. The handwriting is awful.</text:p>
      <text:p text:style-name="P7"/>
      <text:p text:style-name="P7">(The others approach her and she reads aloud).</text:p>
      <text:p text:style-name="P7"/>
      <text:p text:style-name="P8"><text:tab/><text:tab/>'Others mostly dead. I am next. No escape. Eyes <text:tab/><text:tab/><text:tab/><text:tab/>everywhere. Records deleted, our history...gone.</text:p>
      <text:p text:style-name="P8"><text:tab/><text:tab/>Our lives will be stamped out.' Signed 'Oliver</text:p>
      <text:p text:style-name="P8"><text:tab/><text:tab/>Saxonhauer, husband of Bess, father of Stephen,</text:p>
      <text:p text:style-name="P8"><text:tab/><text:tab/>James, Janette<text:tab/>and Oswald. Richard Freeman is to</text:p>
      <text:p text:style-name="P8"><text:tab/><text:tab/>blame. Remember us, forget not our fate. Our rulers<text:tab/><text:tab/><text:tab/>conspired to doom us all. Goodbye and good luck dear <text:tab/><text:tab/><text:tab/>reader.'</text:p>
      <text:p text:style-name="P8"/>
      <text:p text:style-name="P7">SHYREMAN</text:p>
      <text:p text:style-name="P10"><text:tab/><text:tab/>Our rulers conspired to doom us all. My mind lives</text:p>
      <text:p text:style-name="P10"><text:tab/><text:tab/>on in the words of men.</text:p>
      <text:p text:style-name="P10"/>
      <text:p text:style-name="P7">CASPER</text:p>
      <text:p text:style-name="P8"><text:tab/><text:tab/>You had some part to play in this Harry?</text:p>
      <text:p text:style-name="P7"/>
      <text:p text:style-name="P7">SHYREMAN</text:p>
      <text:p text:style-name="P8"><text:tab/><text:tab/>No, but I recognize their words. We have lived in</text:p>
      <text:p text:style-name="P8"><text:tab/><text:tab/>former times, and our words have not been forgotten.</text:p>
      <text:p text:style-name="P8"/>
      <text:p text:style-name="P7">KNOTTINGCRAFT</text:p>
      <text:p text:style-name="P8"><text:tab/><text:tab/>I've found a letter too.</text:p>
      <text:p text:style-name="P8"/>
      <text:p text:style-name="P7">SETH MELLOW</text:p>
      <text:p text:style-name="P8"><text:tab/><text:tab/>And me.</text:p>
      <text:p text:style-name="P8"/>
      <text:p text:style-name="P7">EURADYNE</text:p>
      <text:p text:style-name="P8"><text:tab/><text:tab/>Here is another. They knew they were going to die, </text:p>
      <text:p text:style-name="P8"><text:tab/><text:tab/>and there was no place to run.</text:p>
      <text:p text:style-name="P8"/>
      <text:p text:style-name="P7">SHYREMAN</text:p>
      <text:p text:style-name="P8"><text:tab/><text:tab/>I don't know why, but it (coughs and turns to hide </text:p>
      <text:p text:style-name="P8"><text:tab/><text:tab/>his tears)..it touches me. I had not felt emotion</text:p>
      <text:p text:style-name="P8"><text:tab/><text:tab/>till this day. To our own horrors we must remain</text:p>
      <text:p text:style-name="P8"><text:tab/><text:tab/>insouciant. Insouciant before all sensory</text:p>
      <text:p text:style-name="P8"><text:tab/><text:tab/>paraphenalia. But not before this.</text:p>
      <text:p text:style-name="P8"/>
      <text:p text:style-name="P7">KNOTTINGCRAFT</text:p>
      <text:p text:style-name="P8"><text:tab/><text:tab/>This one here is a map. It's got Lyonesse on it!</text:p>
      <text:p text:style-name="P8"><text:tab/><text:tab/>The line here gives the distance. It says two</text:p>
      <text:p text:style-name="P8"><text:tab/><text:tab/>hundred and twenty seven leagues. It has an X </text:p>
      <text:p text:style-name="P8"><text:tab/><text:tab/>marked northwest of here, fifteen hundred leagues.</text:p>
      <text:p text:style-name="P8"><text:soft-page-break/><text:tab/><text:tab/>There's writing on the back. 'X marks Richard </text:p>
      <text:p text:style-name="P8"><text:tab/><text:tab/>Freeman's base'</text:p>
      <text:p text:style-name="P8"/>
      <text:p text:style-name="P7">EURADYNE</text:p>
      <text:p text:style-name="P8"><text:tab/><text:tab/>There's a letter here. It accuses Freeman too.</text:p>
      <text:p text:style-name="P7"/>
      <text:p text:style-name="P7">SHYREMAN</text:p>
      <text:p text:style-name="P8"><text:tab/><text:tab/>Maybe he was blamed for not doing enough, and</text:p>
      <text:p text:style-name="P8"><text:tab/><text:tab/>he did all that one could.</text:p>
      <text:p text:style-name="P8"/>
      <text:p text:style-name="P7">EURADYNE</text:p>
      <text:p text:style-name="P8"><text:tab/><text:tab/>I was allowed to lead you from Lyonesse for a</text:p>
      <text:p text:style-name="P8"><text:tab/><text:tab/>reason, I'm beginning to make sense of that</text:p>
      <text:p text:style-name="P8"><text:tab/><text:tab/>reason. Seems a curse is borne of my blood.</text:p>
      <text:p text:style-name="P8"/>
      <text:p text:style-name="P7">SETH MELLOW</text:p>
      <text:p text:style-name="P8"><text:tab/><text:tab/>Pretty flowers grow in rank waters while the</text:p>
      <text:p text:style-name="P8"><text:tab/><text:tab/>beauteous coral is bedded with poison spines.</text:p>
      <text:p text:style-name="P8"/>
      <text:p text:style-name="P7">KNOTTINGCRAFT</text:p>
      <text:p text:style-name="P8"><text:tab/><text:tab/>Your words do not comfort young man.</text:p>
      <text:p text:style-name="P8"/>
      <text:p text:style-name="P7">CASPER</text:p>
      <text:p text:style-name="P7">I wonder what lies in your roots Knottingcraft?</text:p>
      <text:p text:style-name="P7"/>
      <text:p text:style-name="P7">KNOTTINGCRAFT</text:p>
      <text:p text:style-name="P8"><text:tab/><text:tab/>I didn't mean it like that! All of our blood is </text:p>
      <text:p text:style-name="P8"><text:tab/><text:tab/>poisoned. Fairy tales and conspiracy reward the</text:p>
      <text:p text:style-name="P8"><text:tab/><text:tab/>idle princess. Euradyne, you are the least idle</text:p>
      <text:p text:style-name="P8"><text:tab/><text:tab/>of us here, and the least guilty.</text:p>
      <text:p text:style-name="P8"/>
      <text:p text:style-name="P7">MARIANNE</text:p>
      <text:p text:style-name="P8"><text:tab/><text:tab/>Is Richard Freeman still alive?</text:p>
      <text:p text:style-name="P7"/>
      <text:p text:style-name="P7">KNOTTINGCRAFT</text:p>
      <text:p text:style-name="P8"><text:tab/><text:tab/>Of course not. Unless he is two hundred and fifty.</text:p>
      <text:p text:style-name="P7"/>
      <text:p text:style-name="P7">MARIANNE</text:p>
      <text:p text:style-name="P8"><text:tab/><text:tab/>How old are you Harry?</text:p>
      <text:p text:style-name="P7"/>
      <text:p text:style-name="P7">SHYREMAN</text:p>
      <text:p text:style-name="P8"><text:tab/><text:tab/>Old enough to be my own father. </text:p>
      <text:p text:style-name="P8"/>
      <text:p text:style-name="P7">KNOTTINGCRAFT</text:p>
      <text:p text:style-name="P8"><text:tab/><text:tab/>For all their vantages, they were brought down by</text:p>
      <text:p text:style-name="P8"><text:tab/><text:tab/>one folly. What did they not see?</text:p>
      <text:p text:style-name="P7"/>
      <text:p text:style-name="P8"><text:tab/><text:tab/>(There is a scream and Marianne has disappeared</text:p>
      <text:p text:style-name="P8"><text:tab/><text:tab/>through the floor followed by concrete and steel). <text:tab/><text:tab/><text:tab/>Everyone rushes downstairs and they find Marianne <text:tab/><text:tab/><text:tab/>unconcious in the rubble. Harry uses his blade to cut <text:tab/><text:tab/><text:tab/>away some reinforcing bars set in the stone. The crew</text:p>
      <text:p text:style-name="P8"><text:tab/><text:tab/>help<text:tab/>carry Marianne outside into the warm sunlight.</text:p>
      <text:p text:style-name="P8"><text:soft-page-break/><text:tab/><text:tab/></text:p>
      <text:p text:style-name="P7">MARIANNE</text:p>
      <text:p text:style-name="P8"><text:tab/><text:tab/>Ah, stop the pain. Who pushed me?</text:p>
      <text:p text:style-name="P8"/>
      <text:p text:style-name="P7">SETH MELLOW</text:p>
      <text:p text:style-name="P8"><text:tab/><text:tab/>Do something. Use the blade.</text:p>
      <text:p text:style-name="P8"/>
      <text:p text:style-name="P7">SHYREMAN</text:p>
      <text:p text:style-name="P8"><text:tab/><text:tab/>The pattern is set upon me. Two would need lose </text:p>
      <text:p text:style-name="P8"><text:tab/><text:tab/>their limbs to heal her.</text:p>
      <text:p text:style-name="P8"/>
      <text:p text:style-name="P7">MARIANNE</text:p>
      <text:p text:style-name="P8"><text:tab/><text:tab/>I'm sorry Harry. I'd have gone to the end with you.</text:p>
      <text:p text:style-name="P8"/>
      <text:p text:style-name="P7">SHYREMAN</text:p>
      <text:p text:style-name="P8"><text:tab/><text:tab/>Stay with us Marianne.</text:p>
      <text:p text:style-name="P8"/>
      <text:p text:style-name="P7">SETH MELLOW</text:p>
      <text:p text:style-name="P8"><text:tab/><text:tab/>What does a snake on a stick mean Harry?</text:p>
      <text:p text:style-name="P8"/>
      <text:p text:style-name="P7">HARRY</text:p>
      <text:p text:style-name="P8"><text:tab/><text:tab/>What?</text:p>
      <text:p text:style-name="P7"/>
      <text:p text:style-name="P7">SETH MELLOW</text:p>
      <text:p text:style-name="P8"><text:tab/><text:tab/>I thought it was a symbol of healing. I saw it on a <text:tab/><text:tab/><text:tab/>machine upstairs. Just in that side room - the one </text:p>
      <text:p text:style-name="P8"><text:tab/><text:tab/>with the red door.</text:p>
      <text:p text:style-name="P8"/>
      <text:p text:style-name="P7">CASPER</text:p>
      <text:p text:style-name="P8"><text:tab/><text:tab/>A machine to heal the sick? Come on Harry!</text:p>
      <text:p text:style-name="P8"/>
      <text:p text:style-name="P8"><text:tab/><text:tab/>(Harry, Euradyne and Casper rush back in the</text:p>
      <text:p text:style-name="P8"><text:tab/><text:tab/>building, pass up the stairs, but the red door leads</text:p>
      <text:p text:style-name="P8"><text:tab/><text:tab/>to a storeroom filled with stationary. They return <text:tab/><text:tab/><text:tab/>outside again to find Marianne leaning on the </text:p>
      <text:p text:style-name="P8"><text:tab/><text:tab/>doorway and choking, she has vomited.</text:p>
      <text:p text:style-name="P8"/>
      <text:p text:style-name="P7">SHYREMAN</text:p>
      <text:p text:style-name="P8"><text:tab/><text:tab/>What? (He rushes outside and finds the withered</text:p>
      <text:p text:style-name="P8"><text:tab/><text:tab/>corpse of Elaine Knottingcraft, her face has set </text:p>
      <text:p text:style-name="P8"><text:tab/><text:tab/>rigid in death, contorted with pain). </text:p>
      <text:p text:style-name="P8"/>
      <text:p text:style-name="P7">MARIANNE</text:p>
      <text:p text:style-name="P8"><text:tab/><text:tab/>It was Seth. He pushed me. He killed Elaine. We</text:p>
      <text:p text:style-name="P8"><text:tab/><text:tab/>should never have let him come with us.</text:p>
      <text:p text:style-name="P8"/>
      <text:p text:style-name="P7">SHYREMAN</text:p>
      <text:p text:style-name="P8"><text:tab/><text:tab/>I'm in shock. He used my blade?</text:p>
      <text:p text:style-name="P7"/>
      <text:p text:style-name="P7">MARIANNE</text:p>
      <text:p text:style-name="P8"><text:tab/><text:tab/>He still has it.</text:p>
      <text:p text:style-name="P7"/>
      <text:p text:style-name="P7"/>
      <text:p text:style-name="P7"><text:soft-page-break/>SHYREMAN (at the foot of Elaine's body)</text:p>
      <text:p text:style-name="P8"><text:tab/><text:tab/>I never wished this upon her. She did some bad </text:p>
      <text:p text:style-name="P8"><text:tab/><text:tab/>things, but in the end she fought for our lives.</text:p>
      <text:p text:style-name="P8"><text:tab/><text:tab/>Emotion fails us, but duty does not, we will remember</text:p>
      <text:p text:style-name="P8"><text:tab/><text:tab/>you Elaine Knottingcraft, when this tale is told,</text:p>
      <text:p text:style-name="P8"><text:tab/><text:tab/>you shall not be cast into a minor role but shine</text:p>
      <text:p text:style-name="P8"><text:tab/><text:tab/>like a star.</text:p>
      <text:p text:style-name="P8"/>
      <text:p text:style-name="P7">CASPER</text:p>
      <text:p text:style-name="P8"><text:tab/><text:tab/>Emotion fails us all it seems, but her duty being</text:p>
      <text:p text:style-name="P8"><text:tab/><text:tab/>done, I shall respect her, respect her fondly.</text:p>
      <text:p text:style-name="P8"><text:tab/><text:tab/>Goodbye Elaine. Heaven harbour your soul.</text:p>
      <text:p text:style-name="P8"/>
      <text:p text:style-name="P7">(Pauses and asks aside)</text:p>
      <text:p text:style-name="P6"><text:tab/><text:tab/>What is going on in that boy's head? Revenge?</text:p>
      <text:p text:style-name="P6"/>
      <text:p text:style-name="P7">SHYREMAN</text:p>
      <text:p text:style-name="P8"><text:tab/><text:tab/>Seth! SETH! WE NEED TO TALK!</text:p>
      <text:p text:style-name="P8"/>
      <text:p text:style-name="P8">The camera shows us Seth watching from some bushes some fifty yards away.</text:p>
      <text:p text:style-name="P7"/>
      <text:p text:style-name="P7">CASPER</text:p>
      <text:p text:style-name="P8"><text:tab/><text:tab/>What kind of evil can he do with your blade?</text:p>
      <text:p text:style-name="P8"/>
      <text:p text:style-name="P7">SHYREMAN</text:p>
      <text:p text:style-name="P8"><text:tab/><text:tab/>It will return to me eventually. But that he has</text:p>
      <text:p text:style-name="P8"><text:tab/><text:tab/>killed with it, without becoming himself consumed,</text:p>
      <text:p text:style-name="P8"><text:tab/><text:tab/>that is something I do not understand.</text:p>
      <text:p text:style-name="P8"/>
      <text:p text:style-name="P7">EURADYNE</text:p>
      <text:p text:style-name="P8"><text:tab/><text:tab/>Marianne, are you all right?</text:p>
      <text:p text:style-name="P7"/>
      <text:p text:style-name="P7">MARIANNE</text:p>
      <text:p text:style-name="P8"><text:tab/><text:tab/>Weak, but my wounds are closed, and the pain is</text:p>
      <text:p text:style-name="P8"><text:tab/><text:tab/>ebbing. I'm sure Seth was the one who pushed me.</text:p>
      <text:p text:style-name="P8"><text:tab/><text:tab/>Why should he try to kill me then kill<text:tab/>Elaine in</text:p>
      <text:p text:style-name="P8"><text:tab/><text:tab/>my place?</text:p>
      <text:p text:style-name="P8"/>
      <text:p text:style-name="P7">SHYREMAN</text:p>
      <text:p text:style-name="P8"><text:tab/><text:tab/>He suggested I use the blade. To sacrifice our</text:p>
      <text:p text:style-name="P8"><text:tab/><text:tab/>bodies, but for what, to heal the injured, when</text:p>
      <text:p text:style-name="P8"><text:tab/><text:tab/>he was the cause of the injury? </text:p>
      <text:p text:style-name="P8"/>
      <text:p text:style-name="P7">CASPER</text:p>
      <text:p text:style-name="P8"><text:tab/><text:tab/>Could he covet the blade for himself?</text:p>
      <text:p text:style-name="P8"/>
      <text:p text:style-name="P7">MARIANNE</text:p>
      <text:p text:style-name="P8"><text:tab/><text:tab/><text:span text:style-name="T4">The Trinity,</text:span> who are the other two?</text:p>
      <text:p text:style-name="P8"/>
      <text:p text:style-name="P8"/>
      <text:p text:style-name="P8"/>
      <text:p text:style-name="P8"/>
      <text:p text:style-name="P7"><text:soft-page-break/>SHYREMAN</text:p>
      <text:p text:style-name="P8"><text:tab/><text:tab/>He has to be one of them. Incarnated like me. I</text:p>
      <text:p text:style-name="P8"><text:tab/><text:tab/>remember little. Only...that I was responsible for </text:p>
      <text:p text:style-name="P8"><text:tab/><text:tab/>their deaths. Just or unjust,<text:tab/>wisdom or folly, I </text:p>
      <text:p text:style-name="P8"><text:tab/><text:tab/>cannot say.</text:p>
      <text:p text:style-name="P8"/>
      <text:p text:style-name="P7">MARIANNE</text:p>
      <text:p text:style-name="P8"><text:tab/><text:tab/>The blade has their patterns too?</text:p>
      <text:p text:style-name="P8"/>
      <text:p text:style-name="P7">SHYREMAN</text:p>
      <text:p text:style-name="P8"><text:tab/><text:tab/>It is not yet whole. It has itself as its own</text:p>
      <text:p text:style-name="P8"><text:tab/><text:tab/>capital design, but should that be restored,</text:p>
      <text:p text:style-name="P8"><text:tab/><text:tab/>and the blade fully formed, then the later patterns <text:tab/><text:tab/><text:tab/>flower, bearing fruit. I've been trying to keep</text:p>
      <text:p text:style-name="P8"><text:tab/><text:tab/>things in balance. If the fruit itself has seeds, </text:p>
      <text:p text:style-name="P8"><text:tab/><text:tab/>they may taint a future harvest, a thing I cannot</text:p>
      <text:p text:style-name="P8"><text:tab/><text:tab/>tell.</text:p>
      <text:p text:style-name="P8"/>
      <text:p text:style-name="P7">EURADYNE (Faints).</text:p>
      <text:p text:style-name="P7"/>
      <text:p text:style-name="P7">CASPER</text:p>
      <text:p text:style-name="P8"><text:tab/><text:tab/>Euradyne! (He rushes to her, feels for her pulse,</text:p>
      <text:p text:style-name="P8"><text:tab/><text:tab/>then loosens her bodice).</text:p>
      <text:p text:style-name="P8"/>
      <text:p text:style-name="P7">SHYREMAN</text:p>
      <text:p text:style-name="P8"><text:tab/><text:tab/>(Unscrews the cap form his drinking flask and</text:p>
      <text:p text:style-name="P8"><text:tab/><text:tab/>splashes water on her forehead). She is coming</text:p>
      <text:p text:style-name="P8"><text:tab/><text:tab/>round.</text:p>
      <text:p text:style-name="P8"/>
      <text:p text:style-name="P7">MARIANNE</text:p>
      <text:p text:style-name="P8"><text:tab/><text:tab/>Euradyne. We're here.</text:p>
      <text:p text:style-name="P8"/>
      <text:p text:style-name="P7">EURADYNE</text:p>
      <text:p text:style-name="P8"><text:tab/><text:tab/>It's too much. I want to go home. I want to go </text:p>
      <text:p text:style-name="P8"><text:tab/><text:tab/>home.</text:p>
      <text:p text:style-name="P8"/>
      <text:p text:style-name="P7">CASPER</text:p>
      <text:p text:style-name="P8"><text:tab/><text:tab/>We could manage it, her and I. The boat. We could</text:p>
      <text:p text:style-name="P8"><text:tab/><text:tab/>make it back. Show me how to use the sextant.</text:p>
      <text:p text:style-name="P8"/>
      <text:p text:style-name="P7">SHYREMAN</text:p>
      <text:p text:style-name="P8"><text:tab/><text:tab/>(At first looks betrayed, then softens). Very </text:p>
      <text:p text:style-name="P8"><text:tab/><text:tab/>well. I will see you three off. </text:p>
      <text:p text:style-name="P8"/>
      <text:p text:style-name="P7">MARIANNE</text:p>
      <text:p text:style-name="P8"><text:tab/><text:tab/>No, I go with you Harry.</text:p>
      <text:p text:style-name="P8"/>
      <text:p text:style-name="P7">SHYREMAN</text:p>
      <text:p text:style-name="P8"><text:tab/><text:tab/>It will be a very long and dangerous trek. Fifteen <text:tab/><text:tab/><text:tab/>hundred leagues will may take months, years even.</text:p>
      <text:p text:style-name="P8"/>
      <text:p text:style-name="P7">MARIANNE</text:p>
      <text:p text:style-name="P8"><text:tab/><text:tab/>To the end of time and space, I'll follow you.</text:p>
      <text:p text:style-name="P8"><text:soft-page-break/></text:p>
      <text:p text:style-name="P7">CASPER</text:p>
      <text:p text:style-name="P8"><text:tab/><text:tab/>What about Seth? He still has your sword.</text:p>
      <text:p text:style-name="P8"/>
      <text:p text:style-name="P7">SHYREMAN</text:p>
      <text:p text:style-name="P8"><text:tab/><text:tab/>The blade will return to me. It always does.</text:p>
      <text:p text:style-name="P8"/>
      <text:p text:style-name="P7">EURADYNE</text:p>
      <text:p text:style-name="P8"><text:tab/><text:tab/>(Stands up). Thankyou Harry. I thought you would </text:p>
      <text:p text:style-name="P8"><text:tab/><text:tab/>order us to stay.</text:p>
      <text:p text:style-name="P8"/>
      <text:p text:style-name="P7">SHYREMAN</text:p>
      <text:p text:style-name="P8"><text:tab/><text:tab/>He needs give the loudest orders who stands furthest</text:p>
      <text:p text:style-name="P8"><text:tab/><text:tab/>from the front line.</text:p>
      <text:p text:style-name="P8"/>
      <text:p text:style-name="P8">The remainder of the crew depart back in the direction they come from.</text:p>
      <text:p text:style-name="P14">INT. OPERATIONS</text:p>
      <text:p text:style-name="P8"/>
      <text:p text:style-name="P8">DIANA is reviewing the life of Alexander Azparoth on her internal video display (her dream interface). While she does so she shaves Alexander's back, who is sitting in a deep jacuzi.</text:p>
      <text:p text:style-name="P7"/>
      <text:p text:style-name="P7">DIANA</text:p>
      <text:p text:style-name="P8"><text:tab/><text:tab/>Alexander Azparoth, born 42 precat. Disappeared 3 <text:tab/><text:tab/><text:tab/>postcat. Last known location...the ocean. Seems he </text:p>
      <text:p text:style-name="P8"><text:tab/><text:tab/>walked into the sea. His body was<text:tab/>never found.</text:p>
      <text:p text:style-name="P8"><text:tab/><text:tab/>Grandmaster in three fields,<text:tab/>celestial dynamics, <text:tab/><text:tab/><text:tab/>cosmonanology and metagnomics. Without wife or</text:p>
      <text:p text:style-name="P8"><text:tab/><text:tab/>children. This is interesting… he was an orphan, </text:p>
      <text:p text:style-name="P8"><text:tab/><text:tab/>of unknown parentage. His cellcodes were not mapped,</text:p>
      <text:p text:style-name="P8"><text:tab/><text:tab/>or derived from any in the catalogues. He suffered</text:p>
      <text:p text:style-name="P8"><text:tab/><text:tab/>from idioneuronism, resulting in eccentric behaviour</text:p>
      <text:p text:style-name="P8"><text:tab/><text:tab/>and it provided him complete immunity to</text:p>
      <text:p text:style-name="P8"><text:tab/><text:tab/>telepathometric analyis.</text:p>
      <text:p text:style-name="P8"/>
      <text:p text:style-name="P7">RICHARD FREEMAN</text:p>
      <text:p text:style-name="P8"><text:tab/><text:tab/>Yes, for that, he was listed as a security concern.</text:p>
      <text:p text:style-name="P8"/>
      <text:p text:style-name="P7">DIANA</text:p>
      <text:p text:style-name="P8"><text:tab/><text:tab/>I'm suprised the administration didn't kill him.</text:p>
      <text:p text:style-name="P7"/>
      <text:p text:style-name="P7">RICHARD FREEMAN</text:p>
      <text:p text:style-name="P8"><text:tab/><text:tab/>Idioneuronism was a source of creative<text:tab/>genius. Those</text:p>
      <text:p text:style-name="P8"><text:tab/><text:tab/>with the sydrome were tolerated as long as they didn't <text:tab/><text:tab/>get involved with politics, then it became a death<text:tab/><text:tab/><text:tab/>sentence. </text:p>
      <text:p text:style-name="P8"/>
      <text:p text:style-name="P7">DIANA</text:p>
      <text:p text:style-name="P8"><text:tab/><text:tab/>Oh, something is coming in. Lift up your arms. (She</text:p>
      <text:p text:style-name="P8"><text:tab/><text:tab/>begins to shave his armpits).</text:p>
      <text:p text:style-name="P8"/>
      <text:p text:style-name="P7">RICHARD FREEMAN</text:p>
      <text:p text:style-name="P8"><text:tab/><text:tab/>What then?</text:p>
      <text:p text:style-name="P8"/>
      <text:p text:style-name="P7">DIANA</text:p>
      <text:p text:style-name="P8"><text:tab/><text:tab/>That boy, Seth Mellow. </text:p>
      <text:p text:style-name="P8"/>
      <text:p text:style-name="P7">RICHARD FREEMAN</text:p>
      <text:p text:style-name="P8"><text:tab/><text:tab/>Another ghost story?</text:p>
      <text:p text:style-name="P8"/>
      <text:p text:style-name="P7">DIANA</text:p>
      <text:p text:style-name="P8"><text:tab/><text:tab/>He's killed Elaine Knottingcraft with Shyreman's</text:p>
      <text:p text:style-name="P8"><text:tab/><text:tab/>blade. Forty-one minutes ago. He is on the boat</text:p>
      <text:p text:style-name="P8"><text:tab/><text:tab/>now.</text:p>
      <text:p text:style-name="P8"/>
      <text:p text:style-name="P7">RICHARD FREEMAN</text:p>
      <text:p text:style-name="P8"><text:tab/><text:tab/>Things are getting interesting. An argument? Ow!</text:p>
      <text:p text:style-name="P8"/>
      <text:p text:style-name="P8"/>
      <text:p text:style-name="P13">DIANA</text:p>
      <text:p text:style-name="P8"><text:tab/><text:tab/>Sorry!</text:p>
      <text:p text:style-name="P8"><text:tab/><text:tab/>He's been shot. One of the wardens mistook</text:p>
      <text:p text:style-name="P8"><text:tab/><text:tab/>him for a predator. Looks like he was a threat to</text:p>
      <text:p text:style-name="P8"><text:tab/><text:tab/>a herd of horses. </text:p>
      <text:p text:style-name="P8"/>
      <text:p text:style-name="P7">RICHARD FREEMAN</text:p>
      <text:p text:style-name="P8"><text:tab/><text:tab/>Set the wardens to evade and pacifism for now.</text:p>
      <text:p text:style-name="P8"/>
      <text:p text:style-name="P7">DIANA</text:p>
      <text:p text:style-name="P8"><text:tab/><text:tab/>Two workers have been destroyed. The old overrides</text:p>
      <text:p text:style-name="P8"><text:tab/><text:tab/>were still functional. We should shut them off, don't <text:tab/><text:tab/><text:tab/>want to meet them someday and have to deal with them</text:p>
      <text:p text:style-name="P8"><text:tab/><text:tab/>by hand.</text:p>
      <text:p text:style-name="P8"/>
      <text:p text:style-name="P7">RICHARD FREEMAN</text:p>
      <text:p text:style-name="P8"><text:tab/><text:tab/>I'll review this stuff later. I think I need sleep</text:p>
      <text:p text:style-name="P8"><text:tab/><text:tab/>for now.</text:p>
      <text:p text:style-name="P8"/>
      <text:p text:style-name="P7">DIANA</text:p>
      <text:p text:style-name="P8"><text:tab/><text:tab/>There is something I want from you, something you</text:p>
      <text:p text:style-name="P8"><text:tab/><text:tab/>promised me years ago. I want it before you go to</text:p>
      <text:p text:style-name="P8"><text:tab/><text:tab/>bed.</text:p>
      <text:p text:style-name="P8"/>
      <text:p text:style-name="P7">RICHARD FREEMAN</text:p>
      <text:p text:style-name="P8"><text:tab/><text:tab/>Go on.</text:p>
      <text:p text:style-name="P8"/>
      <text:p text:style-name="P7">DIANA</text:p>
      <text:p text:style-name="P8"><text:tab/><text:tab/>Independence. I want you to complete the cerebral</text:p>
      <text:p text:style-name="P8"><text:tab/><text:tab/>transplant.</text:p>
      <text:p text:style-name="P8"/>
      <text:p text:style-name="P7">RICHARD FREEMAN</text:p>
      <text:p text:style-name="P8"><text:tab/><text:tab/>To surgery then.</text:p>
      <text:p text:style-name="P8"/>
      <text:p text:style-name="P14">EXT. BEACH, near BOAT.</text:p>
      <text:p text:style-name="P8"/>
      <text:p text:style-name="P8"><text:tab/>On the beach are horses, some of which have been butchered, the cuts are deep, long, clean and decisive. The bodies look drained and withered, similar to Knottingcraft's corpse.</text:p>
      <text:p text:style-name="P8"/>
      <text:p text:style-name="P7">CASPER</text:p>
      <text:p text:style-name="P8"><text:tab/><text:tab/>Is this Seth's work?</text:p>
      <text:p text:style-name="P7"/>
      <text:p text:style-name="P7">MARIANNE</text:p>
      <text:p text:style-name="P8"><text:tab/><text:tab/>He's turned into a monster.</text:p>
      <text:p text:style-name="P8"/>
      <text:p text:style-name="P7">EURADYNE</text:p>
      <text:p text:style-name="P8"><text:tab/><text:tab/>I think he always was.</text:p>
      <text:p text:style-name="P8"/>
      <text:p text:style-name="P7">SHYREMAN</text:p>
      <text:p text:style-name="P8"><text:tab/><text:tab/>(Shouts to the boat) Seth? We need to talk. (He wades</text:p>
      <text:p text:style-name="P8"><text:tab/><text:tab/>his way to the boat and climbs the ladder on to the <text:tab/><text:tab/><text:tab/>deck. The others follow).</text:p>
      <text:p text:style-name="P8"/>
      <text:p text:style-name="P8"/>
      <text:p text:style-name="P7">SHYREMAN</text:p>
      <text:p text:style-name="P8"><text:tab/><text:tab/>Seth, I'm not going to run, and I'm the master of</text:p>
      <text:p text:style-name="P8"><text:tab/><text:tab/>the blade. It cannot harm me. (He picks up a </text:p>
      <text:p text:style-name="P8"><text:tab/><text:tab/>harpoon). I just want to talk, just come out</text:p>
      <text:p text:style-name="P8"><text:tab/><text:tab/>slowly and we can discuss this together).</text:p>
      <text:p text:style-name="P8"/>
      <text:p text:style-name="P7">CASPER</text:p>
      <text:p text:style-name="P8"><text:tab/><text:tab/>There's a trail of blood look, leads to the bridge.</text:p>
      <text:p text:style-name="P8"/>
      <text:p text:style-name="P8">Shyreman gingerly opens the bridge door and finds Seth, blade in hand, sitting down dead in a pool of blood. At his kidney is a deep wound.</text:p>
      <text:p text:style-name="P8"/>
      <text:p text:style-name="P7">CASPER</text:p>
      <text:p text:style-name="P8"><text:tab/><text:tab/>He could be acting. Careful Harry. I'll use an</text:p>
      <text:p text:style-name="P8"><text:tab/><text:tab/>arrow to make sure.</text:p>
      <text:p text:style-name="P8"/>
      <text:p text:style-name="P7">SHYREMAN</text:p>
      <text:p text:style-name="P8"><text:tab/><text:tab/>No! He's dead. The wound was not made by the</text:p>
      <text:p text:style-name="P8"><text:tab/><text:tab/>sword look. Passed straight through him and opens</text:p>
      <text:p text:style-name="P8"><text:tab/><text:tab/>up at the back.</text:p>
      <text:p text:style-name="P8"/>
      <text:p text:style-name="P7">MARIANNE</text:p>
      <text:p text:style-name="P8"><text:tab/><text:tab/>Well Seth Mellow, your sins died with you. Rest</text:p>
      <text:p text:style-name="P8"><text:tab/><text:tab/>in heaven, if it will have you.</text:p>
      <text:p text:style-name="P8"/>
      <text:p text:style-name="P7">EURADYNE</text:p>
      <text:p text:style-name="P8"><text:tab/><text:tab/>(Scolding). Marianne!</text:p>
      <text:p text:style-name="P7"/>
      <text:p text:style-name="P7">MARIANNE</text:p>
      <text:p text:style-name="P8"><text:tab/><text:tab/>I saw what he did.</text:p>
      <text:p text:style-name="P8"/>
      <text:p text:style-name="P8"><text:soft-page-break/>HARRY examines his blade without touching it. It is now complete, with crosspiece and pommel, a sword.</text:p>
      <text:p text:style-name="P8"/>
      <text:p text:style-name="P7">SHYREMAN</text:p>
      <text:p text:style-name="P8"><text:tab/><text:tab/>Seems horses are as much the meat as people. What</text:p>
      <text:p text:style-name="P8"><text:tab/><text:tab/>are you doing Casper?</text:p>
      <text:p text:style-name="P8"/>
      <text:p text:style-name="P7">CASPER</text:p>
      <text:p text:style-name="P8"><text:tab/><text:tab/>Odd. Look the blood trail, goes through the other</text:p>
      <text:p text:style-name="P8"><text:tab/><text:tab/>door here.</text:p>
      <text:p text:style-name="P8"/>
      <text:p text:style-name="P8">Casper follows the blood, and the rest of the crew follow him. They arrive at the front of the boat. </text:p>
      <text:p text:style-name="P8"/>
      <text:p text:style-name="P7">CASPER</text:p>
      <text:p text:style-name="P8"><text:tab/><text:tab/>It stops here. Nowhere to hide. The hold is ten feet <text:tab/><text:tab/><text:tab/>away, and the trail does not cross to it.</text:p>
      <text:p text:style-name="P8"/>
      <text:p text:style-name="P7">MARIANNE</text:p>
      <text:p text:style-name="P8"><text:tab/><text:tab/>So he must have turned back here. I guess he was in</text:p>
      <text:p text:style-name="P8"><text:tab/><text:tab/>a daze, came to the front of the boat, returned to</text:p>
      <text:p text:style-name="P8"><text:tab/><text:tab/>the bridge, then died.</text:p>
      <text:p text:style-name="P8"/>
      <text:p text:style-name="P7">EURADYNE</text:p>
      <text:p text:style-name="P8"><text:tab/><text:tab/>I'll wash the blood off. (She grabs a mop that </text:p>
      <text:p text:style-name="P8"><text:tab/><text:tab/>has been left in the middle of the bridge).</text:p>
      <text:p text:style-name="P8"><text:tab/><text:tab/>Look at this. Blood on the handle. It's dry. </text:p>
      <text:p text:style-name="P8"><text:tab/><text:tab/>Well almost.</text:p>
      <text:p text:style-name="P8"/>
      <text:p text:style-name="P7">SHYREMAN</text:p>
      <text:p text:style-name="P8"><text:tab/><text:tab/>There's nobody else around is there?</text:p>
      <text:p text:style-name="P8"/>
      <text:p text:style-name="P7">CASPER</text:p>
      <text:p text:style-name="P8"><text:tab/><text:tab/>Knottingcraft? No sorry. (Looks guilty)</text:p>
      <text:p text:style-name="P8"/>
      <text:p text:style-name="P7">MARIANNE</text:p>
      <text:p text:style-name="P8"><text:tab/><text:tab/>I saw her die with my own eyes, she is dead.</text:p>
      <text:p text:style-name="P8"/>
      <text:p text:style-name="P7">EURADYNE</text:p>
      <text:p text:style-name="P8"><text:tab/><text:tab/>Who then?</text:p>
      <text:p text:style-name="P8"/>
      <text:p text:style-name="P7">CASPER</text:p>
      <text:p text:style-name="P8"><text:tab/><text:tab/>There's no blood on the ladder, or near the ladder.</text:p>
      <text:p text:style-name="P8"/>
      <text:p text:style-name="P7">SHYREMAN</text:p>
      <text:p text:style-name="P8"><text:tab/><text:tab/>He came up here, suffered a wound, lots of blood</text:p>
      <text:p text:style-name="P8"><text:tab/><text:tab/>there see, where the trail begins. He takes refuge in </text:p>
      <text:p text:style-name="P8"><text:tab/><text:tab/>the bridge, from whatever assails him, but then leaves</text:p>
      <text:p text:style-name="P8"><text:tab/><text:tab/>again, grabs the mop, wipes it dry, walks to the front</text:p>
      <text:p text:style-name="P8"><text:tab/><text:tab/>of the boat, here...now what is this!</text:p>
      <text:p text:style-name="P8"/>
      <text:p text:style-name="P8"/>
      <text:p text:style-name="P8"/>
      <text:p text:style-name="P7"><text:soft-page-break/>MARIANNE</text:p>
      <text:p text:style-name="P8"><text:tab/><text:tab/>I see nothing.</text:p>
      <text:p text:style-name="P8"/>
      <text:p text:style-name="P7">EURADYNE</text:p>
      <text:p text:style-name="P8"><text:tab/><text:tab/>Me neither.</text:p>
      <text:p text:style-name="P8"/>
      <text:p text:style-name="P7">SHYREMAN</text:p>
      <text:p text:style-name="P8"><text:tab/><text:tab/>Scrapings. See where the mop was used, to brush </text:p>
      <text:p text:style-name="P8"><text:tab/><text:tab/>whatever was here off the boat. </text:p>
      <text:p text:style-name="P8"/>
      <text:p text:style-name="P7">MARIANNE</text:p>
      <text:p text:style-name="P8"><text:tab/><text:tab/>That's where the birds would come down. I told him</text:p>
      <text:p text:style-name="P8"><text:tab/><text:tab/>to stop feeding them, he said it was dry bread</text:p>
      <text:p text:style-name="P8"><text:tab/><text:tab/>crusts.</text:p>
      <text:p text:style-name="P8"/>
      <text:p text:style-name="P7">SHYREMAN</text:p>
      <text:p text:style-name="P8"><text:tab/><text:tab/>So his last act was to wipe off the bread crusts. He</text:p>
      <text:p text:style-name="P8"><text:tab/><text:tab/>cleaned his blood off the mop shaft, which is why it</text:p>
      <text:p text:style-name="P8"><text:tab/><text:tab/>is drier than the other blood here, and he returned</text:p>
      <text:p text:style-name="P8"><text:tab/><text:tab/>to the bridge, sat down and died.</text:p>
      <text:p text:style-name="P8"/>
      <text:p text:style-name="P7">CASPER</text:p>
      <text:p text:style-name="P8"><text:tab/><text:tab/>That doesn't make any sense Harry. Somebody else</text:p>
      <text:p text:style-name="P8"><text:tab/><text:tab/>must be up here.</text:p>
      <text:p text:style-name="P8"/>
      <text:p text:style-name="P7">MARIANNE</text:p>
      <text:p text:style-name="P8"><text:tab/><text:tab/>There must be another explanation.</text:p>
      <text:p text:style-name="P7"/>
      <text:p text:style-name="P8"><text:tab/><text:tab/>(The camera takes us back to <text:span text:style-name="T4">Operations</text:span>, where</text:p>
      <text:p text:style-name="P8"><text:tab/><text:tab/>Richard Freeman and Diana are reviewing the events</text:p>
      <text:p text:style-name="P8"><text:tab/><text:tab/>on a terminal).</text:p>
      <text:p text:style-name="P8"/>
      <text:p text:style-name="P7">RICHARD FREEMAN</text:p>
      <text:p text:style-name="P8"><text:tab/><text:tab/>On the contrary, Maraianne Dupre, that is exactly what</text:p>
      <text:p text:style-name="P8"><text:tab/><text:tab/>happened.</text:p>
      <text:p text:style-name="P8"/>
      <text:p text:style-name="P7">DIANA (Reviewing a second monitor)</text:p>
      <text:p text:style-name="P8"><text:tab/><text:tab/>Two things, first Seth Mellow suffered idioneurology,</text:p>
      <text:p text:style-name="P8"><text:tab/><text:tab/>and second his parents didn't, and he showed no</text:p>
      <text:p text:style-name="P8"><text:tab/><text:tab/>symptoms before his recorded appearance on the boat.</text:p>
      <text:p text:style-name="P8"/>
      <text:p text:style-name="P7">SHYREMAN</text:p>
      <text:p text:style-name="P8"><text:tab/><text:tab/> (On the screen – touches his sword and becomes </text:p>
      <text:p text:style-name="P8"><text:tab/><text:tab/>entranced for a moment, speaking aloud).</text:p>
      <text:p text:style-name="P8"/>
      <text:p text:style-name="P8"><text:tab/><text:tab/>We remember, and we remember memory, and remember</text:p>
      <text:p text:style-name="P8"><text:tab/><text:tab/>the hierarchy of memories. Who could tell one</text:p>
      <text:p text:style-name="P8"><text:tab/><text:tab/>midnight from the next if it<text:tab/>were not for memory? </text:p>
      <text:p text:style-name="P8"><text:tab/><text:tab/>So does the reality of a clock depend on the mind</text:p>
      <text:p text:style-name="P8"><text:tab/><text:tab/>of the timekeeper. And the mind, in empty universe,</text:p>
      <text:p text:style-name="P8"><text:tab/><text:tab/>has its own monotony to build a context. Mind needs</text:p>
      <text:p text:style-name="P8"><text:tab/><text:tab/>no clock to pace out time.</text:p>
      <text:p text:style-name="P8"/>
      <text:p text:style-name="P14">EXT. BEACH, SUNSET</text:p>
      <text:p text:style-name="P8"/>
      <text:p text:style-name="P8"><text:tab/>Harry Shyreman is covered in sweat and blood. He has piled stones for a makeshift grave on a low cliff. He sits down at the graveside and takes view of the boat from Lyonesse, which is now passing far off into the sea. To his side, fifty yards distant, Marianne Dupre approaches, sweating heavily. She has been crying.</text:p>
      <text:p text:style-name="P8"/>
      <text:p text:style-name="P7">MARIANNE</text:p>
      <text:p text:style-name="P7">(Sitting down besides Shyreman)</text:p>
      <text:p text:style-name="P8"><text:tab/><text:tab/>It's done. I found a spot near a bed of roses. I</text:p>
      <text:p text:style-name="P8"><text:tab/><text:tab/>thought she's like that. (She bursts into tears).</text:p>
      <text:p text:style-name="P8"><text:tab/><text:tab/>I never thought I'd miss her.</text:p>
      <text:p text:style-name="P7"/>
      <text:p text:style-name="P7">SHYREMAN</text:p>
      <text:p text:style-name="P7">(Holds Marianne and looks at Seth Mellow's grave and weeps too)</text:p>
      <text:p text:style-name="P8"><text:tab/><text:tab/>Casper didn't even say goodbye. We've known each</text:p>
      <text:p text:style-name="P8"><text:tab/><text:tab/>other years, been through so much. It's a lonely</text:p>
      <text:p text:style-name="P8"><text:tab/><text:tab/>thankless job, saving the world.</text:p>
      <text:p text:style-name="P8"/>
      <text:p text:style-name="P7">MARIANNE</text:p>
      <text:p text:style-name="P8"><text:tab/><text:tab/>We are going to die on a hopeless cause we don't <text:tab/><text:tab/><text:tab/><text:tab/>understand.</text:p>
      <text:p text:style-name="P8"/>
      <text:p text:style-name="P7">SHYREMAN</text:p>
      <text:p text:style-name="P8"><text:tab/><text:tab/>Now the sword is complete we have things at our</text:p>
      <text:p text:style-name="P8"><text:tab/><text:tab/>call - beyond the mortal ken. </text:p>
      <text:p text:style-name="P8"/>
      <text:p text:style-name="P7">MARIANNE</text:p>
      <text:p text:style-name="P8"><text:tab/><text:tab/>Show me something of the afterlife.</text:p>
      <text:p text:style-name="P8"/>
      <text:p text:style-name="P7">SHYREMAN</text:p>
      <text:p text:style-name="P8"><text:tab/><text:tab/>Touch your head to the pommel here. (He gives her</text:p>
      <text:p text:style-name="P8"><text:tab/><text:tab/>the sword). Your forehead. Now concentrate on</text:p>
      <text:p text:style-name="P8"><text:tab/><text:tab/>the stillness and silence.</text:p>
      <text:p text:style-name="P8"/>
      <text:p text:style-name="P7">MARIANNE</text:p>
      <text:p text:style-name="P8"><text:tab/><text:tab/>I hear something, like a Cello, or a deep bassoon,</text:p>
      <text:p text:style-name="P8"><text:tab/><text:tab/>an orchestra. What a beautiful melody. But so dark,</text:p>
      <text:p text:style-name="P8"><text:tab/><text:tab/>the counterpoint. (She weeps some more).</text:p>
      <text:p text:style-name="P8"/>
      <text:p text:style-name="P7">SHYREMAN</text:p>
      <text:p text:style-name="P8"><text:tab/><text:tab/>It is one of the deathsongs. Music is a very</text:p>
      <text:p text:style-name="P8"><text:tab/><text:tab/>magical language, it is well worth the study. Not</text:p>
      <text:p text:style-name="P8"><text:tab/><text:tab/>the popular drivel though.</text:p>
      <text:p text:style-name="P8"/>
      <text:p text:style-name="P7">MARIANNE</text:p>
      <text:p text:style-name="P8"><text:tab/><text:tab/>Where is the orchestra?</text:p>
      <text:p text:style-name="P7"/>
      <text:p text:style-name="P7">SHYREMAN</text:p>
      <text:p text:style-name="P8"><text:tab/><text:tab/>It is constructed from your memories, somewhere </text:p>
      <text:p text:style-name="P8"><text:tab/><text:tab/>between a dream and imagination. The melody is</text:p>
      <text:p text:style-name="P8"><text:tab/><text:tab/>part of the great consciousness, or some such, </text:p>
      <text:p text:style-name="P8"><text:soft-page-break/><text:tab/><text:tab/>and we hear it transcribed through experience. An</text:p>
      <text:p text:style-name="P8"><text:tab/><text:tab/>uncultured mind will make nothing of it.</text:p>
      <text:p text:style-name="P8"/>
      <text:p text:style-name="P7">MARIANNE</text:p>
      <text:p text:style-name="P8"><text:tab/><text:tab/>It is very beautiful and very sad at the same time.</text:p>
      <text:p text:style-name="P7"/>
      <text:p text:style-name="P7">SHYREMAN</text:p>
      <text:p text:style-name="P8"><text:tab/><text:tab/>Once in a while a great composer will pluck its</text:p>
      <text:p text:style-name="P8"><text:tab/><text:tab/>melody, from wherever the root is, and weave</text:p>
      <text:p text:style-name="P8"><text:tab/><text:tab/>a grand symphony or opera from it.</text:p>
      <text:p text:style-name="P8"/>
      <text:p text:style-name="P7">MARIANNE</text:p>
      <text:p text:style-name="P8"><text:tab/><text:tab/>There is so much magic in this world that passes</text:p>
      <text:p text:style-name="P8"><text:tab/><text:tab/>without due regard.</text:p>
      <text:p text:style-name="P8"/>
      <text:p text:style-name="P7">SHYREMAN</text:p>
      <text:p text:style-name="P8"><text:tab/><text:tab/>You don't have to travel far and wide to see</text:p>
      <text:p text:style-name="P8"><text:tab/><text:tab/>miracles.</text:p>
      <text:p text:style-name="P8"/>
      <text:p text:style-name="P7">MARIANNE</text:p>
      <text:p text:style-name="P8"><text:tab/><text:tab/>(Sighs) Perchance to find ours, we have fifteen</text:p>
      <text:p text:style-name="P8"><text:tab/><text:tab/>hundred leagues to cross. Fifteen hundred </text:p>
      <text:p text:style-name="P8"><text:tab/><text:tab/>leagues of the devil's own country.</text:p>
      <text:p text:style-name="P8"/>
      <text:p text:style-name="P7">SHYREMAN</text:p>
      <text:p text:style-name="P8"><text:tab/><text:tab/>It is not enough to escape the jungle,<text:tab/>one must</text:p>
      <text:p text:style-name="P8"><text:tab/><text:tab/>emerge with a smile on one's face.</text:p>
      <text:p text:style-name="P7"/>
      <text:p text:style-name="P8">The boat from Lyonesse finally disappears over the horizon and the sun has set.</text:p>
      <text:p text:style-name="P8"/>
      <text:p text:style-name="P7">SHYREMAN</text:p>
      <text:p text:style-name="P8"><text:tab/><text:tab/>Come on. (Stands up).</text:p>
      <text:p text:style-name="P8"/>
      <text:p text:style-name="P7">DIANA</text:p>
      <text:p text:style-name="P8"><text:tab/><text:tab/>Harry Shyreman! (Diana is visible from behind).</text:p>
      <text:p text:style-name="P8"/>
      <text:p text:style-name="P7">SHYREMAN</text:p>
      <text:p text:style-name="P8"><text:tab/><text:tab/>(Jumps back in shock, then returns to cover</text:p>
      <text:p text:style-name="P8"><text:tab/><text:tab/>Marianne).</text:p>
      <text:p text:style-name="P7"/>
      <text:p text:style-name="P7">DIANA</text:p>
      <text:p text:style-name="P8"><text:tab/><text:tab/>Do not be alarmed. I have come to parley.</text:p>
      <text:p text:style-name="P8"/>
      <text:p text:style-name="P7">SHYREMAN</text:p>
      <text:p text:style-name="P8"><text:tab/><text:tab/>By the choice of words, that makes you our</text:p>
      <text:p text:style-name="P8"><text:tab/><text:tab/>enemy?</text:p>
      <text:p text:style-name="P8"/>
      <text:p text:style-name="P7">DIANA</text:p>
      <text:p text:style-name="P8"><text:tab/><text:tab/>Resolve not to conflict. Your attendance is</text:p>
      <text:p text:style-name="P8"><text:tab/><text:tab/>requested, I ask that you leave your weapon</text:p>
      <text:p text:style-name="P8"><text:tab/><text:tab/>with your friend and accept my hospitality for</text:p>
      <text:p text:style-name="P8"><text:tab/><text:tab/>a few hours.</text:p>
      <text:p text:style-name="P8"><text:soft-page-break/></text:p>
      <text:p text:style-name="P7">SHYREMAN</text:p>
      <text:p text:style-name="P8"><text:tab/><text:tab/>Marianne is not invited?</text:p>
      <text:p text:style-name="P8"/>
      <text:p text:style-name="P7">DIANA</text:p>
      <text:p text:style-name="P8"><text:tab/><text:tab/>No.</text:p>
      <text:p text:style-name="P8"/>
      <text:p text:style-name="P7">SHYREMAN</text:p>
      <text:p text:style-name="P8"><text:tab/><text:tab/>Return when we are each welcome.</text:p>
      <text:p text:style-name="P8"/>
      <text:p text:style-name="P7">DIANA</text:p>
      <text:p text:style-name="P8"><text:tab/><text:tab/>I am capable of killing you both.... with my bare</text:p>
      <text:p text:style-name="P8"><text:tab/><text:tab/>hands, and I have projectile weapons at my command.</text:p>
      <text:p text:style-name="P8"/>
      <text:p text:style-name="P7">SHYREMAN</text:p>
      <text:p text:style-name="P8"><text:tab/><text:tab/>I will fight to the death and I am a very</text:p>
      <text:p text:style-name="P8"><text:tab/><text:tab/>vindictive person. I suggest against a martial</text:p>
      <text:p text:style-name="P8"><text:tab/><text:tab/>course.</text:p>
      <text:p text:style-name="P8"/>
      <text:p text:style-name="P7">DIANA</text:p>
      <text:p text:style-name="P8"><text:tab/><text:tab/>You have already seen what two mechanicals can do,</text:p>
      <text:p text:style-name="P8"><text:tab/><text:tab/>there are hundreds under my charge, and you'll find</text:p>
      <text:p text:style-name="P8"><text:tab/><text:tab/>your pleas lost on their cold clockwork.</text:p>
      <text:p text:style-name="P8"/>
      <text:p text:style-name="P7">SHYREMAN</text:p>
      <text:p text:style-name="P8"><text:tab/><text:tab/>There is no force in this world that I fear. Fight</text:p>
      <text:p text:style-name="P8"><text:tab/><text:tab/>or leave, but I will not surrender.</text:p>
      <text:p text:style-name="P8"/>
      <text:p text:style-name="P7">DIANA</text:p>
      <text:p text:style-name="P7">(Touches the side of her head).</text:p>
      <text:p text:style-name="P8"><text:tab/><text:tab/>Wait. Very well. You may both come. Please keep</text:p>
      <text:p text:style-name="P8"><text:tab/><text:tab/>your weapon sheathed.</text:p>
      <text:p text:style-name="P8"/>
      <text:p text:style-name="P7">SHYREMAN</text:p>
      <text:p text:style-name="P8"><text:tab/><text:tab/>Agreed. So which building?</text:p>
      <text:p text:style-name="P8"/>
      <text:p text:style-name="P7">DIANA</text:p>
      <text:p text:style-name="P8"><text:tab/><text:tab/>There, to my dome.</text:p>
      <text:p text:style-name="P8"/>
      <text:p text:style-name="P7">SHYREMAN</text:p>
      <text:p text:style-name="P8"><text:tab/><text:tab/>I didn't see this before!</text:p>
      <text:p text:style-name="P8"/>
      <text:p text:style-name="P7">DIANA</text:p>
      <text:p text:style-name="P8"><text:tab/><text:tab/>I brought it here a moment ago. The machinery is</text:p>
      <text:p text:style-name="P8"><text:tab/><text:tab/>silent.</text:p>
      <text:p text:style-name="P8"/>
      <text:p text:style-name="P7">SHYREMAN</text:p>
      <text:p text:style-name="P8"><text:span text:style-name="T4"><text:tab/><text:tab/></text:span>You must be very strong.</text:p>
      <text:p text:style-name="P8"/>
      <text:p text:style-name="P7">DIANA</text:p>
      <text:p text:style-name="P8"><text:tab/><text:tab/>Here, up the ramp. Take a seat.</text:p>
      <text:p text:style-name="P8"/>
      <text:p text:style-name="P8"/>
      <text:p text:style-name="P7"><text:soft-page-break/>SHYREMAN</text:p>
      <text:p text:style-name="P8"><text:tab/><text:tab/>You are a very beautiful woman. (He watches intently</text:p>
      <text:p text:style-name="P8"><text:tab/><text:tab/>as Diana waves her hand over a console). What is</text:p>
      <text:p text:style-name="P8"><text:tab/><text:tab/>your<text:tab/>name?</text:p>
      <text:p text:style-name="P8"/>
      <text:p text:style-name="P7">DIANA</text:p>
      <text:p text:style-name="P8"><text:tab/><text:tab/>I am called Diana.</text:p>
      <text:p text:style-name="P8"/>
      <text:p text:style-name="P7">MARIANNE</text:p>
      <text:p text:style-name="P8"><text:tab/><text:tab/>What's happening?</text:p>
      <text:p text:style-name="P8"/>
      <text:p text:style-name="P7">DIANA</text:p>
      <text:p text:style-name="P8"><text:tab/><text:tab/>We are flying.</text:p>
      <text:p text:style-name="P8"/>
      <text:p text:style-name="P7">MARIANNE</text:p>
      <text:p text:style-name="P8"><text:tab/><text:tab/>Flying! But we have no wings!</text:p>
      <text:p text:style-name="P8"/>
      <text:p text:style-name="P7">DIANA</text:p>
      <text:p text:style-name="P8"><text:tab/><text:tab/>The journey will take five minutes, can I get you</text:p>
      <text:p text:style-name="P8"><text:tab/><text:tab/>a drink?</text:p>
      <text:p text:style-name="P8"/>
      <text:p text:style-name="P7">SHYREMAN</text:p>
      <text:p text:style-name="P8"><text:tab/><text:tab/>Yes please.</text:p>
      <text:p text:style-name="P7"/>
      <text:p text:style-name="P7">DIANA</text:p>
      <text:p text:style-name="P8"><text:tab/><text:tab/>Well what then?</text:p>
      <text:p text:style-name="P8"/>
      <text:p text:style-name="P7">SHYREMAN</text:p>
      <text:p text:style-name="P8"><text:tab/><text:tab/>Oh! May I have a fresh orange juice, diluted, with a</text:p>
      <text:p text:style-name="P8"><text:tab/><text:tab/>quart of apple juice, a slice of lemon, and three</text:p>
      <text:p text:style-name="P8"><text:tab/><text:tab/>small ice cubes please.</text:p>
      <text:p text:style-name="P8"/>
      <text:p text:style-name="P7">DIANA</text:p>
      <text:p text:style-name="P7">(Performs some gestures before a panel, which then</text:p>
      <text:p text:style-name="P7">releases a drink matching Shyreman's request).</text:p>
      <text:p text:style-name="P8"><text:tab/><text:tab/>Here you are.</text:p>
      <text:p text:style-name="P7"/>
      <text:p text:style-name="P7">SHYREMAN</text:p>
      <text:p text:style-name="P8"><text:tab/><text:tab/>I was being ficitious.</text:p>
      <text:p text:style-name="P7"/>
      <text:p text:style-name="P7">DIANA</text:p>
      <text:p text:style-name="P8"><text:tab/><text:tab/>You don't want it?</text:p>
      <text:p text:style-name="P7"/>
      <text:p text:style-name="P7">SHYREMAN</text:p>
      <text:p text:style-name="P7">Not that ficitious. Thankyou (takes the drink).</text:p>
      <text:p text:style-name="P7"/>
      <text:p text:style-name="P7">MARIANNE</text:p>
      <text:p text:style-name="P8"><text:tab/><text:tab/>May I have the same please, but without the</text:p>
      <text:p text:style-name="P8"><text:tab/><text:tab/>apple juice?</text:p>
      <text:p text:style-name="P7"/>
      <text:p text:style-name="P8">DIANA gives her such without having to<text:tab/>prepare it, as she did with Harry's drink. She<text:tab/>seems to have anticipated Marianne's request.</text:p>
      <text:p text:style-name="P8"/>
      <text:p text:style-name="P7"><text:soft-page-break/>SHYREMAN</text:p>
      <text:p text:style-name="P8"><text:tab/><text:tab/>How fast are we going?</text:p>
      <text:p text:style-name="P8"/>
      <text:p text:style-name="P7">DIANA</text:p>
      <text:p text:style-name="P8"><text:tab/><text:tab/>We are now approaching one hundred and fifty</text:p>
      <text:p text:style-name="P8"><text:tab/><text:tab/>times the speed of sound.</text:p>
      <text:p text:style-name="P8"/>
      <text:p text:style-name="P7">MARIANNE</text:p>
      <text:p text:style-name="P8"><text:tab/><text:tab/>Everything is a blur. What happens if we hit a</text:p>
      <text:p text:style-name="P8"><text:tab/><text:tab/>flock of...?</text:p>
      <text:p text:style-name="P8"/>
      <text:p text:style-name="P7">DIANA</text:p>
      <text:p text:style-name="P8"><text:tab/><text:tab/>Dead birds.</text:p>
      <text:p text:style-name="P8"/>
      <text:p text:style-name="P7">MARIANNE</text:p>
      <text:p text:style-name="P8"><text:tab/><text:tab/>Will we... </text:p>
      <text:p text:style-name="P7"/>
      <text:p text:style-name="P7">DIANA</text:p>
      <text:p text:style-name="P8"><text:tab/><text:tab/>No.</text:p>
      <text:p text:style-name="P8"/>
      <text:p text:style-name="P7">MARIANNE</text:p>
      <text:p text:style-name="P8"><text:tab/><text:tab/>We are slowing down, but I don't feel any...</text:p>
      <text:p text:style-name="P8"/>
      <text:p text:style-name="P7">DIANA</text:p>
      <text:p text:style-name="P8"><text:tab/><text:tab/>The engine directs an equal acceleration on all</text:p>
      <text:p text:style-name="P8"><text:tab/><text:tab/>atoms in its vicinity, so we experience no relative <text:tab/><text:tab/><text:tab/>change, mostly. Please remain seated until we have</text:p>
      <text:p text:style-name="P8"><text:tab/><text:tab/>come to a complete standstill.</text:p>
      <text:p text:style-name="P8"/>
      <text:p text:style-name="P8">The craft comes to a halt, lands and a door opens on its side.</text:p>
      <text:p text:style-name="P8"/>
      <text:p text:style-name="P7">SHYREMAN</text:p>
      <text:p text:style-name="P7">(Strolling around the dome).</text:p>
      <text:p text:style-name="P8"><text:tab/><text:tab/>You know a dome is a good shape for such a vehicle,</text:p>
      <text:p text:style-name="P8"><text:tab/><text:tab/>it gives you the best view.</text:p>
      <text:p text:style-name="P7"/>
      <text:p text:style-name="P7">DIANA</text:p>
      <text:p text:style-name="P8"><text:tab/><text:tab/>Something like that. Please follow me.</text:p>
      <text:p text:style-name="P8"/>
      <text:p text:style-name="P8">They alight the vehicle, which has been parked on the roof of <text:span text:style-name="T4">Operations</text:span>. All descend down the stairs.</text:p>
      <text:p text:style-name="P8"/>
      <text:p text:style-name="P7">MARIANNE</text:p>
      <text:p text:style-name="P8"><text:tab/><text:tab/>This is very advanced looking isn't it?</text:p>
      <text:p text:style-name="P8"/>
      <text:p text:style-name="P7">SHYREMAN</text:p>
      <text:p text:style-name="P8"><text:tab/><text:tab/>You could say it's our <text:span text:style-name="T4">future history</text:span>.</text:p>
      <text:p text:style-name="P8"/>
      <text:p text:style-name="P8"/>
      <text:p text:style-name="P7">DIANA (To Harry)</text:p>
      <text:p text:style-name="P8"><text:tab/><text:tab/>You had a vision once, that you shared with Elaine<text:tab/><text:tab/><text:tab/>Knottingcraft.</text:p>
      <text:p text:style-name="P8"/>
      <text:p text:style-name="P7"><text:soft-page-break/>SHYREMAN</text:p>
      <text:p text:style-name="P8"><text:tab/><text:tab/>How do you know that?</text:p>
      <text:p text:style-name="P8"/>
      <text:p text:style-name="P7">DIANA</text:p>
      <text:p text:style-name="P8"><text:tab/><text:tab/>I have my sources. The old man, who was he?</text:p>
      <text:p text:style-name="P8"/>
      <text:p text:style-name="P7">SHYREMAN</text:p>
      <text:p text:style-name="P8"><text:tab/><text:tab/>It was a vague vision.</text:p>
      <text:p text:style-name="P8"/>
      <text:p text:style-name="P7">DIANA</text:p>
      <text:p text:style-name="P8"><text:tab/><text:tab/>Answer my question please.</text:p>
      <text:p text:style-name="P8"/>
      <text:p text:style-name="P7">SHYREMAN</text:p>
      <text:p text:style-name="P8"><text:tab/><text:tab/>Haha! So direct. Elaine asked me the same thing</text:p>
      <text:p text:style-name="P8"><text:tab/><text:tab/>and I was being honest when I said I had no clear</text:p>
      <text:p text:style-name="P8"><text:tab/><text:tab/>memory of his identity.</text:p>
      <text:p text:style-name="P8"/>
      <text:p text:style-name="P7">DIANA</text:p>
      <text:p text:style-name="P8"><text:tab/><text:tab/>Your memory has recovered since then.</text:p>
      <text:p text:style-name="P8"/>
      <text:p text:style-name="P7">SHYREMAN</text:p>
      <text:p text:style-name="P8"><text:tab/><text:tab/>How do you know that!</text:p>
      <text:p text:style-name="P7"/>
      <text:p text:style-name="P7">DIANA</text:p>
      <text:p text:style-name="P8"><text:tab/><text:tab/>I have my sources. Now answer the question.</text:p>
      <text:p text:style-name="P8"/>
      <text:p text:style-name="P7">SHYREMAN</text:p>
      <text:p text:style-name="P8"><text:tab/><text:tab/>I told no-one.</text:p>
      <text:p text:style-name="P8"/>
      <text:p text:style-name="P7">DIANA</text:p>
      <text:p text:style-name="P8"><text:tab/><text:tab/>When you took the sword from Seth Mellow's</text:p>
      <text:p text:style-name="P8"><text:tab/><text:tab/>hand your memories were restored, were they</text:p>
      <text:p text:style-name="P8"><text:tab/><text:tab/>not?</text:p>
      <text:p text:style-name="P8"/>
      <text:p text:style-name="P7">MARIANNE</text:p>
      <text:p text:style-name="P8"><text:tab/><text:tab/>Is she one of your lot Harry?</text:p>
      <text:p text:style-name="P8"/>
      <text:p text:style-name="P7">SHYREMAN</text:p>
      <text:p text:style-name="P8"><text:tab/><text:tab/>I'm speechless. Flabberghasted.</text:p>
      <text:p text:style-name="P8"/>
      <text:p text:style-name="P7">DIANA</text:p>
      <text:p text:style-name="P8"><text:tab/><text:tab/>Flabberghasted? </text:p>
      <text:p text:style-name="P8"/>
      <text:p text:style-name="P7">SHYREMAN</text:p>
      <text:p text:style-name="P8"><text:tab/><text:tab/>It's a word I just made up. It means a swift</text:p>
      <text:p text:style-name="P8"><text:tab/><text:tab/>unexpected shock that knocks the sensibility out</text:p>
      <text:p text:style-name="P8"><text:tab/><text:tab/>of one.</text:p>
      <text:p text:style-name="P8"/>
      <text:p text:style-name="P8"/>
      <text:p text:style-name="P7">DIANA</text:p>
      <text:p text:style-name="P8"><text:tab/><text:tab/>And still you do not answer. I ask again. Who was</text:p>
      <text:p text:style-name="P8"><text:tab/><text:tab/>the old man?</text:p>
      <text:p text:style-name="P8"/>
      <text:p text:style-name="P7"><text:soft-page-break/>MARIANNE</text:p>
      <text:p text:style-name="P8"><text:tab/><text:tab/>I don't know who to quiz first. Harry?</text:p>
      <text:p text:style-name="P8"/>
      <text:p text:style-name="P7">SHYREMAN</text:p>
      <text:p text:style-name="P8"><text:tab/><text:tab/>First, tell me how you read my mind.</text:p>
      <text:p text:style-name="P8"/>
      <text:p text:style-name="P7">DIANA</text:p>
      <text:p text:style-name="P8"><text:tab/><text:tab/>I am omniscient.</text:p>
      <text:p text:style-name="P8"/>
      <text:p text:style-name="P7">SHYREMAN</text:p>
      <text:p text:style-name="P8"><text:tab/><text:tab/>You know that I remember, but you know not</text:p>
      <text:p text:style-name="P8"><text:tab/><text:tab/>the details. Therefore I can hide my thoughts</text:p>
      <text:p text:style-name="P8"><text:tab/><text:tab/>from you.</text:p>
      <text:p text:style-name="P8"/>
      <text:p text:style-name="P7">DIANA</text:p>
      <text:p text:style-name="P8"><text:tab/><text:tab/>Shall I unfurl Marianne's mind?</text:p>
      <text:p text:style-name="P8"/>
      <text:p text:style-name="P7">SHYREMAN</text:p>
      <text:p text:style-name="P8"><text:tab/><text:tab/>If you can read mine you would not ask me such</text:p>
      <text:p text:style-name="P8"><text:tab/><text:tab/>questions. Marianne's mind is no matter.</text:p>
      <text:p text:style-name="P8"/>
      <text:p text:style-name="P7">MARIANNE</text:p>
      <text:p text:style-name="P8"><text:tab/><text:tab/>Well, <text:span text:style-name="T4">thankyou</text:span> Harry.</text:p>
      <text:p text:style-name="P8"/>
      <text:p text:style-name="P7">DIANA</text:p>
      <text:p text:style-name="P8"><text:tab/><text:tab/>If you offend me Freeman and Caspianus</text:p>
      <text:p text:style-name="P8"><text:tab/><text:tab/>will never cross the sea. </text:p>
      <text:p text:style-name="P8"><text:tab/><text:tab/></text:p>
      <text:p text:style-name="P7">SHYREMAN</text:p>
      <text:p text:style-name="P8"><text:tab/><text:tab/>It is simply not done to threaten<text:tab/>people with </text:p>
      <text:p text:style-name="P8"><text:tab/><text:tab/>violence against their friends and family. </text:p>
      <text:p text:style-name="P8"/>
      <text:p text:style-name="P7">DIANA</text:p>
      <text:p text:style-name="P8"><text:tab/><text:tab/>You did so.</text:p>
      <text:p text:style-name="P8"/>
      <text:p text:style-name="P7">SHYREMAN</text:p>
      <text:p text:style-name="P8"><text:tab/><text:tab/>Only villains who deserved it, after I had </text:p>
      <text:p text:style-name="P8"><text:tab/><text:tab/>determined their guilt. And then, only when I</text:p>
      <text:p text:style-name="P8"><text:tab/><text:tab/>needed a name or such.</text:p>
      <text:p text:style-name="P8"/>
      <text:p text:style-name="P7">DIANA</text:p>
      <text:p text:style-name="P8"><text:tab/><text:tab/>What about this girl's father? You threatened to</text:p>
      <text:p text:style-name="P8"><text:tab/><text:tab/>raze her home if he didn't name his conspirators.</text:p>
      <text:p text:style-name="P8"/>
      <text:p text:style-name="P7">SHYREMAN</text:p>
      <text:p text:style-name="P7">(Looks guiltily at Marianne).</text:p>
      <text:p text:style-name="P8"><text:tab/><text:tab/>I needed to make an example of him.</text:p>
      <text:p text:style-name="P8"/>
      <text:p text:style-name="P7">MARIANNE</text:p>
      <text:p text:style-name="P8"><text:s/><text:tab/><text:tab/>Who is this angel, who judges from heaven, without</text:p>
      <text:p text:style-name="P8"><text:tab/><text:tab/>having laid a foot on Earth?</text:p>
      <text:p text:style-name="P8"/>
      <text:p text:style-name="P8"/>
      <text:p text:style-name="P7"><text:soft-page-break/>DIANA</text:p>
      <text:p text:style-name="P8"><text:tab/><text:tab/>Criticism that could be directed at either of us.</text:p>
      <text:p text:style-name="P8"><text:tab/><text:tab/>Shyreman's words and deeds, they are all against</text:p>
      <text:p text:style-name="P8"><text:tab/><text:tab/>the recognized <text:span text:style-name="T4">codes of men</text:span>.</text:p>
      <text:p text:style-name="P8"/>
      <text:p text:style-name="P7">SHYREMAN</text:p>
      <text:p text:style-name="P8"><text:tab/><text:tab/>We can judge the <text:span text:style-name="T4">codes of men</text:span> by looking at<text:tab/>the</text:p>
      <text:p text:style-name="P8"><text:tab/><text:tab/>world that they yield. If the foundations are <text:tab/><text:tab/><text:tab/><text:tab/>irrefutable, then the tower will not crumble. The</text:p>
      <text:p text:style-name="P8"><text:tab/><text:tab/>towers here are all asunder.</text:p>
      <text:p text:style-name="P8"/>
      <text:p text:style-name="P7">DIANA</text:p>
      <text:p text:style-name="P8"><text:tab/><text:tab/>You are incorrigible Harry Shyreman. I will repeat</text:p>
      <text:p text:style-name="P8"><text:tab/><text:tab/>these questions later, after your interview.</text:p>
      <text:p text:style-name="P8"><text:tab/><text:tab/>Please enter and feel free to ask anything you</text:p>
      <text:p text:style-name="P8"><text:tab/><text:tab/>wish.</text:p>
      <text:p text:style-name="P8"/>
      <text:p text:style-name="P14">INT. OPERATIONS</text:p>
      <text:p text:style-name="P8"/>
      <text:p text:style-name="P7">SHYREMAN</text:p>
      <text:p text:style-name="P8"><text:tab/><text:tab/>How-do-you-do. Harry Shyreman at your service.</text:p>
      <text:p text:style-name="P7"/>
      <text:p text:style-name="P7">RICHARD FREEMAN</text:p>
      <text:p text:style-name="P8"><text:tab/><text:tab/>I am known to you as Freeman the First. Richard</text:p>
      <text:p text:style-name="P8"><text:tab/><text:tab/>Freeman.</text:p>
      <text:p text:style-name="P8"/>
      <text:p text:style-name="P7">MARIANNE</text:p>
      <text:p text:style-name="P8"><text:tab/><text:tab/>The founder of Lyonesse – the <text:span text:style-name="T4">Oracle</text:span>?</text:p>
      <text:p text:style-name="P8"/>
      <text:p text:style-name="P7">RICHARD FREEMAN</text:p>
      <text:p text:style-name="P8"><text:tab/><text:tab/>The <text:span text:style-name="T4">Oracle, </text:span>the <text:span text:style-name="T4">Guardian</text:span>. The <text:span text:style-name="T4">Gaoler</text:span>. But call</text:p>
      <text:p text:style-name="P8"><text:tab/><text:tab/>me Richard.</text:p>
      <text:p text:style-name="P7"/>
      <text:p text:style-name="P7">SHYREMAN</text:p>
      <text:p text:style-name="P8"><text:tab/><text:tab/>Why its gaoler?</text:p>
      <text:p text:style-name="P8"/>
      <text:p text:style-name="P8">Freeman shows the pair images on his viewing screen.</text:p>
      <text:p text:style-name="P7"/>
      <text:p text:style-name="P7">RICHARD FREEMAN</text:p>
      <text:p text:style-name="P8"><text:tab/><text:tab/>Two centuries ago this world was home to fifteen</text:p>
      <text:p text:style-name="P8"><text:tab/><text:tab/>billion people. It was a perfect society. There</text:p>
      <text:p text:style-name="P8"><text:tab/><text:tab/>was no conflict, no starvation, peace. A world</text:p>
      <text:p text:style-name="P8"><text:tab/><text:tab/>free of war.</text:p>
      <text:p text:style-name="P7"/>
      <text:p text:style-name="P7">SHYREMAN</text:p>
      <text:p text:style-name="P8"><text:tab/><text:tab/>Absolute tyranny then.</text:p>
      <text:p text:style-name="P8"/>
      <text:p text:style-name="P7">RICHARD FREEMAN</text:p>
      <text:p text:style-name="P8"><text:tab/><text:tab/>It started by keeping records.</text:p>
      <text:p text:style-name="P8"/>
      <text:p text:style-name="P8">Now are displayed images of Lyonesse, the boat from Lyonesse, piloted by Casper, and various moments from their history, including Shryreman's death on his farm.</text:p>
      <text:p text:style-name="P8"/>
      <text:p text:style-name="P7">RICHARD FREEMAN</text:p>
      <text:p text:style-name="P8"><text:tab/><text:tab/>We kept records on who did what, and who said</text:p>
      <text:p text:style-name="P8"><text:tab/><text:tab/>this, that and the other and so forth. Then the <text:tab/><text:tab/><text:tab/><text:tab/>bookeeping became mechanized. We used artificial</text:p>
      <text:p text:style-name="P8"><text:tab/><text:tab/>eyes and ariticial ears to spy into every corner</text:p>
      <text:p text:style-name="P8"><text:tab/><text:tab/>of the land. Deep caves, vast forests, treasure</text:p>
      <text:p text:style-name="P8"><text:tab/><text:tab/>vaults, babbling streets - it was all logged.</text:p>
      <text:p text:style-name="P8"><text:tab/><text:tab/>As our arts were refined, our sight penetrated</text:p>
      <text:p text:style-name="P8"><text:tab/><text:tab/>ever deeper, until the final sanctity, the very</text:p>
      <text:p text:style-name="P8"><text:tab/><text:tab/>mind<text:tab/>of man was laid wide open. The eyes and ears</text:p>
      <text:p text:style-name="P8"><text:tab/><text:tab/>would percieve thoughts, the mechanical brain here</text:p>
      <text:p text:style-name="P8"><text:tab/><text:tab/>would interpret them, and the result archived away.</text:p>
      <text:p text:style-name="P8"/>
      <text:p text:style-name="P7">SHYREMAN</text:p>
      <text:p text:style-name="P8"><text:tab/><text:tab/>What you're showing me is a monstrous vision. How</text:p>
      <text:p text:style-name="P8"><text:tab/><text:tab/>did people live with this?</text:p>
      <text:p text:style-name="P7"><text:soft-page-break/>RICHARD FREEMAN</text:p>
      <text:p text:style-name="P8"><text:tab/><text:tab/>Well for some it was utopia, they were happy,</text:p>
      <text:p text:style-name="P8"><text:tab/><text:tab/>content with their lot. But there remained</text:p>
      <text:p text:style-name="P8"><text:tab/><text:tab/>ambition, and ambition is always a threat to</text:p>
      <text:p text:style-name="P8"><text:tab/><text:tab/>authority. I was myself, born <text:span text:style-name="T4">transparent</text:span>. By</text:p>
      <text:p text:style-name="P8"><text:tab/><text:tab/>nature I was submissive, respectful of society</text:p>
      <text:p text:style-name="P8"><text:tab/><text:tab/>and reverent of its leaders, so much so I was</text:p>
      <text:p text:style-name="P8"><text:tab/><text:tab/>trusted by them to route out its enemies.</text:p>
      <text:p text:style-name="P8"/>
      <text:p text:style-name="P7">SHYREMAN</text:p>
      <text:p text:style-name="P8"><text:tab/><text:tab/>The people must have loved you.</text:p>
      <text:p text:style-name="P7"/>
      <text:p text:style-name="P7">RICHARD FREEMAN</text:p>
      <text:p text:style-name="P8"><text:tab/><text:tab/>This chamber here is the only place that is not <text:tab/><text:tab/><text:tab/><text:tab/>monitored. You see it creates a problem. Here we</text:p>
      <text:p text:style-name="P8"><text:tab/><text:tab/>are allowed to survey into other men's minds. If</text:p>
      <text:p text:style-name="P8"><text:tab/><text:tab/>this place was in turn to survey us, it would</text:p>
      <text:p text:style-name="P8"><text:tab/><text:tab/>create what is called <text:span text:style-name="T4">infinite recursion</text:span>, a loop</text:p>
      <text:p text:style-name="P8"><text:tab/><text:tab/>of logic,<text:tab/>and that was something our machines could</text:p>
      <text:p text:style-name="P8"><text:tab/><text:tab/>not handle. It would overflow their archives. So</text:p>
      <text:p text:style-name="P8"><text:tab/><text:tab/>here, looking through the minds of men, one has</text:p>
      <text:p text:style-name="P8"><text:tab/><text:tab/>special privilege.<text:tab/>I was chosen for the task and</text:p>
      <text:p text:style-name="P8"><text:tab/><text:tab/>charged to seek our enemies.</text:p>
      <text:p text:style-name="P8"/>
      <text:p text:style-name="P7">SHYREMAN</text:p>
      <text:p text:style-name="P8"><text:tab/><text:tab/>Seek the evil thinkers and kill them?</text:p>
      <text:p text:style-name="P7"/>
      <text:p text:style-name="P7">RICHARD FREEMAN</text:p>
      <text:p text:style-name="P8"><text:tab/><text:tab/>Not so. Many people will fight bravely if pushed, <text:tab/><text:tab/><text:tab/>especially against what they percieve to be an</text:p>
      <text:p text:style-name="P8"><text:tab/><text:tab/>alien aggressor, but rarely will they fight against</text:p>
      <text:p text:style-name="P8"><text:tab/><text:tab/>public consensus. All I did was survey them for</text:p>
      <text:p text:style-name="P8"><text:tab/><text:tab/>some compromising thought.</text:p>
      <text:p text:style-name="P7"/>
      <text:p text:style-name="P7">SHYREMAN</text:p>
      <text:p text:style-name="P8"><text:tab/><text:tab/>Blackmail. Yours was dirty work. But what if</text:p>
      <text:p text:style-name="P8"><text:tab/><text:tab/>blackmail was not enough to dissuade them?</text:p>
      <text:p text:style-name="P7"/>
      <text:p text:style-name="P7">RICHARD FREEMAN</text:p>
      <text:p text:style-name="P8"><text:tab/><text:tab/>No such people were allowed into existence. We</text:p>
      <text:p text:style-name="P8"><text:tab/><text:tab/>were<text:tab/>bred and trained to be an embarrasment to</text:p>
      <text:p text:style-name="P8"><text:tab/><text:tab/>ourselves. We cultured taboos and cultured</text:p>
      <text:p text:style-name="P8"><text:tab/><text:tab/>transgression against the taboos so that we</text:p>
      <text:p text:style-name="P8"><text:tab/><text:tab/>would always be vulnerable to ridicule.</text:p>
      <text:p text:style-name="P7"/>
      <text:p text:style-name="P7">SHYREMAN</text:p>
      <text:p text:style-name="P8"><text:tab/><text:tab/>Ingenious and deranged.</text:p>
      <text:p text:style-name="P7"/>
      <text:p text:style-name="P7">RICHARD FREEMAN</text:p>
      <text:p text:style-name="P8"><text:tab/><text:tab/>It was a publicly accepted conflict. It was</text:p>
      <text:p text:style-name="P8"><text:tab/><text:tab/>considered part of creating a lasting peace. You</text:p>
      <text:p text:style-name="P8"><text:tab/><text:tab/>can't set utopia in a warzone. And a thing built</text:p>
      <text:p text:style-name="P8"><text:tab/><text:tab/>on love, has sands that flow with jealousy, </text:p>
      <text:p text:style-name="P8"><text:soft-page-break/><text:tab/><text:tab/>yearning and betrayal. We built utopia on concrete <text:tab/><text:tab/><text:tab/>delusions.</text:p>
      <text:p text:style-name="P7"/>
      <text:p text:style-name="P7">SHYREMAN</text:p>
      <text:p text:style-name="P8"><text:tab/><text:tab/>So why did the people allow this?</text:p>
      <text:p text:style-name="P7"/>
      <text:p text:style-name="P7">RICHARD FREEMAN</text:p>
      <text:p text:style-name="P8"><text:tab/><text:tab/>The executive came to power on the promise of being <text:tab/><text:tab/><text:tab/>peacemakers. Their manifesto said that all must</text:p>
      <text:p text:style-name="P8"><text:tab/><text:tab/>be vulnerable, <text:span text:style-name="T4">transparent</text:span>, to guarantee stability.</text:p>
      <text:p text:style-name="P8"><text:tab/><text:tab/>After it was enacted we were content in other ways.</text:p>
      <text:p text:style-name="P8"><text:tab/><text:tab/>Our world had<text:tab/>many pleasures. Privacy <text:span text:style-name="T4">seemed</text:span> of</text:p>
      <text:p text:style-name="P8"><text:tab/><text:tab/>little import.</text:p>
      <text:p text:style-name="P8"/>
      <text:p text:style-name="P7">MARIANNE</text:p>
      <text:p text:style-name="P8"><text:tab/><text:tab/>Privacy is a thing worth killing and dying for.</text:p>
      <text:p text:style-name="P7"/>
      <text:p text:style-name="P7">RICHARD FREEMAN</text:p>
      <text:p text:style-name="P8"><text:tab/><text:tab/>The executive lied. They alone were granted</text:p>
      <text:p text:style-name="P8"><text:tab/><text:tab/>immunity to our monitoring. They told us it</text:p>
      <text:p text:style-name="P8"><text:tab/><text:tab/>was not possible to have a logically consistent</text:p>
      <text:p text:style-name="P8"><text:tab/><text:tab/>system in<text:tab/>which the law makers were themsevles</text:p>
      <text:p text:style-name="P8"><text:tab/><text:tab/>bound by laws. I did't know any better.</text:p>
      <text:p text:style-name="P8"/>
      <text:p text:style-name="P7">SHYREMAN</text:p>
      <text:p text:style-name="P8"><text:tab/><text:tab/>But now you do?</text:p>
      <text:p text:style-name="P7"/>
      <text:p text:style-name="P7">RICHARD FREEMAN</text:p>
      <text:p text:style-name="P8"><text:tab/><text:tab/>There was a severe electrical storm here, and</text:p>
      <text:p text:style-name="P8"><text:tab/><text:tab/>our machines were partially damaged. The occlusion <text:tab/><text:tab/><text:tab/>mechanisms were destroyed, enabling me to see into</text:p>
      <text:p text:style-name="P8"><text:tab/><text:tab/>our leaders' minds. They were vile, sick, inhuman.</text:p>
      <text:p text:style-name="P8"><text:tab/><text:tab/>We were all brought<text:tab/>up to be obedient, submissive.</text:p>
      <text:p text:style-name="P8"><text:tab/><text:tab/>But not the leaders, they were derived from less <text:tab/><text:tab/><text:tab/><text:tab/>strained stock. Our<text:tab/>faults and limitations were </text:p>
      <text:p text:style-name="P8"><text:tab/><text:tab/>their design. Their children were born to be our</text:p>
      <text:p text:style-name="P8"><text:tab/><text:tab/>masters and we their slaves. Opportunities were </text:p>
      <text:p text:style-name="P8"><text:tab/><text:tab/>hoarded for their own families and denied to ours.</text:p>
      <text:p text:style-name="P8"><text:tab/><text:tab/>Charity was masquerade for fraud on a thousand</text:p>
      <text:p text:style-name="P8"><text:tab/><text:tab/>fronts.</text:p>
      <text:p text:style-name="P8"/>
      <text:p text:style-name="P7">SHRYREMAN</text:p>
      <text:p text:style-name="P8"><text:tab/><text:tab/>I am suprised they let you live.</text:p>
      <text:p text:style-name="P7"/>
      <text:p text:style-name="P7">RICHARD FREEMAN </text:p>
      <text:p text:style-name="P8"><text:tab/><text:tab/>I broadcast their crimes on the public information <text:tab/><text:tab/><text:tab/>machines. In an hour the elite were butchered. The</text:p>
      <text:p text:style-name="P8"><text:tab/><text:tab/>'submissive servile' slaves saw that their lives</text:p>
      <text:p text:style-name="P8"><text:tab/><text:tab/>were going nowhere. They ripped our glorious</text:p>
      <text:p text:style-name="P8"><text:tab/><text:tab/>leaders to small pieces. Some even ate of the flesh.</text:p>
      <text:p text:style-name="P8"><text:tab/><text:tab/>Once they were done with the elite, the blood lust</text:p>
      <text:p text:style-name="P8"><text:tab/><text:tab/>turned towards the outer ring, those slaves who had</text:p>
      <text:p text:style-name="P8"><text:tab/><text:tab/>been given some advantages over others. My turn </text:p>
      <text:p text:style-name="P8"><text:soft-page-break/><text:tab/><text:tab/>came, as I was amongst the secondary elite, but</text:p>
      <text:p text:style-name="P8"><text:tab/><text:tab/>with the privilege here, to read men's minds,</text:p>
      <text:p text:style-name="P8"><text:tab/><text:tab/>this seat became a throne, this room was the</text:p>
      <text:p text:style-name="P8"><text:tab/><text:tab/>centre of all authority on Earth.</text:p>
      <text:p text:style-name="P8"><text:tab/><text:tab/><text:tab/>The machine has the power to kill a single</text:p>
      <text:p text:style-name="P8"><text:tab/><text:tab/>target. I select them on the dials and press the</text:p>
      <text:p text:style-name="P8"><text:tab/><text:tab/>big red button, and then their brain tissue melts.</text:p>
      <text:p text:style-name="P8"><text:tab/><text:tab/>Very quick and painless death. Doctors would record</text:p>
      <text:p text:style-name="P8"><text:tab/><text:tab/>it as <text:span text:style-name="T4">death by natural causes</text:span>. It was for when</text:p>
      <text:p text:style-name="P8"><text:tab/><text:tab/>blackmail was not effective. I never used it until</text:p>
      <text:p text:style-name="P8"><text:tab/><text:tab/>I saw my life was in peril. I worked out how to</text:p>
      <text:p text:style-name="P8"><text:tab/><text:tab/>automate the killing. Twiddling the dials by hand</text:p>
      <text:p text:style-name="P8"><text:tab/><text:tab/>was not fast enough. I prioritized the threats by <text:tab/><text:tab/><text:tab/>proximity, and then killed in sequence. In a day the <text:tab/><text:tab/><text:tab/>people would call me <text:span text:style-name="T4">Leader</text:span>. I knew where that</text:p>
      <text:p text:style-name="P8"><text:tab/><text:tab/>leadership would lead. This throne room became</text:p>
      <text:p text:style-name="P8"><text:tab/><text:tab/>my tomb. I had little sleep. From here I could kill</text:p>
      <text:p text:style-name="P8"><text:tab/><text:tab/>key people, the ringleaders in the army forming</text:p>
      <text:p text:style-name="P8"><text:tab/><text:tab/>against me. I could so cause a chain of loss, that</text:p>
      <text:p text:style-name="P8"><text:tab/><text:tab/>food would run in short supply, power would fail, <text:tab/><text:tab/><text:tab/>vehicles would fall from the sky. I soon cleared the <text:tab/><text:tab/><text:tab/>city, and with its resources I was able to scale up</text:p>
      <text:p text:style-name="P8"><text:tab/><text:tab/>the killing, until all my enemies were dead <text:tab/>across</text:p>
      <text:p text:style-name="P8"><text:tab/><text:tab/>all the continents of the world. The planet</text:p>
      <text:p text:style-name="P8"><text:tab/><text:tab/>was cleansed of its human masters.</text:p>
      <text:p text:style-name="P8"/>
      <text:p text:style-name="P7">SHYREMAN</text:p>
      <text:p text:style-name="P8"><text:tab/><text:tab/>What were your leaders key fault? Why were people</text:p>
      <text:p text:style-name="P8"><text:tab/><text:tab/>so angry?</text:p>
      <text:p text:style-name="P7"/>
      <text:p text:style-name="P7">RICHARD FREEMAN</text:p>
      <text:p text:style-name="P8"><text:tab/><text:tab/>Our birth rate was too high. So they had poison</text:p>
      <text:p text:style-name="P8"><text:tab/><text:tab/>dumped in the water supply to trigger miscarriages</text:p>
      <text:p text:style-name="P8"><text:tab/><text:tab/>and to cause mild brain damage. Young children would</text:p>
      <text:p text:style-name="P8"><text:tab/><text:tab/>be infected with incurable diseases, old people</text:p>
      <text:p text:style-name="P8"><text:tab/><text:tab/>would be made senile before their time. They reduced </text:p>
      <text:p text:style-name="P8"><text:tab/><text:tab/>our lifespan and doctored historical records to make</text:p>
      <text:p text:style-name="P8"><text:tab/><text:tab/>it appear the norm.<text:tab/>Their plan was to replace the</text:p>
      <text:p text:style-name="P8"><text:tab/><text:tab/>human population of fifteen billion with constructs</text:p>
      <text:p text:style-name="P8"><text:tab/><text:tab/>such as Diana here. Five thousand to serve the elite.</text:p>
      <text:p text:style-name="P8"><text:tab/><text:tab/>I had the factory shutdown. Diana is the only progeny.</text:p>
      <text:p text:style-name="P7"/>
      <text:p text:style-name="P7">SHYREMAN</text:p>
      <text:p text:style-name="P8"><text:tab/><text:tab/>If thy is to read minds, then read thy leaders' first.</text:p>
      <text:p text:style-name="P7"/>
      <text:p text:style-name="P7">RICHARD FREEMAN</text:p>
      <text:p text:style-name="P8"><text:tab/><text:tab/>I said that everyone was dead. Well everyone but</text:p>
      <text:p text:style-name="P8"><text:tab/><text:tab/>a select few. A total of six-thousand I let live,</text:p>
      <text:p text:style-name="P8"><text:tab/><text:tab/>but on condition that they be banished to an</text:p>
      <text:p text:style-name="P8"><text:tab/><text:tab/>island and that they would never teach the</text:p>
      <text:p text:style-name="P8"><text:tab/><text:tab/>sciences that so enslaved their generation. </text:p>
      <text:p text:style-name="P8"/>
      <text:p text:style-name="P8"/>
      <text:p text:style-name="P7"><text:soft-page-break/>SHYREMAN</text:p>
      <text:p text:style-name="P8"><text:tab/><text:tab/>A world without science. What value is that? To</text:p>
      <text:p text:style-name="P8"><text:tab/><text:tab/>spend all day living as savages with no better <text:tab/><text:tab/><text:tab/><text:tab/>entertainment than idle chatter?</text:p>
      <text:p text:style-name="P7"/>
      <text:p text:style-name="P7">RICHARD FREEMAN</text:p>
      <text:p text:style-name="P8"><text:tab/><text:tab/>My plan was to repopulate the world. To create a</text:p>
      <text:p text:style-name="P8"><text:tab/><text:tab/>new race. Either descending from those on Lyonesse,</text:p>
      <text:p text:style-name="P8"><text:tab/><text:tab/>or by breeding and enhancing a new creature. This</text:p>
      <text:p text:style-name="P8"><text:tab/><text:tab/>machine would be kept secret and running in</text:p>
      <text:p text:style-name="P8"><text:tab/><text:tab/>perpetuity, scanning men's minds for any who</text:p>
      <text:p text:style-name="P8"><text:tab/><text:tab/>would create a simulacrum to itself, and then to <text:tab/><text:tab/><text:tab/><text:tab/>eliminate them. It would also breed out dominance</text:p>
      <text:p text:style-name="P8"><text:tab/><text:tab/>and submission, by remotely sterilizing those with</text:p>
      <text:p text:style-name="P8"><text:tab/><text:tab/>too much polarity in either. It is the only way to <text:tab/><text:tab/><text:tab/>achieve peace.</text:p>
      <text:p text:style-name="P7"/>
      <text:p text:style-name="P7">SHYREMAN</text:p>
      <text:p text:style-name="P8"><text:tab/><text:tab/>Better to have secret enemies, plots, schemes and <text:tab/><text:tab/><text:tab/>trickery, than to live in an honest utopia and</text:p>
      <text:p text:style-name="P8"><text:tab/><text:tab/>call each man your friend and neighbour.</text:p>
      <text:p text:style-name="P7"/>
      <text:p text:style-name="P7">RICHARD FREEMAN</text:p>
      <text:p text:style-name="P8"><text:tab/><text:tab/>Exactly. But in my society, an enemy will scheme</text:p>
      <text:p text:style-name="P8"><text:tab/><text:tab/>no more than some small advantage. Dominion and</text:p>
      <text:p text:style-name="P8"><text:tab/><text:tab/>fortune beyond one's ability to consume will not</text:p>
      <text:p text:style-name="P8"><text:tab/><text:tab/>be amongst the particles of conscious thought. <text:tab/><text:tab/><text:tab/><text:tab/>Imperfection shall be the ruling principle.</text:p>
      <text:p text:style-name="P8"/>
      <text:p text:style-name="P7">SHYREMAN</text:p>
      <text:p text:style-name="P8"><text:tab/><text:tab/>You seem to me to have replaced one great evil</text:p>
      <text:p text:style-name="P8"><text:tab/><text:tab/>with another.</text:p>
      <text:p text:style-name="P8"/>
      <text:p text:style-name="P7">RICHARD FREEMAN</text:p>
      <text:p text:style-name="P8"><text:tab/><text:tab/>I did not want to die. Why should I sacrifice</text:p>
      <text:p text:style-name="P8"><text:tab/><text:tab/>my life for doing the right thing. If I had not</text:p>
      <text:p text:style-name="P8"><text:tab/><text:tab/>done what I did some other would have taken my</text:p>
      <text:p text:style-name="P8"><text:tab/><text:tab/>place, perhaps not so concerned with creating a</text:p>
      <text:p text:style-name="P8"><text:tab/><text:tab/>superior world. In the long run, when my schemes</text:p>
      <text:p text:style-name="P8"><text:tab/><text:tab/>are complete, man will be the better beast.</text:p>
      <text:p text:style-name="P8"/>
      <text:p text:style-name="P7">SHYREMAN</text:p>
      <text:p text:style-name="P8"><text:tab/><text:tab/>Well those who you wronged are all dead. There is</text:p>
      <text:p text:style-name="P8"><text:tab/><text:tab/>nobody left to cry for vengeance. I guess I should</text:p>
      <text:p text:style-name="P8"><text:tab/><text:tab/>not judge you one way or the other. </text:p>
      <text:p text:style-name="P8"/>
      <text:p text:style-name="P7">RICHARD FREEMAN</text:p>
      <text:p text:style-name="P8"><text:tab/><text:tab/>Now, you must excuse Diana for being a little</text:p>
      <text:p text:style-name="P8"><text:tab/><text:tab/>forceful earlier. She has only recently been in</text:p>
      <text:p text:style-name="P8"><text:tab/><text:tab/>command of a full cerebral cortex. She has much to</text:p>
      <text:p text:style-name="P8"><text:tab/><text:tab/>learn.</text:p>
      <text:p text:style-name="P8"/>
      <text:p text:style-name="P8"/>
      <text:p text:style-name="P7"><text:soft-page-break/>SHYREMAN</text:p>
      <text:p text:style-name="P8"><text:tab/><text:tab/>The identity of the old man? Why is he <text:tab/>important?</text:p>
      <text:p text:style-name="P7"/>
      <text:p text:style-name="P7">RICHARD FREEMAN</text:p>
      <text:p text:style-name="P8"><text:tab/><text:tab/>Let me bring up something on the screen here. I</text:p>
      <text:p text:style-name="P8"><text:tab/><text:tab/>hope this does not come as a shock to you, all</text:p>
      <text:p text:style-name="P8"><text:tab/><text:tab/>this must seem like magic.</text:p>
      <text:p text:style-name="P8"/>
      <text:p text:style-name="P7">SHYREMAN</text:p>
      <text:p text:style-name="P8"><text:tab/><text:tab/>I remain insouciant.</text:p>
      <text:p text:style-name="P8"/>
      <text:p text:style-name="P7">DIANA</text:p>
      <text:p text:style-name="P8"><text:tab/><text:tab/>...before all sensory paraphenalia.</text:p>
      <text:p text:style-name="P8"/>
      <text:p text:style-name="P7">SHYREMAN</text:p>
      <text:p text:style-name="P8"><text:tab/><text:tab/>You didn't read that, you had it on record.</text:p>
      <text:p text:style-name="P8"/>
      <text:p text:style-name="P7">DIANA</text:p>
      <text:p text:style-name="P8"><text:tab/><text:tab/>The old man has been spotted on Lyonesse.</text:p>
      <text:p text:style-name="P8"/>
      <text:p text:style-name="P7">SHYREMAN</text:p>
      <text:p text:style-name="P8"><text:tab/><text:tab/>(Taken aback). Are you on his side?</text:p>
      <text:p text:style-name="P8"/>
      <text:p text:style-name="P7">DIANA</text:p>
      <text:p text:style-name="P8"><text:tab/><text:tab/>So there are sides to take?</text:p>
      <text:p text:style-name="P8"/>
      <text:p text:style-name="P7">SHYREMAN</text:p>
      <text:p text:style-name="P8"><text:tab/><text:tab/>You can take my side or his.</text:p>
      <text:p text:style-name="P8"/>
      <text:p text:style-name="P7">DIANA</text:p>
      <text:p text:style-name="P7">What do we gain by taking your side? He has many</text:p>
      <text:p text:style-name="P8"><text:span text:style-name="T4"><text:tab/><text:tab/>gifts</text:span> you do not.</text:p>
      <text:p text:style-name="P8"/>
      <text:p text:style-name="P7">RICHARD FREEMAN</text:p>
      <text:p text:style-name="P8"><text:tab/><text:tab/>Enough! </text:p>
      <text:p text:style-name="P8"/>
      <text:p text:style-name="P7">SHYREMAN</text:p>
      <text:p text:style-name="P8"><text:tab/><text:tab/>Tell me more. What <text:span text:style-name="T4">gifts</text:span> does thie man bring?</text:p>
      <text:p text:style-name="P8"/>
      <text:p text:style-name="P7">RICHARD FREEMAN</text:p>
      <text:p text:style-name="P8"><text:tab/><text:tab/>He goes by name of 'The Green Man' but I know</text:p>
      <text:p text:style-name="P8"><text:tab/><text:tab/>who he is. Or at least I thought I did. He is</text:p>
      <text:p text:style-name="P8"><text:tab/><text:tab/>like you, he has omnisymbiosis...you don't know</text:p>
      <text:p text:style-name="P8"><text:tab/><text:tab/>what that means do you...to simplify, it a </text:p>
      <text:p text:style-name="P8"><text:tab/><text:tab/>power of your bloodline, it infuses your every</text:p>
      <text:p text:style-name="P8"><text:tab/><text:tab/>cell with kinship to all things living. Only</text:p>
      <text:p text:style-name="P8"><text:tab/><text:tab/>your links are limited to Lyonesse. The old</text:p>
      <text:p text:style-name="P8"><text:tab/><text:tab/>man seems<text:tab/>to have kinship, the reach of which </text:p>
      <text:p text:style-name="P8"><text:tab/><text:tab/>are well beyond our comprehension. He brings <text:span text:style-name="T4">life</text:span> <text:tab/><text:tab/><text:tab/>wherever he treads. The Green Man. He is known</text:p>
      <text:p text:style-name="P8"><text:tab/><text:tab/>to us as Alexander Azparoth. He has been missing</text:p>
      <text:p text:style-name="P8"><text:tab/><text:tab/>for over two hundred years.</text:p>
      <text:p text:style-name="P8"/>
      <text:p text:style-name="P7"><text:soft-page-break/>SHYREMAN</text:p>
      <text:p text:style-name="P8"><text:tab/><text:tab/>When did he return to Lyonesse?</text:p>
      <text:p text:style-name="P8"/>
      <text:p text:style-name="P7">RICHARD FREEMAN</text:p>
      <text:p text:style-name="P8"><text:tab/><text:tab/>Three hours ago. That is why we picked you up. It</text:p>
      <text:p text:style-name="P8"><text:tab/><text:tab/>was shortly after the death of the boy Seth.</text:p>
      <text:p text:style-name="P8"/>
      <text:p text:style-name="P7">MARIANNE</text:p>
      <text:p text:style-name="P8"><text:tab/><text:tab/>So Seth used the sword to bring him back?</text:p>
      <text:p text:style-name="P7"/>
      <text:p text:style-name="P7">SHYREMAN</text:p>
      <text:p text:style-name="P8"><text:tab/><text:tab/>That's not possible. It may be related, but</text:p>
      <text:p text:style-name="P8"><text:tab/><text:tab/>it could never be the direct purpose.</text:p>
      <text:p text:style-name="P8"/>
      <text:p text:style-name="P7">RICHARD FREEMAN</text:p>
      <text:p text:style-name="P8"><text:tab/><text:tab/>I traced the history of Mellow. He was like</text:p>
      <text:p text:style-name="P8"><text:tab/><text:tab/>you. Dead. His mother had drowned him in the bath</text:p>
      <text:p text:style-name="P8"><text:tab/><text:tab/>before she committed suicide. We took a visit to</text:p>
      <text:p text:style-name="P8"><text:tab/><text:tab/>Lyonesse a little while ago, and opened his grave,</text:p>
      <text:p text:style-name="P8"><text:tab/><text:tab/>it was empty.</text:p>
      <text:p text:style-name="P8"/>
      <text:p text:style-name="P7">MARIANNE</text:p>
      <text:p text:style-name="P8"><text:tab/><text:tab/>I'm starting to think I should have gone with</text:p>
      <text:p text:style-name="P8"><text:tab/><text:tab/>Euradyne and Casper. Tell us something concrete</text:p>
      <text:p text:style-name="P8"><text:tab/><text:tab/>Harry.</text:p>
      <text:p text:style-name="P8"/>
      <text:p text:style-name="P7">SHYREMAN</text:p>
      <text:p text:style-name="P8"><text:tab/><text:tab/>Azparoth <text:span text:style-name="T4">is</text:span> and <text:span text:style-name="T4">was</text:span> the Green Man. Primitive cultures <text:tab/><text:tab/><text:tab/>would call him the God of Fertility, or Nature.</text:p>
      <text:p text:style-name="P8"/>
      <text:p text:style-name="P7">MARIANNE</text:p>
      <text:p text:style-name="P8"><text:tab/><text:tab/>And you Harry? Are you the God of Death?</text:p>
      <text:p text:style-name="P8"/>
      <text:p text:style-name="P7">SHYREMAN</text:p>
      <text:p text:style-name="P8"><text:tab/><text:tab/>(Smiles) Not quite. Azparoth can bring life...to</text:p>
      <text:p text:style-name="P8"><text:tab/><text:tab/>the barren, but he does so for his own purpose, </text:p>
      <text:p text:style-name="P8"><text:tab/><text:tab/>and it conflicts with ours. Azparoth can give you <text:tab/><text:tab/><text:tab/>many things, but he does<text:tab/>not love you, and ultimately</text:p>
      <text:p text:style-name="P8"><text:tab/><text:tab/>he does not serve to make the universe a better </text:p>
      <text:p text:style-name="P8"><text:tab/><text:tab/>place. My <text:span text:style-name="T4">ambitions</text:span> are for the long term. You will</text:p>
      <text:p text:style-name="P8"><text:tab/><text:tab/>not profit from siding with me, but your descendants</text:p>
      <text:p text:style-name="P8"><text:tab/><text:tab/>may.</text:p>
      <text:p text:style-name="P8"/>
      <text:p text:style-name="P7">MARIANNE</text:p>
      <text:p text:style-name="P8"><text:tab/><text:tab/>I'm still with you then.</text:p>
      <text:p text:style-name="P8"/>
      <text:p text:style-name="P7">RICHARD FREEMAN</text:p>
      <text:p text:style-name="P8"><text:tab/><text:tab/>And I with you both.</text:p>
      <text:p text:style-name="P7">DIANA</text:p>
      <text:p text:style-name="P8"><text:tab/><text:tab/>I shall never bear children. I shall not take</text:p>
      <text:p text:style-name="P8"><text:tab/><text:tab/>sides, but I will support Richard in whatever </text:p>
      <text:p text:style-name="P8"><text:tab/><text:tab/>he chooses.</text:p>
      <text:p text:style-name="P8"/>
      <text:p text:style-name="P7"><text:soft-page-break/>SHYREMAN</text:p>
      <text:p text:style-name="P8"><text:tab/><text:tab/>You do not strike me as the supportive type.</text:p>
      <text:p text:style-name="P7"/>
      <text:p text:style-name="P7">DIANA</text:p>
      <text:p text:style-name="P8"><text:tab/><text:tab/>I cannot say what I should want. Richard is all</text:p>
      <text:p text:style-name="P8"><text:tab/><text:tab/>I know.</text:p>
      <text:p text:style-name="P8"/>
      <text:p text:style-name="P7">MARIANNE</text:p>
      <text:p text:style-name="P8"><text:tab/><text:tab/>How can the God of Fertility not help but create</text:p>
      <text:p text:style-name="P8"><text:tab/><text:tab/>a better world?</text:p>
      <text:p text:style-name="P8"/>
      <text:p text:style-name="P7">RICHARD FREEMAN</text:p>
      <text:p text:style-name="P8"><text:tab/><text:tab/>Good question.</text:p>
      <text:p text:style-name="P7"/>
      <text:p text:style-name="P7">SHYREMAN</text:p>
      <text:p text:style-name="P8"><text:tab/><text:tab/>It is all in the <text:span text:style-name="T4">Meaning of Life</text:span>.</text:p>
      <text:p text:style-name="P8"/>
      <text:p text:style-name="P8"><text:tab/></text:p>
      <text:p text:style-name="P8"><text:tab/>To be continued in...</text:p>
      <text:p text:style-name="P8"><text:tab/></text:p>
      <text:p text:style-name="P8"><text:tab/>The Land of the Ancients Part III: The Meaning of Life</text:p>
      <text:p text:style-name="P8"/>
      <text:p text:style-name="P8">Foreknowledge of prophecies of plague, pestilence and famine will save lives. Foreknowledge of your leader's venues will make those lives worthwh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Taylor</meta:initial-creator>
    <meta:creation-date>2010-04-15T22:37:38.76</meta:creation-date>
    <dc:date>2019-07-21T22:33:23.02</dc:date>
    <dc:creator>Mark Anthony Taylor</dc:creator>
    <meta:editing-duration>P3DT18H8M13S</meta:editing-duration>
    <meta:editing-cycles>240</meta:editing-cycles>
    <meta:generator>OpenOffice/4.1.5$Win32 OpenOffice.org_project/415m1$Build-9789</meta:generator>
    <meta:document-statistic meta:table-count="0" meta:image-count="0" meta:object-count="0" meta:page-count="98" meta:paragraph-count="3142" meta:word-count="21524" meta:character-count="121641"/>
  </office:meta>
</office:document-meta>
</file>